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ohit Devanagari" svg:font-family="'Lohit Devanagari'" style:font-pitch="variable"/>
    <style:font-face style:name="Source Han Sans CN Regular"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2" style:family="table">
      <style:table-properties style:width="6.7708in" fo:break-before="page" table:align="left" style:writing-mode="lr-tb"/>
    </style:style>
    <style:style style:name="Tabela2.A" style:family="table-column">
      <style:table-column-properties style:column-width="1.8882in"/>
    </style:style>
    <style:style style:name="Tabela2.B" style:family="table-column">
      <style:table-column-properties style:column-width="1.6535in"/>
    </style:style>
    <style:style style:name="Tabela2.D" style:family="table-column">
      <style:table-column-properties style:column-width="1.5757in"/>
    </style:style>
    <style:style style:name="Tabela2.1" style:family="table-row">
      <style:table-row-properties fo:keep-together="auto"/>
    </style:style>
    <style:style style:name="Tabela2.A1" style:family="table-cell">
      <style:table-cell-properties style:vertical-align="top" fo:padding="0in" fo:border-left="1pt solid #c0c0c0" fo:border-right="none" fo:border-top="1pt solid #c0c0c0" fo:border-bottom="1pt solid #c0c0c0" style:writing-mode="lr-tb"/>
    </style:style>
    <style:style style:name="Tabela2.D1" style:family="table-cell">
      <style:table-cell-properties style:vertical-align="top" fo:padding="0in" fo:border="1pt solid #c0c0c0" style:writing-mode="lr-tb"/>
    </style:style>
    <style:style style:name="Tabela3" style:family="table">
      <style:table-properties style:width="3.3021in" fo:margin-left="1.7396in" table:align="left" style:writing-mode="lr-tb"/>
    </style:style>
    <style:style style:name="Tabela3.A" style:family="table-column">
      <style:table-column-properties style:column-width="1.3438in"/>
    </style:style>
    <style:style style:name="Tabela3.B" style:family="table-column">
      <style:table-column-properties style:column-width="1.0938in"/>
    </style:style>
    <style:style style:name="Tabela3.C" style:family="table-column">
      <style:table-column-properties style:column-width="0.8646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4" style:family="table">
      <style:table-properties style:width="6.6979in" fo:margin-left="0in" table:align="left" style:writing-mode="lr-tb"/>
    </style:style>
    <style:style style:name="Tabela4.A" style:family="table-column">
      <style:table-column-properties style:column-width="0.5104in"/>
    </style:style>
    <style:style style:name="Tabela4.B" style:family="table-column">
      <style:table-column-properties style:column-width="0.7917in"/>
    </style:style>
    <style:style style:name="Tabela4.C" style:family="table-column">
      <style:table-column-properties style:column-width="0.9792in"/>
    </style:style>
    <style:style style:name="Tabela4.D" style:family="table-column">
      <style:table-column-properties style:column-width="0.4792in"/>
    </style:style>
    <style:style style:name="Tabela4.E" style:family="table-column">
      <style:table-column-properties style:column-width="0.7396in"/>
    </style:style>
    <style:style style:name="Tabela4.F" style:family="table-column">
      <style:table-column-properties style:column-width="0.4375in"/>
    </style:style>
    <style:style style:name="Tabela4.G" style:family="table-column">
      <style:table-column-properties style:column-width="0.3958in"/>
    </style:style>
    <style:style style:name="Tabela4.I" style:family="table-column">
      <style:table-column-properties style:column-width="0.4271in"/>
    </style:style>
    <style:style style:name="Tabela4.J" style:family="table-column">
      <style:table-column-properties style:column-width="0.7083in"/>
    </style:style>
    <style:style style:name="Tabela4.K" style:family="table-column">
      <style:table-column-properties style:column-width="0.8333in"/>
    </style:style>
    <style:style style:name="Tabela4.A1" style:family="table-cell">
      <style:table-cell-properties style:vertical-align="middle" fo:padding="0.0382in" fo:border-left="0.05pt solid #000000" fo:border-right="none" fo:border-top="0.05pt solid #000000" fo:border-bottom="0.05pt solid #000000"/>
    </style:style>
    <style:style style:name="Tabela4.F1" style:family="table-cell">
      <style:table-cell-properties fo:padding="0.0382in" fo:border-left="0.05pt solid #000000" fo:border-right="none" fo:border-top="0.05pt solid #000000" fo:border-bottom="0.05pt solid #000000"/>
    </style:style>
    <style:style style:name="Tabela4.K1" style:family="table-cell">
      <style:table-cell-properties style:vertical-align="middle" fo:padding="0.0382in" fo:border="0.05pt solid #000000"/>
    </style:style>
    <style:style style:name="Tabela4.F2" style:family="table-cell">
      <style:table-cell-properties fo:padding="0.0382in" fo:border-left="0.05pt solid #000000" fo:border-right="none" fo:border-top="none" fo:border-bottom="0.05pt solid #000000"/>
    </style:style>
    <style:style style:name="Tabela4.A3" style:family="table-cell">
      <style:table-cell-properties fo:padding="0.0382in" fo:border-left="0.05pt solid #000000" fo:border-right="none" fo:border-top="none" fo:border-bottom="0.05pt solid #000000"/>
    </style:style>
    <style:style style:name="Tabela4.B3" style:family="table-cell">
      <style:table-cell-properties fo:padding="0.0382in" fo:border-left="0.05pt solid #000000" fo:border-right="none" fo:border-top="none" fo:border-bottom="0.05pt solid #000000"/>
    </style:style>
    <style:style style:name="Tabela4.C3" style:family="table-cell">
      <style:table-cell-properties fo:padding="0.0382in" fo:border-left="0.05pt solid #000000" fo:border-right="none" fo:border-top="none" fo:border-bottom="0.05pt solid #000000"/>
    </style:style>
    <style:style style:name="Tabela4.D3" style:family="table-cell">
      <style:table-cell-properties style:vertical-align="middle" fo:padding="0.0382in" fo:border-left="0.05pt solid #000000" fo:border-right="none" fo:border-top="none" fo:border-bottom="0.05pt solid #000000"/>
    </style:style>
    <style:style style:name="Tabela4.I3" style:family="table-cell" style:data-style-name="N0">
      <style:table-cell-properties style:vertical-align="middle" fo:padding="0.0382in" fo:border-left="0.05pt solid #000000" fo:border-right="none" fo:border-top="none" fo:border-bottom="0.05pt solid #000000"/>
    </style:style>
    <style:style style:name="Tabela4.K3" style:family="table-cell">
      <style:table-cell-properties style:vertical-align="middle" fo:padding="0.0382in" fo:border-left="0.05pt solid #000000" fo:border-right="0.05pt solid #000000" fo:border-top="none" fo:border-bottom="0.05pt solid #000000"/>
    </style:style>
    <style:style style:name="Tabela4.A4" style:family="table-cell">
      <style:table-cell-properties fo:padding="0.0382in" fo:border-left="0.05pt solid #000000" fo:border-right="none" fo:border-top="none" fo:border-bottom="0.05pt solid #000000"/>
    </style:style>
    <style:style style:name="Tabela4.B4" style:family="table-cell">
      <style:table-cell-properties fo:padding="0.0382in" fo:border-left="0.05pt solid #000000" fo:border-right="none" fo:border-top="none" fo:border-bottom="0.05pt solid #000000"/>
    </style:style>
    <style:style style:name="Tabela4.C4" style:family="table-cell">
      <style:table-cell-properties fo:padding="0.0382in" fo:border-left="0.05pt solid #000000" fo:border-right="none" fo:border-top="none" fo:border-bottom="0.05pt solid #000000"/>
    </style:style>
    <style:style style:name="Tabela4.K4" style:family="table-cell">
      <style:table-cell-properties style:vertical-align="middle" fo:padding="0.0382in" fo:border-left="0.05pt solid #000000" fo:border-right="0.05pt solid #000000" fo:border-top="none" fo:border-bottom="0.05pt solid #000000"/>
    </style:style>
    <style:style style:name="Tabela4.A5" style:family="table-cell">
      <style:table-cell-properties fo:padding="0.0382in" fo:border-left="0.05pt solid #000000" fo:border-right="none" fo:border-top="none" fo:border-bottom="0.05pt solid #000000"/>
    </style:style>
    <style:style style:name="Tabela4.B5" style:family="table-cell">
      <style:table-cell-properties fo:padding="0.0382in" fo:border-left="0.05pt solid #000000" fo:border-right="none" fo:border-top="none" fo:border-bottom="0.05pt solid #000000"/>
    </style:style>
    <style:style style:name="Tabela4.C5" style:family="table-cell">
      <style:table-cell-properties fo:padding="0.0382in" fo:border-left="0.05pt solid #000000" fo:border-right="none" fo:border-top="none" fo:border-bottom="0.05pt solid #000000"/>
    </style:style>
    <style:style style:name="Tabela4.K5" style:family="table-cell">
      <style:table-cell-properties style:vertical-align="middle" fo:padding="0.0382in" fo:border-left="0.05pt solid #000000" fo:border-right="0.05pt solid #000000" fo:border-top="none" fo:border-bottom="0.05pt solid #000000"/>
    </style:style>
    <style:style style:name="Tabela4.A6" style:family="table-cell">
      <style:table-cell-properties fo:padding="0.0382in" fo:border-left="0.05pt solid #000000" fo:border-right="none" fo:border-top="none" fo:border-bottom="0.05pt solid #000000"/>
    </style:style>
    <style:style style:name="Tabela4.B6" style:family="table-cell">
      <style:table-cell-properties fo:padding="0.0382in" fo:border-left="0.05pt solid #000000" fo:border-right="none" fo:border-top="none" fo:border-bottom="0.05pt solid #000000"/>
    </style:style>
    <style:style style:name="Tabela4.C6" style:family="table-cell">
      <style:table-cell-properties fo:padding="0.0382in" fo:border-left="0.05pt solid #000000" fo:border-right="none" fo:border-top="none" fo:border-bottom="0.05pt solid #000000"/>
    </style:style>
    <style:style style:name="Tabela4.K6" style:family="table-cell">
      <style:table-cell-properties style:vertical-align="middle" fo:padding="0.0382in" fo:border-left="0.05pt solid #000000" fo:border-right="0.05pt solid #000000" fo:border-top="none" fo:border-bottom="0.05pt solid #000000"/>
    </style:style>
    <style:style style:name="Tabela4.A7" style:family="table-cell">
      <style:table-cell-properties fo:padding="0.0382in" fo:border-left="0.05pt solid #000000" fo:border-right="none" fo:border-top="none" fo:border-bottom="0.05pt solid #000000"/>
    </style:style>
    <style:style style:name="Tabela4.B7" style:family="table-cell">
      <style:table-cell-properties fo:padding="0.0382in" fo:border-left="0.05pt solid #000000" fo:border-right="none" fo:border-top="none" fo:border-bottom="0.05pt solid #000000"/>
    </style:style>
    <style:style style:name="Tabela4.C7" style:family="table-cell">
      <style:table-cell-properties fo:padding="0.0382in" fo:border-left="0.05pt solid #000000" fo:border-right="none" fo:border-top="none" fo:border-bottom="0.05pt solid #000000"/>
    </style:style>
    <style:style style:name="Tabela4.K7" style:family="table-cell">
      <style:table-cell-properties style:vertical-align="middle" fo:padding="0.0382in" fo:border-left="0.05pt solid #000000" fo:border-right="0.05pt solid #000000" fo:border-top="none" fo:border-bottom="0.05pt solid #000000"/>
    </style:style>
    <style:style style:name="Tabela4.A8" style:family="table-cell">
      <style:table-cell-properties fo:padding="0.0382in" fo:border-left="0.05pt solid #000000" fo:border-right="none" fo:border-top="none" fo:border-bottom="0.05pt solid #000000"/>
    </style:style>
    <style:style style:name="Tabela4.B8" style:family="table-cell">
      <style:table-cell-properties fo:padding="0.0382in" fo:border-left="0.05pt solid #000000" fo:border-right="none" fo:border-top="none" fo:border-bottom="0.05pt solid #000000"/>
    </style:style>
    <style:style style:name="Tabela4.C8" style:family="table-cell">
      <style:table-cell-properties fo:padding="0.0382in" fo:border-left="0.05pt solid #000000" fo:border-right="none" fo:border-top="none" fo:border-bottom="0.05pt solid #000000"/>
    </style:style>
    <style:style style:name="Tabela4.K8" style:family="table-cell">
      <style:table-cell-properties style:vertical-align="middle" fo:padding="0.0382in" fo:border-left="0.05pt solid #000000" fo:border-right="0.05pt solid #000000" fo:border-top="none" fo:border-bottom="0.05pt solid #000000"/>
    </style:style>
    <style:style style:name="Tabela4.A9" style:family="table-cell">
      <style:table-cell-properties fo:padding="0.0382in" fo:border-left="0.05pt solid #000000" fo:border-right="none" fo:border-top="none" fo:border-bottom="0.05pt solid #000000"/>
    </style:style>
    <style:style style:name="Tabela4.B9" style:family="table-cell">
      <style:table-cell-properties fo:padding="0.0382in" fo:border-left="0.05pt solid #000000" fo:border-right="none" fo:border-top="none" fo:border-bottom="0.05pt solid #000000"/>
    </style:style>
    <style:style style:name="Tabela4.C9" style:family="table-cell">
      <style:table-cell-properties fo:padding="0.0382in" fo:border-left="0.05pt solid #000000" fo:border-right="none" fo:border-top="none" fo:border-bottom="0.05pt solid #000000"/>
    </style:style>
    <style:style style:name="Tabela4.K9" style:family="table-cell">
      <style:table-cell-properties style:vertical-align="middle" fo:padding="0.0382in" fo:border-left="0.05pt solid #000000" fo:border-right="0.05pt solid #000000" fo:border-top="none" fo:border-bottom="0.05pt solid #000000"/>
    </style:style>
    <style:style style:name="Tabela4.A10" style:family="table-cell">
      <style:table-cell-properties fo:padding="0.0382in" fo:border-left="0.05pt solid #000000" fo:border-right="none" fo:border-top="none" fo:border-bottom="0.05pt solid #000000"/>
    </style:style>
    <style:style style:name="Tabela4.B10" style:family="table-cell">
      <style:table-cell-properties fo:padding="0.0382in" fo:border-left="0.05pt solid #000000" fo:border-right="none" fo:border-top="none" fo:border-bottom="0.05pt solid #000000"/>
    </style:style>
    <style:style style:name="Tabela4.C10" style:family="table-cell">
      <style:table-cell-properties fo:padding="0.0382in" fo:border-left="0.05pt solid #000000" fo:border-right="none" fo:border-top="none" fo:border-bottom="0.05pt solid #000000"/>
    </style:style>
    <style:style style:name="Tabela4.K10"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line-height="115%" fo:text-align="justify" style:justify-single-word="false"/>
      <style:text-properties style:font-name="Liberation Serif" fo:font-size="12pt" fo:language="pt" fo:country="BR" fo:font-weight="bold" officeooo:rsid="003366c5" style:font-size-asian="12pt" style:font-weight-asian="bold" style:font-name-complex="Liberation Serif1" style:font-size-complex="12pt"/>
    </style:style>
    <style:style style:name="P2" style:family="paragraph" style:parent-style-name="Standard">
      <style:paragraph-properties fo:line-height="115%" fo:text-align="justify" style:justify-single-word="false"/>
      <style:text-properties style:font-name="Liberation Serif" fo:font-size="12pt" fo:language="pt" fo:country="BR" fo:font-weight="bold" officeooo:rsid="003366c5" officeooo:paragraph-rsid="003366c5" style:font-size-asian="12pt" style:font-weight-asian="bold" style:font-name-complex="Liberation Serif1" style:font-size-complex="12pt"/>
    </style:style>
    <style:style style:name="P3" style:family="paragraph" style:parent-style-name="Standard">
      <style:paragraph-properties fo:line-height="115%" fo:text-align="justify" style:justify-single-word="false"/>
      <style:text-properties style:font-name="Liberation Serif" fo:font-size="12pt" fo:language="pt" fo:country="BR" fo:font-weight="bold" style:font-size-asian="12pt" style:font-weight-asian="bold" style:font-name-complex="Liberation Serif1" style:font-size-complex="12pt" style:font-weight-complex="bold"/>
    </style:style>
    <style:style style:name="P4" style:family="paragraph" style:parent-style-name="Standard">
      <style:paragraph-properties fo:line-height="115%" fo:text-align="justify" style:justify-single-word="false" style:snap-to-layout-grid="false"/>
      <style:text-properties style:font-name="Liberation Serif" fo:font-size="12pt" fo:language="pt" fo:country="BR" fo:font-weight="bold" officeooo:paragraph-rsid="00aebc7b" style:font-size-asian="12pt" style:font-weight-asian="bold" style:font-name-complex="Liberation Serif1" style:font-size-complex="12pt" style:font-weight-complex="bold"/>
    </style:style>
    <style:style style:name="P5" style:family="paragraph" style:parent-style-name="Standard">
      <style:paragraph-properties fo:line-height="115%" fo:text-align="justify" style:justify-single-word="false"/>
      <style:text-properties style:font-name="Liberation Serif" fo:font-size="12pt" fo:language="pt" fo:country="BR" fo:font-weight="bold" officeooo:rsid="00caaac9" officeooo:paragraph-rsid="00caaac9" style:font-size-asian="12pt" style:font-weight-asian="bold" style:font-name-complex="Liberation Serif1" style:font-size-complex="12pt" style:font-weight-complex="bold"/>
    </style:style>
    <style:style style:name="P6" style:family="paragraph" style:parent-style-name="Standard">
      <style:paragraph-properties fo:line-height="115%" fo:text-align="justify" style:justify-single-word="false"/>
      <style:text-properties style:font-name="Liberation Serif" fo:font-size="12pt" fo:language="pt" fo:country="BR" fo:font-weight="bold" style:font-size-asian="12pt" style:font-weight-asian="bold" style:font-name-complex="Liberation Serif1" style:font-size-complex="12pt"/>
    </style:style>
    <style:style style:name="P7" style:family="paragraph" style:parent-style-name="Standard">
      <style:paragraph-properties fo:line-height="115%"/>
      <style:text-properties style:font-name="Liberation Serif" fo:font-size="12pt" fo:language="pt" fo:country="BR" fo:font-weight="bold" style:font-size-asian="12pt" style:font-weight-asian="bold" style:font-size-complex="12pt" style:font-weight-complex="bold"/>
    </style:style>
    <style:style style:name="P8" style:family="paragraph" style:parent-style-name="Standard">
      <style:paragraph-properties fo:line-height="115%"/>
      <style:text-properties style:font-name="Liberation Serif" fo:font-size="12pt" fo:language="pt" fo:country="BR" style:font-size-asian="12pt" style:font-size-complex="12pt"/>
    </style:style>
    <style:style style:name="P9" style:family="paragraph" style:parent-style-name="Standard">
      <style:paragraph-properties fo:line-height="115%" fo:text-align="justify" style:justify-single-word="false"/>
      <style:text-properties style:font-name="Liberation Serif" fo:font-size="12pt" fo:language="pt" fo:country="BR" style:font-size-asian="12pt" style:font-size-complex="12pt"/>
    </style:style>
    <style:style style:name="P10" style:family="paragraph" style:parent-style-name="Standard">
      <style:paragraph-properties fo:line-height="115%" fo:text-align="justify" style:justify-single-word="false"/>
      <style:text-properties style:font-name="Liberation Serif" fo:font-size="12pt" fo:language="pt" fo:country="BR" officeooo:paragraph-rsid="00ee7c04" style:font-size-asian="12pt" style:font-size-complex="12pt"/>
    </style:style>
    <style:style style:name="P11" style:family="paragraph" style:parent-style-name="Standard">
      <style:paragraph-properties fo:line-height="115%" fo:text-align="justify" style:justify-single-word="false"/>
      <style:text-properties style:font-name="Liberation Serif" fo:font-size="12pt" fo:language="pt" fo:country="BR" style:font-size-asian="12pt" style:font-name-complex="Liberation Serif1" style:font-size-complex="12pt"/>
    </style:style>
    <style:style style:name="P12" style:family="paragraph" style:parent-style-name="Standard">
      <style:paragraph-properties fo:line-height="115%" fo:text-align="justify" style:justify-single-word="false" style:snap-to-layout-grid="false"/>
      <style:text-properties style:font-name="Liberation Serif" fo:font-size="12pt" fo:language="pt" fo:country="BR" style:font-size-asian="12pt" style:font-name-complex="Liberation Serif1" style:font-size-complex="12pt"/>
    </style:style>
    <style:style style:name="P13" style:family="paragraph" style:parent-style-name="Standard">
      <style:paragraph-properties fo:line-height="115%" fo:text-align="justify" style:justify-single-word="false"/>
      <style:text-properties style:font-name="Liberation Serif" fo:font-size="12pt" fo:language="pt" fo:country="BR" officeooo:paragraph-rsid="00e9ac25" style:font-size-asian="12pt" style:font-name-complex="Liberation Serif1" style:font-size-complex="12pt"/>
    </style:style>
    <style:style style:name="P14" style:family="paragraph" style:parent-style-name="Standard">
      <style:paragraph-properties fo:line-height="115%" fo:text-align="start" style:justify-single-word="false" style:snap-to-layout-grid="false"/>
      <style:text-properties style:font-name="Liberation Serif" fo:font-size="12pt" fo:language="pt" fo:country="BR" officeooo:paragraph-rsid="00aebc7b" style:font-size-asian="12pt" style:font-name-complex="Liberation Serif1" style:font-size-complex="12pt"/>
    </style:style>
    <style:style style:name="P15" style:family="paragraph" style:parent-style-name="Standard">
      <style:paragraph-properties fo:line-height="115%" fo:text-align="justify" style:justify-single-word="false"/>
      <style:text-properties style:font-name="Liberation Serif" fo:font-size="12pt" fo:language="pt" fo:country="BR" officeooo:rsid="003e2783" officeooo:paragraph-rsid="003e2783" style:font-size-asian="12pt" style:font-name-complex="Liberation Serif1" style:font-size-complex="12pt"/>
    </style:style>
    <style:style style:name="P16" style:family="paragraph" style:parent-style-name="Standard">
      <style:paragraph-properties fo:line-height="115%" fo:text-align="justify" style:justify-single-word="false"/>
      <style:text-properties style:font-name="Liberation Serif" fo:font-size="12pt" fo:language="pt" fo:country="BR" officeooo:rsid="0072904a" officeooo:paragraph-rsid="0072904a" style:font-size-asian="12pt" style:font-name-complex="Liberation Serif1" style:font-size-complex="12pt"/>
    </style:style>
    <style:style style:name="P17" style:family="paragraph" style:parent-style-name="Standard">
      <style:paragraph-properties fo:line-height="115%" fo:text-align="justify" style:justify-single-word="false"/>
      <style:text-properties style:font-name="Liberation Serif" fo:font-size="12pt" fo:language="pt" fo:country="BR" officeooo:rsid="008faac7" officeooo:paragraph-rsid="008faac7" style:font-size-asian="12pt" style:font-name-complex="Liberation Serif1" style:font-size-complex="12pt"/>
    </style:style>
    <style:style style:name="P18" style:family="paragraph" style:parent-style-name="Standard">
      <style:paragraph-properties fo:line-height="115%" fo:text-align="center" style:justify-single-word="false"/>
      <style:text-properties style:font-name="Liberation Serif" fo:font-size="12pt" fo:language="pt" fo:country="BR" officeooo:rsid="008faac7" officeooo:paragraph-rsid="00919f4e" style:font-size-asian="12pt" style:font-name-complex="Liberation Serif1" style:font-size-complex="12pt"/>
    </style:style>
    <style:style style:name="P19" style:family="paragraph" style:parent-style-name="Standard">
      <style:paragraph-properties fo:line-height="115%" fo:text-align="end" style:justify-single-word="false"/>
      <style:text-properties style:font-name="Liberation Serif" fo:font-size="12pt" fo:language="pt" fo:country="BR" officeooo:rsid="008faac7" officeooo:paragraph-rsid="008faac7" style:font-size-asian="12pt" style:font-name-complex="Liberation Serif1" style:font-size-complex="12pt"/>
    </style:style>
    <style:style style:name="P20" style:family="paragraph" style:parent-style-name="Standard">
      <style:paragraph-properties fo:line-height="115%" fo:text-align="justify" style:justify-single-word="false" style:snap-to-layout-grid="false"/>
      <style:text-properties style:font-name="Liberation Serif" fo:font-size="12pt" fo:language="pt" fo:country="BR" officeooo:rsid="00aebc7b" officeooo:paragraph-rsid="00aebc7b" style:font-size-asian="12pt" style:font-name-complex="Liberation Serif1" style:font-size-complex="12pt"/>
    </style:style>
    <style:style style:name="P21" style:family="paragraph" style:parent-style-name="Standard">
      <style:paragraph-properties fo:line-height="115%" fo:text-align="start" style:justify-single-word="false" style:snap-to-layout-grid="false"/>
      <style:text-properties style:font-name="Liberation Serif" fo:font-size="12pt" fo:language="pt" fo:country="BR" officeooo:rsid="00aebc7b" officeooo:paragraph-rsid="00aebc7b" style:font-size-asian="12pt" style:font-name-complex="Liberation Serif1" style:font-size-complex="12pt"/>
    </style:style>
    <style:style style:name="P22" style:family="paragraph" style:parent-style-name="Standard">
      <style:paragraph-properties fo:line-height="115%" fo:text-align="end" style:justify-single-word="false"/>
      <style:text-properties style:font-name="Liberation Serif" fo:font-size="12pt" fo:language="pt" fo:country="BR" officeooo:rsid="00af5851" officeooo:paragraph-rsid="00af5851" style:font-size-asian="12pt" style:font-name-complex="Liberation Serif1" style:font-size-complex="12pt"/>
    </style:style>
    <style:style style:name="P23" style:family="paragraph" style:parent-style-name="Standard">
      <style:paragraph-properties fo:line-height="115%" fo:text-align="justify" style:justify-single-word="false"/>
      <style:text-properties style:font-name="Liberation Serif" fo:font-size="12pt" fo:language="pt" fo:country="BR" fo:font-weight="normal" style:font-size-asian="12pt" style:font-weight-asian="normal" style:font-name-complex="Liberation Serif1" style:font-size-complex="12pt" style:font-weight-complex="normal"/>
    </style:style>
    <style:style style:name="P24" style:family="paragraph" style:parent-style-name="Standard">
      <style:paragraph-properties fo:line-height="115%" fo:text-align="start" style:justify-single-word="false" style:snap-to-layout-grid="false"/>
      <style:text-properties style:font-name="Liberation Serif" fo:font-size="12pt" fo:language="pt" fo:country="BR" fo:font-weight="normal" officeooo:paragraph-rsid="00aebc7b" style:font-size-asian="12pt" style:font-weight-asian="normal" style:font-name-complex="Liberation Serif1" style:font-size-complex="12pt" style:font-weight-complex="normal"/>
    </style:style>
    <style:style style:name="P25" style:family="paragraph" style:parent-style-name="Standard">
      <style:paragraph-properties fo:line-height="115%" fo:text-align="justify" style:justify-single-word="false"/>
      <style:text-properties style:font-name="Liberation Serif" fo:font-size="12pt" fo:language="pt" fo:country="BR" fo:font-weight="normal" officeooo:rsid="00dabdc6" officeooo:paragraph-rsid="00dabdc6" style:font-size-asian="12pt" style:font-weight-asian="normal" style:font-name-complex="Liberation Serif1" style:font-size-complex="12pt" style:font-weight-complex="normal"/>
    </style:style>
    <style:style style:name="P26" style:family="paragraph" style:parent-style-name="Standard">
      <style:paragraph-properties fo:line-height="115%" fo:text-align="justify" style:justify-single-word="false"/>
      <style:text-properties style:font-name="Liberation Serif" fo:font-size="12pt" fo:language="pt" fo:country="BR" fo:font-weight="normal" officeooo:rsid="00dc8b3b" officeooo:paragraph-rsid="00dc8b3b" style:font-size-asian="12pt" style:font-weight-asian="normal" style:font-name-complex="Liberation Serif1" style:font-size-complex="12pt" style:font-weight-complex="normal"/>
    </style:style>
    <style:style style:name="P27" style:family="paragraph" style:parent-style-name="Standard">
      <style:paragraph-properties fo:line-height="115%" fo:text-align="justify" style:justify-single-word="false"/>
      <style:text-properties style:font-name="Liberation Serif" fo:font-size="12pt" fo:language="pt" fo:country="BR" fo:font-weight="normal" officeooo:rsid="00dc8b3b" officeooo:paragraph-rsid="00e4a8a2" style:font-size-asian="12pt" style:font-weight-asian="normal" style:font-name-complex="Liberation Serif1" style:font-size-complex="12pt" style:font-weight-complex="normal"/>
    </style:style>
    <style:style style:name="P28"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Liberation Serif" fo:font-size="12pt" fo:language="pt" fo:country="BR" fo:font-style="normal" style:text-underline-style="none" fo:font-weight="normal" style:text-blinking="false" fo:background-color="transparent" style:font-size-asian="12pt" style:font-size-complex="12pt"/>
    </style:style>
    <style:style style:name="P29" style:family="paragraph" style:parent-style-name="Standard">
      <style:paragraph-properties fo:line-height="115%" fo:text-align="start" style:justify-single-word="false"/>
      <style:text-properties fo:language="pt" fo:country="BR"/>
    </style:style>
    <style:style style:name="P30" style:family="paragraph" style:parent-style-name="Standard">
      <style:paragraph-properties fo:line-height="115%" fo:text-align="justify" style:justify-single-word="false"/>
      <style:text-properties officeooo:paragraph-rsid="003cfc66"/>
    </style:style>
    <style:style style:name="P31" style:family="paragraph" style:parent-style-name="Standard">
      <style:text-properties officeooo:paragraph-rsid="010652e2"/>
    </style:style>
    <style:style style:name="P32" style:family="paragraph" style:parent-style-name="Standard">
      <style:text-properties officeooo:paragraph-rsid="010a330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bold" officeooo:rsid="0130a8f9" officeooo:paragraph-rsid="0130a8f9" style:font-weight-asian="bold" style:font-weight-complex="bold"/>
    </style:style>
    <style:style style:name="P35" style:family="paragraph" style:parent-style-name="Standard">
      <style:paragraph-properties fo:text-align="justify" style:justify-single-word="false"/>
      <style:text-properties fo:font-weight="bold" officeooo:rsid="0130a8f9" officeooo:paragraph-rsid="0130a8f9" style:font-weight-asian="bold" style:font-weight-complex="bold"/>
    </style:style>
    <style:style style:name="P36" style:family="paragraph" style:parent-style-name="Standard">
      <style:paragraph-properties fo:text-align="center" style:justify-single-word="false"/>
      <style:text-properties fo:font-weight="bold" officeooo:rsid="0134f205" officeooo:paragraph-rsid="0134f205" style:font-weight-asian="bold" style:font-weight-complex="bold"/>
    </style:style>
    <style:style style:name="P37" style:family="paragraph" style:parent-style-name="Standard">
      <style:paragraph-properties fo:text-align="justify" style:justify-single-word="false"/>
      <style:text-properties fo:font-weight="bold" officeooo:rsid="01575ba1" officeooo:paragraph-rsid="01575ba1" style:font-weight-asian="bold" style:font-weight-complex="bold"/>
    </style:style>
    <style:style style:name="P38" style:family="paragraph" style:parent-style-name="Standard">
      <style:text-properties officeooo:paragraph-rsid="010d2383"/>
    </style:style>
    <style:style style:name="P39" style:family="paragraph" style:parent-style-name="Standard">
      <style:text-properties fo:font-weight="normal" officeooo:rsid="0130a8f9" officeooo:paragraph-rsid="0130a8f9" style:font-weight-asian="normal" style:font-weight-complex="normal"/>
    </style:style>
    <style:style style:name="P40" style:family="paragraph" style:parent-style-name="Standard">
      <style:paragraph-properties fo:text-align="justify" style:justify-single-word="false"/>
      <style:text-properties fo:font-weight="normal" officeooo:rsid="0130a8f9" officeooo:paragraph-rsid="0130a8f9" style:font-weight-asian="normal" style:font-weight-complex="normal"/>
    </style:style>
    <style:style style:name="P41" style:family="paragraph" style:parent-style-name="Standard">
      <style:paragraph-properties fo:text-align="justify" style:justify-single-word="false"/>
      <style:text-properties fo:font-weight="normal" officeooo:rsid="0130a8f9" officeooo:paragraph-rsid="01575ba1" style:font-weight-asian="normal" style:font-weight-complex="normal"/>
    </style:style>
    <style:style style:name="P42" style:family="paragraph" style:parent-style-name="Standard">
      <style:text-properties fo:font-weight="normal" officeooo:rsid="0132ea7b" officeooo:paragraph-rsid="0132ea7b" style:font-weight-asian="normal" style:font-weight-complex="normal"/>
    </style:style>
    <style:style style:name="P43" style:family="paragraph" style:parent-style-name="Standard">
      <style:paragraph-properties fo:text-align="center" style:justify-single-word="false"/>
      <style:text-properties fo:font-weight="normal" officeooo:rsid="0134f205" officeooo:paragraph-rsid="0134f205" style:font-weight-asian="normal" style:font-weight-complex="normal"/>
    </style:style>
    <style:style style:name="P44" style:family="paragraph" style:parent-style-name="Standard">
      <style:paragraph-properties fo:text-align="justify" style:justify-single-word="false"/>
      <style:text-properties fo:font-weight="normal" officeooo:rsid="01575ba1" officeooo:paragraph-rsid="01575ba1" style:font-weight-asian="normal" style:font-weight-complex="normal"/>
    </style:style>
    <style:style style:name="P45" style:family="paragraph" style:parent-style-name="Standard">
      <style:paragraph-properties fo:text-align="justify" style:justify-single-word="false"/>
      <style:text-properties fo:font-weight="normal" officeooo:rsid="01588c57" officeooo:paragraph-rsid="01588c57" style:font-weight-asian="normal" style:font-weight-complex="normal"/>
    </style:style>
    <style:style style:name="P46" style:family="paragraph" style:parent-style-name="Standard">
      <style:paragraph-properties fo:text-align="justify" style:justify-single-word="false"/>
      <style:text-properties fo:font-weight="normal" officeooo:rsid="01588c57" officeooo:paragraph-rsid="015d2d99" style:font-weight-asian="normal" style:font-weight-complex="normal"/>
    </style:style>
    <style:style style:name="P47" style:family="paragraph" style:parent-style-name="Standard">
      <style:text-properties officeooo:rsid="0130a8f9" officeooo:paragraph-rsid="0130a8f9"/>
    </style:style>
    <style:style style:name="P48" style:family="paragraph" style:parent-style-name="Standard">
      <style:text-properties officeooo:rsid="01319cf9" officeooo:paragraph-rsid="01319cf9"/>
    </style:style>
    <style:style style:name="P49" style:family="paragraph" style:parent-style-name="Standard">
      <style:text-properties officeooo:paragraph-rsid="0141e94c"/>
    </style:style>
    <style:style style:name="P50" style:family="paragraph" style:parent-style-name="Text_20_body">
      <style:paragraph-properties fo:line-height="115%"/>
      <style:text-properties style:font-name="Liberation Serif" fo:font-size="12pt" fo:language="pt" fo:country="BR" officeooo:rsid="00eb7343" officeooo:paragraph-rsid="00ec31ae" style:font-size-asian="12pt" style:font-name-complex="Liberation Serif1" style:font-size-complex="12pt"/>
    </style:style>
    <style:style style:name="P51" style:family="paragraph" style:parent-style-name="Text_20_body">
      <style:text-properties style:font-name="Liberation Serif" fo:font-size="12pt" fo:language="pt" fo:country="BR" fo:font-weight="normal" officeooo:rsid="00cc0c13" officeooo:paragraph-rsid="00a2ad24" style:font-size-asian="12pt" style:font-weight-asian="normal" style:font-name-complex="Liberation Serif1" style:font-size-complex="12pt" style:font-weight-complex="normal"/>
    </style:style>
    <style:style style:name="P52" style:family="paragraph" style:parent-style-name="Text_20_body">
      <style:paragraph-properties fo:line-height="115%"/>
      <style:text-properties fo:language="pt" fo:country="BR"/>
    </style:style>
    <style:style style:name="P53" style:family="paragraph" style:parent-style-name="Text_20_body">
      <style:paragraph-properties fo:line-height="115%"/>
      <style:text-properties fo:language="pt" fo:country="BR" officeooo:rsid="00a9b187"/>
    </style:style>
    <style:style style:name="P54" style:family="paragraph" style:parent-style-name="Text_20_body">
      <style:paragraph-properties fo:line-height="115%"/>
      <style:text-properties fo:language="pt" fo:country="BR" officeooo:rsid="00abaf57"/>
    </style:style>
    <style:style style:name="P55" style:family="paragraph" style:parent-style-name="Text_20_body">
      <style:paragraph-properties fo:line-height="115%"/>
      <style:text-properties fo:language="pt" fo:country="BR" officeooo:rsid="00acbc44"/>
    </style:style>
    <style:style style:name="P56" style:family="paragraph" style:parent-style-name="Text_20_body">
      <style:paragraph-properties fo:line-height="115%"/>
      <style:text-properties fo:language="pt" fo:country="BR" officeooo:rsid="00badf51"/>
    </style:style>
    <style:style style:name="P57" style:family="paragraph" style:parent-style-name="Text_20_body">
      <style:paragraph-properties fo:line-height="115%"/>
      <style:text-properties fo:language="pt" fo:country="BR" officeooo:rsid="00bf847f"/>
    </style:style>
    <style:style style:name="P58" style:family="paragraph" style:parent-style-name="Text_20_body">
      <style:paragraph-properties fo:line-height="115%"/>
      <style:text-properties fo:language="pt" fo:country="BR" officeooo:rsid="00cc0b3e"/>
    </style:style>
    <style:style style:name="P59" style:family="paragraph" style:parent-style-name="Text_20_body">
      <style:paragraph-properties fo:line-height="115%"/>
    </style:style>
    <style:style style:name="P60" style:family="paragraph" style:parent-style-name="Text_20_body">
      <style:paragraph-properties fo:line-height="115%"/>
      <style:text-properties officeooo:paragraph-rsid="00ec31ae"/>
    </style:style>
    <style:style style:name="P61" style:family="paragraph" style:parent-style-name="Text_20_body">
      <style:text-properties officeooo:paragraph-rsid="00a2ad24"/>
    </style:style>
    <style:style style:name="P62" style:family="paragraph" style:parent-style-name="Text_20_body">
      <style:text-properties officeooo:paragraph-rsid="00a30c2a"/>
    </style:style>
    <style:style style:name="P63" style:family="paragraph" style:parent-style-name="Text_20_body">
      <style:text-properties officeooo:paragraph-rsid="00d27f16"/>
    </style:style>
    <style:style style:name="P64" style:family="paragraph" style:parent-style-name="Title">
      <style:paragraph-properties fo:line-height="115%"/>
      <style:text-properties style:font-name="Liberation Serif" fo:font-size="20pt" fo:language="pt" fo:country="BR" style:font-size-asian="20pt" style:font-size-complex="20pt"/>
    </style:style>
    <style:style style:name="P65"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bold" officeooo:rsid="002c9756" officeooo:paragraph-rsid="002c9756" style:font-weight-asian="bold" style:font-weight-complex="bold"/>
    </style:style>
    <style:style style:name="P66"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bold" officeooo:rsid="0074d243" officeooo:paragraph-rsid="0074d243" style:font-weight-asian="bold" style:font-weight-complex="bold"/>
    </style:style>
    <style:style style:name="P67"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bold" officeooo:rsid="00767ec0" officeooo:paragraph-rsid="00767ec0" style:font-weight-asian="bold" style:font-weight-complex="bold"/>
    </style:style>
    <style:style style:name="P68"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bold" officeooo:rsid="010e95ce" officeooo:paragraph-rsid="010e95ce" style:font-weight-asian="bold" style:font-weight-complex="bold"/>
    </style:style>
    <style:style style:name="P69"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bold" officeooo:rsid="001b6730" officeooo:paragraph-rsid="00743fbe" style:font-weight-asian="bold" style:font-weight-complex="bold"/>
    </style:style>
    <style:style style:name="P70"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bold" officeooo:rsid="01399592" officeooo:paragraph-rsid="01399592" style:font-weight-asian="bold" style:font-weight-complex="bold"/>
    </style:style>
    <style:style style:name="P71"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0b7199" style:font-weight-asian="normal" style:font-weight-complex="normal"/>
    </style:style>
    <style:style style:name="P72"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621ffd" style:font-weight-asian="normal" style:font-weight-complex="normal"/>
    </style:style>
    <style:style style:name="P73"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6019cb" style:font-weight-asian="normal" style:font-weight-complex="normal"/>
    </style:style>
    <style:style style:name="P74"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63cd1f" style:font-weight-asian="normal" style:font-weight-complex="normal"/>
    </style:style>
    <style:style style:name="P75"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21587d" style:font-weight-asian="normal" style:font-weight-complex="normal"/>
    </style:style>
    <style:style style:name="P76"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58391c" style:font-weight-asian="normal" style:font-weight-complex="normal"/>
    </style:style>
    <style:style style:name="P77"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65a4a1" style:font-weight-asian="normal" style:font-weight-complex="normal"/>
    </style:style>
    <style:style style:name="P78"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1092b9" style:font-weight-asian="normal" style:font-weight-complex="normal"/>
    </style:style>
    <style:style style:name="P79"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190aa3" style:font-weight-asian="normal" style:font-weight-complex="normal"/>
    </style:style>
    <style:style style:name="P80"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06b8ec8" style:font-weight-asian="normal" style:font-weight-complex="normal"/>
    </style:style>
    <style:style style:name="P81"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122d063" style:font-weight-asian="normal" style:font-weight-complex="normal"/>
    </style:style>
    <style:style style:name="P82"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1246122" style:font-weight-asian="normal" style:font-weight-complex="normal"/>
    </style:style>
    <style:style style:name="P83"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125e4e4" style:font-weight-asian="normal" style:font-weight-complex="normal"/>
    </style:style>
    <style:style style:name="P84"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paragraph-rsid="01292510" style:font-weight-asian="normal" style:font-weight-complex="normal"/>
    </style:style>
    <style:style style:name="P85"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338c8e" officeooo:paragraph-rsid="0021587d" style:font-weight-asian="normal" style:font-weight-complex="normal"/>
    </style:style>
    <style:style style:name="P86"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338c8e" officeooo:paragraph-rsid="00338c8e" style:font-weight-asian="normal" style:font-weight-complex="normal"/>
    </style:style>
    <style:style style:name="P87"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338c8e" officeooo:paragraph-rsid="010f3744" style:font-weight-asian="normal" style:font-weight-complex="normal"/>
    </style:style>
    <style:style style:name="P88"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338c8e" officeooo:paragraph-rsid="01179249" style:font-weight-asian="normal" style:font-weight-complex="normal"/>
    </style:style>
    <style:style style:name="P89"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117cb" style:font-weight-asian="normal" style:font-weight-complex="normal"/>
    </style:style>
    <style:style style:name="P90"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21587d" style:font-weight-asian="normal" style:font-weight-complex="normal"/>
    </style:style>
    <style:style style:name="P91"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21bb3" style:font-weight-asian="normal" style:font-weight-complex="normal"/>
    </style:style>
    <style:style style:name="P92"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3e21f" style:font-weight-asian="normal" style:font-weight-complex="normal"/>
    </style:style>
    <style:style style:name="P93"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5c1c2" style:font-weight-asian="normal" style:font-weight-complex="normal"/>
    </style:style>
    <style:style style:name="P94"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74da9" style:font-weight-asian="normal" style:font-weight-complex="normal"/>
    </style:style>
    <style:style style:name="P95"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76268" style:font-weight-asian="normal" style:font-weight-complex="normal"/>
    </style:style>
    <style:style style:name="P96"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52a0f6" style:font-weight-asian="normal" style:font-weight-complex="normal"/>
    </style:style>
    <style:style style:name="P97"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5bb616" style:font-weight-asian="normal" style:font-weight-complex="normal"/>
    </style:style>
    <style:style style:name="P98"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5be523" style:font-weight-asian="normal" style:font-weight-complex="normal"/>
    </style:style>
    <style:style style:name="P99"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5d2e3b" style:font-weight-asian="normal" style:font-weight-complex="normal"/>
    </style:style>
    <style:style style:name="P100"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b6c78" style:font-weight-asian="normal" style:font-weight-complex="normal"/>
    </style:style>
    <style:style style:name="P101"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cad28" style:font-weight-asian="normal" style:font-weight-complex="normal"/>
    </style:style>
    <style:style style:name="P102"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dd8db" style:font-weight-asian="normal" style:font-weight-complex="normal"/>
    </style:style>
    <style:style style:name="P103"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3fe5b" officeooo:paragraph-rsid="004a391e" style:font-weight-asian="normal" style:font-weight-complex="normal"/>
    </style:style>
    <style:style style:name="P104"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3d916c" officeooo:paragraph-rsid="0052a0f6" style:font-weight-asian="normal" style:font-weight-complex="normal"/>
    </style:style>
    <style:style style:name="P105"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5f4b1" officeooo:paragraph-rsid="004b6c78" style:font-weight-asian="normal" style:font-weight-complex="normal"/>
    </style:style>
    <style:style style:name="P106"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5f4b1" officeooo:paragraph-rsid="004a391e" style:font-weight-asian="normal" style:font-weight-complex="normal"/>
    </style:style>
    <style:style style:name="P107"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5f4b1" officeooo:paragraph-rsid="0015f4b1" style:font-weight-asian="normal" style:font-weight-complex="normal"/>
    </style:style>
    <style:style style:name="P108" style:family="paragraph" style:parent-style-name="Standard">
      <style:paragraph-properties fo:padding="0.0193in" fo:border-left="none" fo:border-right="none" fo:border-top="0.06pt solid #dddddd" fo:border-bottom="0.06pt solid #dddddd" style:shadow="none" style:join-border="false"/>
      <style:text-properties style:text-underline-style="none" fo:font-weight="normal" officeooo:rsid="0015f4b1" officeooo:paragraph-rsid="0021587d" style:font-weight-asian="normal" style:font-weight-complex="normal"/>
    </style:style>
    <style:style style:name="P109" style:family="paragraph" style:parent-style-name="Standard">
      <style:paragraph-properties fo:padding="0.0193in" fo:border-left="none" fo:border-right="none" fo:border-top="0.06pt solid #dddddd" fo:border-bottom="0.06pt solid #dddddd" style:shadow="none" style:join-border="false"/>
      <style:text-properties officeooo:paragraph-rsid="00743fbe"/>
    </style:style>
    <style:style style:name="P110" style:family="paragraph" style:parent-style-name="Standard">
      <style:paragraph-properties fo:padding="0.0193in" fo:border-left="none" fo:border-right="none" fo:border-top="0.06pt solid #dddddd" fo:border-bottom="0.06pt solid #dddddd" style:shadow="none" style:join-border="false"/>
      <style:text-properties fo:font-weight="normal" officeooo:paragraph-rsid="01292510" style:font-weight-asian="normal" style:font-weight-complex="normal"/>
    </style:style>
    <style:style style:name="P111" style:family="paragraph" style:parent-style-name="Table_20_Contents">
      <style:text-properties officeooo:rsid="0132ea7b" officeooo:paragraph-rsid="0132ea7b"/>
    </style:style>
    <style:style style:name="P112" style:family="paragraph" style:parent-style-name="Table_20_Contents">
      <style:paragraph-properties fo:text-align="center" style:justify-single-word="false"/>
      <style:text-properties officeooo:rsid="0132ea7b" officeooo:paragraph-rsid="0132ea7b"/>
    </style:style>
    <style:style style:name="P113" style:family="paragraph" style:parent-style-name="Table_20_Contents">
      <style:paragraph-properties fo:text-align="center" style:justify-single-word="false"/>
      <style:text-properties fo:font-weight="bold" officeooo:rsid="014abf83" officeooo:paragraph-rsid="014abf83" style:font-weight-asian="bold" style:font-weight-complex="bold"/>
    </style:style>
    <style:style style:name="P114" style:family="paragraph" style:parent-style-name="Table_20_Contents">
      <style:paragraph-properties fo:text-align="center" style:justify-single-word="false"/>
      <style:text-properties fo:font-weight="bold" officeooo:rsid="01588149" officeooo:paragraph-rsid="01588149" style:font-weight-asian="bold" style:font-weight-complex="bold"/>
    </style:style>
    <style:style style:name="P115" style:family="paragraph" style:parent-style-name="Table_20_Contents">
      <style:paragraph-properties fo:text-align="center" style:justify-single-word="false"/>
      <style:text-properties fo:font-size="10pt" officeooo:rsid="0138ebf1" officeooo:paragraph-rsid="0138ebf1" style:font-size-asian="10pt" style:font-size-complex="10pt"/>
    </style:style>
    <style:style style:name="P116" style:family="paragraph" style:parent-style-name="Table_20_Contents">
      <style:paragraph-properties fo:text-align="center" style:justify-single-word="false"/>
      <style:text-properties fo:font-size="10pt" officeooo:rsid="01467540" officeooo:paragraph-rsid="01467540" style:font-size-asian="10pt" style:font-size-complex="10pt"/>
    </style:style>
    <style:style style:name="P117" style:family="paragraph" style:parent-style-name="Table_20_Contents">
      <style:text-properties fo:font-size="10pt" officeooo:rsid="01469d73" style:font-size-asian="10pt" style:font-size-complex="10pt"/>
    </style:style>
    <style:style style:name="P118" style:family="paragraph" style:parent-style-name="Table_20_Contents">
      <style:text-properties fo:font-size="10pt" officeooo:rsid="01469d73" officeooo:paragraph-rsid="01469d73" style:font-size-asian="10pt" style:font-size-complex="10pt"/>
    </style:style>
    <style:style style:name="P119" style:family="paragraph" style:parent-style-name="Table_20_Contents">
      <style:paragraph-properties fo:text-align="start" style:justify-single-word="false"/>
      <style:text-properties fo:font-size="10pt" officeooo:rsid="01469d73" officeooo:paragraph-rsid="01469d73" style:font-size-asian="10pt" style:font-size-complex="10pt"/>
    </style:style>
    <style:style style:name="P120" style:family="paragraph" style:parent-style-name="Table_20_Contents">
      <style:paragraph-properties fo:text-align="center" style:justify-single-word="false"/>
      <style:text-properties fo:font-size="10pt" officeooo:rsid="014c5b2d" officeooo:paragraph-rsid="014c5b2d" style:font-size-asian="10pt" style:font-size-complex="10pt"/>
    </style:style>
    <style:style style:name="P121" style:family="paragraph" style:parent-style-name="Table_20_Contents">
      <style:paragraph-properties fo:text-align="center" style:justify-single-word="false"/>
      <style:text-properties fo:font-size="10pt" officeooo:rsid="014f98ab" officeooo:paragraph-rsid="014f98ab" style:font-size-asian="10pt" style:font-size-complex="10pt"/>
    </style:style>
    <style:style style:name="P122" style:family="paragraph" style:parent-style-name="Table_20_Contents">
      <style:paragraph-properties fo:text-align="center" style:justify-single-word="false"/>
      <style:text-properties fo:font-size="10pt" officeooo:rsid="01500a6f" officeooo:paragraph-rsid="01500a6f" style:font-size-asian="10pt" style:font-size-complex="10pt"/>
    </style:style>
    <style:style style:name="P123" style:family="paragraph" style:parent-style-name="Table_20_Contents">
      <style:paragraph-properties fo:text-align="center" style:justify-single-word="false"/>
      <style:text-properties fo:font-size="10pt" officeooo:rsid="01523a3e" style:font-size-asian="10pt" style:font-size-complex="10pt"/>
    </style:style>
    <style:style style:name="P124" style:family="paragraph" style:parent-style-name="Table_20_Contents">
      <style:paragraph-properties fo:text-align="center" style:justify-single-word="false"/>
      <style:text-properties fo:font-size="10pt" officeooo:rsid="01523a3e" officeooo:paragraph-rsid="01523a3e" style:font-size-asian="10pt" style:font-size-complex="10pt"/>
    </style:style>
    <style:style style:name="P125" style:family="paragraph" style:parent-style-name="Table_20_Contents">
      <style:paragraph-properties fo:text-align="center" style:justify-single-word="false"/>
      <style:text-properties fo:font-size="10pt" fo:font-weight="bold" officeooo:rsid="0138ebf1" officeooo:paragraph-rsid="0138ebf1"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134f205" officeooo:paragraph-rsid="0134f205"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144aeb1" officeooo:paragraph-rsid="0144aeb1"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150beaf"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150beaf" officeooo:paragraph-rsid="0150beaf"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14c5b2d" officeooo:paragraph-rsid="014c5b2d" style:font-size-asian="8.75pt" style:font-weight-asian="bold" style:font-size-complex="10pt" style:font-weight-complex="bold"/>
    </style:style>
    <style:style style:name="P131" style:family="paragraph" style:parent-style-name="Table_20_Contents">
      <style:paragraph-properties fo:text-align="center" style:justify-single-word="false"/>
      <style:text-properties fo:font-size="12pt" fo:font-weight="bold" officeooo:rsid="0153945f" officeooo:paragraph-rsid="0153945f" style:font-size-asian="12pt" style:font-weight-asian="bold" style:font-size-complex="12pt" style:font-weight-complex="bold"/>
    </style:style>
    <style:style style:name="P132" style:family="paragraph" style:parent-style-name="Table_20_Contents">
      <style:paragraph-properties fo:text-align="center" style:justify-single-word="false"/>
      <style:text-properties officeooo:rsid="01588149" officeooo:paragraph-rsid="01588149"/>
    </style:style>
    <style:style style:name="P133" style:family="paragraph" style:parent-style-name="Text_20_body">
      <style:paragraph-properties fo:line-height="115%" fo:text-align="center" style:justify-single-word="false"/>
      <style:text-properties style:font-name="Liberation Serif" fo:font-size="12pt" fo:language="pt" fo:country="BR" officeooo:rsid="0055f919" officeooo:paragraph-rsid="0055f919" style:font-size-asian="12pt" style:font-size-complex="12pt"/>
    </style:style>
    <style:style style:name="P134" style:family="paragraph" style:parent-style-name="Text_20_body">
      <style:paragraph-properties fo:line-height="115%" fo:text-align="center" style:justify-single-word="false"/>
      <style:text-properties style:font-name="Liberation Serif" fo:font-size="12pt" fo:language="pt" fo:country="BR" officeooo:rsid="016c7491" officeooo:paragraph-rsid="016c7491" style:font-size-asian="12pt" style:font-size-complex="12pt"/>
    </style:style>
    <style:style style:name="P135" style:family="paragraph" style:parent-style-name="Text_20_body">
      <style:paragraph-properties fo:line-height="115%" fo:text-align="center" style:justify-single-word="false"/>
      <style:text-properties style:font-name="Liberation Serif" fo:font-size="16pt" fo:language="pt" fo:country="BR" fo:font-weight="bold" officeooo:rsid="01667922" officeooo:paragraph-rsid="01667922" style:font-size-asian="16pt" style:font-weight-asian="bold" style:font-size-complex="16pt" style:font-weight-complex="bold"/>
    </style:style>
    <style:style style:name="P136" style:family="paragraph" style:parent-style-name="Heading_20_1">
      <style:paragraph-properties fo:break-before="page"/>
    </style:style>
    <style:style style:name="P137" style:family="paragraph" style:parent-style-name="Heading_20_1">
      <style:paragraph-properties fo:line-height="115%" fo:break-before="page"/>
      <style:text-properties fo:language="pt" fo:country="BR"/>
    </style:style>
    <style:style style:name="P138" style:family="paragraph" style:parent-style-name="Heading_20_1">
      <style:paragraph-properties fo:break-before="page"/>
      <style:text-properties officeooo:rsid="010164c5" officeooo:paragraph-rsid="010164c5"/>
    </style:style>
    <style:style style:name="P139" style:family="paragraph" style:parent-style-name="Heading_20_2">
      <style:paragraph-properties fo:line-height="115%"/>
      <style:text-properties fo:language="pt" fo:country="BR"/>
    </style:style>
    <style:style style:name="P140" style:family="paragraph" style:parent-style-name="Heading_20_2">
      <style:paragraph-properties fo:line-height="115%"/>
      <style:text-properties fo:language="pt" fo:country="BR" officeooo:paragraph-rsid="00770eb9"/>
    </style:style>
    <style:style style:name="P141" style:family="paragraph" style:parent-style-name="Heading_20_2">
      <style:text-properties officeooo:rsid="010164c5" officeooo:paragraph-rsid="010164c5"/>
    </style:style>
    <style:style style:name="P142" style:family="paragraph" style:parent-style-name="Heading_20_2">
      <style:paragraph-properties fo:break-before="page"/>
      <style:text-properties officeooo:rsid="010e73a4" officeooo:paragraph-rsid="010e73a4"/>
    </style:style>
    <style:style style:name="P143" style:family="paragraph" style:parent-style-name="Heading_20_2">
      <style:paragraph-properties fo:break-before="page"/>
      <style:text-properties officeooo:rsid="012e2c3d" officeooo:paragraph-rsid="012e2c3d"/>
    </style:style>
    <style:style style:name="P144" style:family="paragraph" style:parent-style-name="Heading_20_3">
      <style:paragraph-properties fo:line-height="115%"/>
      <style:text-properties fo:language="pt" fo:country="BR"/>
    </style:style>
    <style:style style:name="P145" style:family="paragraph" style:parent-style-name="Heading_20_3">
      <style:text-properties officeooo:paragraph-rsid="00a2ad24"/>
    </style:style>
    <style:style style:name="P146" style:family="paragraph" style:parent-style-name="Heading_20_3">
      <style:text-properties officeooo:rsid="00a2ad24" officeooo:paragraph-rsid="00a2ad24"/>
    </style:style>
    <style:style style:name="P147" style:family="paragraph" style:parent-style-name="Heading_20_3">
      <style:text-properties officeooo:rsid="00a2ad24" officeooo:paragraph-rsid="00a30c2a"/>
    </style:style>
    <style:style style:name="P148" style:family="paragraph" style:parent-style-name="Heading_20_3">
      <style:text-properties officeooo:rsid="00a30c2a" officeooo:paragraph-rsid="00a30c2a"/>
    </style:style>
    <style:style style:name="P149" style:family="paragraph" style:parent-style-name="Title" style:master-page-name="Standard">
      <style:paragraph-properties fo:line-height="115%" style:page-number="auto"/>
      <style:text-properties style:font-name="Liberation Serif" fo:font-size="20pt" fo:language="pt" fo:country="BR" style:font-size-asian="20pt" style:font-size-complex="20pt"/>
    </style:style>
    <style:style style:name="P150" style:family="paragraph" style:parent-style-name="Contents_20_2">
      <style:paragraph-properties>
        <style:tab-stops>
          <style:tab-stop style:position="6.6772in" style:type="right" style:leader-style="dotted" style:leader-text="."/>
        </style:tab-stops>
      </style:paragraph-properties>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6.6772in" style:type="right" style:leader-style="dotted" style:leader-text="."/>
        </style:tab-stops>
      </style:paragraph-properties>
    </style:style>
    <style:style style:name="P153" style:family="paragraph" style:parent-style-name="Contents_20_3">
      <style:paragraph-properties>
        <style:tab-stops>
          <style:tab-stop style:position="6.677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7b09b" style:font-weight-asian="bold" style:font-weight-complex="bold"/>
    </style:style>
    <style:style style:name="T3" style:family="text">
      <style:text-properties fo:font-weight="bold" officeooo:rsid="002716fd" style:font-weight-asian="bold" style:font-weight-complex="bold"/>
    </style:style>
    <style:style style:name="T4" style:family="text">
      <style:text-properties fo:font-weight="bold" officeooo:rsid="00457569" style:font-weight-asian="bold" style:font-weight-complex="bold"/>
    </style:style>
    <style:style style:name="T5" style:family="text">
      <style:text-properties fo:font-weight="bold" officeooo:rsid="00919f4e" style:font-weight-asian="bold" style:font-weight-complex="bold"/>
    </style:style>
    <style:style style:name="T6" style:family="text">
      <style:text-properties fo:font-weight="bold" officeooo:rsid="00523eb7" style:font-weight-asian="bold" style:font-weight-complex="bold"/>
    </style:style>
    <style:style style:name="T7" style:family="text">
      <style:text-properties fo:font-weight="bold" officeooo:rsid="00132b05" style:font-weight-asian="bold" style:font-weight-complex="bold"/>
    </style:style>
    <style:style style:name="T8" style:family="text">
      <style:text-properties fo:font-weight="bold" officeooo:rsid="01047eb8" style:font-weight-asian="bold" style:font-weight-complex="bold"/>
    </style:style>
    <style:style style:name="T9" style:family="text">
      <style:text-properties fo:font-weight="bold" officeooo:rsid="01040e4d" style:font-weight-asian="bold" style:font-weight-complex="bold"/>
    </style:style>
    <style:style style:name="T10" style:family="text">
      <style:text-properties fo:font-weight="bold" officeooo:rsid="001c353e" style:font-weight-asian="bold" style:font-weight-complex="bold"/>
    </style:style>
    <style:style style:name="T11" style:family="text">
      <style:text-properties fo:font-weight="bold" officeooo:rsid="00812f75" style:font-weight-asian="bold" style:font-weight-complex="bold"/>
    </style:style>
    <style:style style:name="T12" style:family="text">
      <style:text-properties fo:font-weight="bold" officeooo:rsid="010605ed" style:font-weight-asian="bold" style:font-weight-complex="bold"/>
    </style:style>
    <style:style style:name="T13" style:family="text">
      <style:text-properties fo:font-weight="bold" officeooo:rsid="010acc37" style:font-weight-asian="bold" style:font-weight-complex="bold"/>
    </style:style>
    <style:style style:name="T14" style:family="text">
      <style:text-properties fo:font-weight="bold" officeooo:rsid="001b6730" style:font-weight-asian="bold" style:font-weight-complex="bold"/>
    </style:style>
    <style:style style:name="T15" style:family="text">
      <style:text-properties fo:font-weight="bold" officeooo:rsid="00115ed7" style:font-weight-asian="bold" style:font-weight-complex="bold"/>
    </style:style>
    <style:style style:name="T16" style:family="text">
      <style:text-properties fo:font-weight="bold" officeooo:rsid="0038cdb3" style:font-weight-asian="bold" style:font-weight-complex="bold"/>
    </style:style>
    <style:style style:name="T17" style:family="text">
      <style:text-properties fo:font-weight="bold" officeooo:rsid="006bd622" style:font-weight-asian="bold" style:font-weight-complex="bold"/>
    </style:style>
    <style:style style:name="T18" style:family="text">
      <style:text-properties fo:font-weight="bold" officeooo:rsid="003d916c" style:font-weight-asian="bold" style:font-weight-complex="bold"/>
    </style:style>
    <style:style style:name="T19" style:family="text">
      <style:text-properties fo:font-weight="bold" officeooo:rsid="00338c8e" style:font-weight-asian="bold" style:font-weight-complex="bold"/>
    </style:style>
    <style:style style:name="T20" style:family="text">
      <style:text-properties fo:font-weight="bold" officeooo:rsid="0069abe6" style:font-weight-asian="bold" style:font-weight-complex="bold"/>
    </style:style>
    <style:style style:name="T21" style:family="text">
      <style:text-properties fo:font-weight="bold" officeooo:rsid="001092b9" style:font-weight-asian="bold" style:font-weight-complex="bold"/>
    </style:style>
    <style:style style:name="T22" style:family="text">
      <style:text-properties fo:font-weight="bold" officeooo:rsid="00190aa3" style:font-weight-asian="bold" style:font-weight-complex="bold"/>
    </style:style>
    <style:style style:name="T23" style:family="text">
      <style:text-properties fo:font-weight="bold" officeooo:rsid="00176c34" style:font-weight-asian="bold" style:font-weight-complex="bold"/>
    </style:style>
    <style:style style:name="T24" style:family="text">
      <style:text-properties fo:font-weight="bold" officeooo:rsid="00718071" style:font-weight-asian="bold" style:font-weight-complex="bold"/>
    </style:style>
    <style:style style:name="T25" style:family="text">
      <style:text-properties fo:font-weight="bold" officeooo:rsid="00659380" style:font-weight-asian="bold" style:font-weight-complex="bold"/>
    </style:style>
    <style:style style:name="T26" style:family="text">
      <style:text-properties fo:font-weight="bold" officeooo:rsid="004b6c78" style:font-weight-asian="bold" style:font-weight-complex="bold"/>
    </style:style>
    <style:style style:name="T27" style:family="text">
      <style:text-properties fo:font-weight="bold" officeooo:rsid="0015f7b4" style:font-weight-asian="bold" style:font-weight-complex="bold"/>
    </style:style>
    <style:style style:name="T28" style:family="text">
      <style:text-properties fo:font-weight="bold" officeooo:rsid="00173905" style:font-weight-asian="bold" style:font-weight-complex="bold"/>
    </style:style>
    <style:style style:name="T29" style:family="text">
      <style:text-properties fo:font-weight="bold" officeooo:rsid="0065a4a1" style:font-weight-asian="bold" style:font-weight-complex="bold"/>
    </style:style>
    <style:style style:name="T30" style:family="text">
      <style:text-properties fo:font-weight="bold" officeooo:rsid="00407222" style:font-weight-asian="bold" style:font-weight-complex="bold"/>
    </style:style>
    <style:style style:name="T31" style:family="text">
      <style:text-properties fo:font-weight="bold" officeooo:rsid="0015f4b1" style:font-weight-asian="bold" style:font-weight-complex="bold"/>
    </style:style>
    <style:style style:name="T32" style:family="text">
      <style:text-properties fo:font-weight="bold" officeooo:rsid="00654b48" style:font-weight-asian="bold" style:font-weight-complex="bold"/>
    </style:style>
    <style:style style:name="T33" style:family="text">
      <style:text-properties fo:font-weight="bold" officeooo:rsid="004f0d27" style:font-weight-asian="bold" style:font-weight-complex="bold"/>
    </style:style>
    <style:style style:name="T34" style:family="text">
      <style:text-properties fo:font-weight="bold" officeooo:rsid="0022d338" style:font-weight-asian="bold" style:font-weight-complex="bold"/>
    </style:style>
    <style:style style:name="T35" style:family="text">
      <style:text-properties fo:font-weight="bold" officeooo:rsid="010ee137" style:font-weight-asian="bold" style:font-weight-complex="bold"/>
    </style:style>
    <style:style style:name="T36" style:family="text">
      <style:text-properties fo:font-weight="bold" officeooo:rsid="010f3744" style:font-weight-asian="bold" style:font-weight-complex="bold"/>
    </style:style>
    <style:style style:name="T37" style:family="text">
      <style:text-properties fo:font-weight="bold" officeooo:rsid="0110fd04" style:font-weight-asian="bold" style:font-weight-complex="bold"/>
    </style:style>
    <style:style style:name="T38" style:family="text">
      <style:text-properties fo:font-weight="bold" officeooo:rsid="011189e5" style:font-weight-asian="bold" style:font-weight-complex="bold"/>
    </style:style>
    <style:style style:name="T39" style:family="text">
      <style:text-properties fo:font-weight="bold" officeooo:rsid="0111cfea" style:font-weight-asian="bold" style:font-weight-complex="bold"/>
    </style:style>
    <style:style style:name="T40" style:family="text">
      <style:text-properties fo:font-weight="bold" officeooo:rsid="011346db" style:font-weight-asian="bold" style:font-weight-complex="bold"/>
    </style:style>
    <style:style style:name="T41" style:family="text">
      <style:text-properties fo:font-weight="bold" officeooo:rsid="01140917" style:font-weight-asian="bold" style:font-weight-complex="bold"/>
    </style:style>
    <style:style style:name="T42" style:family="text">
      <style:text-properties fo:font-weight="bold" officeooo:rsid="01158937" style:font-weight-asian="bold" style:font-weight-complex="bold"/>
    </style:style>
    <style:style style:name="T43" style:family="text">
      <style:text-properties fo:font-weight="bold" officeooo:rsid="0116da81" style:font-weight-asian="bold" style:font-weight-complex="bold"/>
    </style:style>
    <style:style style:name="T44" style:family="text">
      <style:text-properties fo:font-weight="bold" officeooo:rsid="01179249" style:font-weight-asian="bold" style:font-weight-complex="bold"/>
    </style:style>
    <style:style style:name="T45" style:family="text">
      <style:text-properties fo:font-weight="bold" officeooo:rsid="01196156" style:font-weight-asian="bold" style:font-weight-complex="bold"/>
    </style:style>
    <style:style style:name="T46" style:family="text">
      <style:text-properties fo:font-weight="bold" officeooo:rsid="011c24fb" style:font-weight-asian="bold" style:font-weight-complex="bold"/>
    </style:style>
    <style:style style:name="T47" style:family="text">
      <style:text-properties fo:font-weight="bold" officeooo:rsid="011cf4b7" style:font-weight-asian="bold" style:font-weight-complex="bold"/>
    </style:style>
    <style:style style:name="T48" style:family="text">
      <style:text-properties fo:font-weight="bold" officeooo:rsid="0120dfb9" style:font-weight-asian="bold" style:font-weight-complex="bold"/>
    </style:style>
    <style:style style:name="T49" style:family="text">
      <style:text-properties fo:font-weight="bold" officeooo:rsid="0123bbd4" style:font-weight-asian="bold" style:font-weight-complex="bold"/>
    </style:style>
    <style:style style:name="T50" style:family="text">
      <style:text-properties fo:font-weight="bold" officeooo:rsid="01246122" style:font-weight-asian="bold" style:font-weight-complex="bold"/>
    </style:style>
    <style:style style:name="T51" style:family="text">
      <style:text-properties fo:font-weight="bold" officeooo:rsid="0125e4e4" style:font-weight-asian="bold" style:font-weight-complex="bold"/>
    </style:style>
    <style:style style:name="T52" style:family="text">
      <style:text-properties fo:font-weight="bold" officeooo:rsid="0126b91d" style:font-weight-asian="bold" style:font-weight-complex="bold"/>
    </style:style>
    <style:style style:name="T53" style:family="text">
      <style:text-properties fo:font-weight="bold" officeooo:rsid="0141e94c" style:font-weight-asian="bold" style:font-weight-complex="bold"/>
    </style:style>
    <style:style style:name="T54" style:family="text">
      <style:text-properties fo:font-weight="bold" officeooo:rsid="0142e4ab" style:font-weight-asian="bold" style:font-weight-complex="bold"/>
    </style:style>
    <style:style style:name="T55" style:family="text">
      <style:text-properties fo:font-weight="bold" style:font-weight-asian="bold" style:font-name-complex="Liberation Serif1"/>
    </style:style>
    <style:style style:name="T5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fo:font-style="normal" style:text-underline-style="none" fo:font-weight="normal" officeooo:rsid="000bd040"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fo:font-weight="normal" officeooo:rsid="01008169" style:text-blinking="false" fo:background-color="transparent" loext:char-shading-value="0"/>
    </style:style>
    <style:style style:name="T59" style:family="text">
      <style:text-properties fo:font-variant="normal" fo:text-transform="none" fo:color="#000000" style:text-line-through-style="none" style:text-line-through-type="none" style:font-name="Liberation Serif" fo:font-size="12pt" fo:language="pt" fo:country="BR" fo:font-style="normal" style:text-underline-style="none" fo:font-weight="normal" style:text-blinking="false" fo:background-color="transparent" loext:char-shading-value="0" style:font-size-asian="12pt" style:font-size-complex="12pt"/>
    </style:style>
    <style:style style:name="T60" style:family="text">
      <style:text-properties fo:font-variant="normal" fo:text-transform="none" fo:color="#000000" style:text-line-through-style="none" style:text-line-through-type="none" style:font-name="Liberation Serif" fo:font-size="12pt" fo:language="pt" fo:country="BR" fo:font-style="normal" style:text-underline-style="none" fo:font-weight="normal" officeooo:rsid="00d4728c" style:text-blinking="false" fo:background-color="transparent" loext:char-shading-value="0" style:font-size-asian="12pt" style:font-size-complex="12pt"/>
    </style:style>
    <style:style style:name="T61" style:family="text">
      <style:text-properties fo:font-variant="normal" fo:text-transform="none" fo:color="#000000" style:text-line-through-style="none" style:text-line-through-type="none" style:font-name="Liberation Serif" fo:font-size="12pt" fo:language="pt" fo:country="BR" fo:font-style="normal" style:text-underline-style="none" fo:font-weight="normal" officeooo:rsid="00d726c7" style:text-blinking="false" fo:background-color="transparent" loext:char-shading-value="0" style:font-size-asian="12pt" style:font-size-complex="12pt"/>
    </style:style>
    <style:style style:name="T62" style:family="text">
      <style:text-properties fo:font-variant="normal" fo:text-transform="none" fo:color="#000000" style:text-line-through-style="none" style:text-line-through-type="none" style:font-name="Liberation Serif" fo:font-size="12pt" fo:language="pt" fo:country="BR" fo:font-style="normal" style:text-underline-style="none" fo:font-weight="normal" officeooo:rsid="00d8912c" style:text-blinking="false" fo:background-color="transparent" loext:char-shading-value="0" style:font-size-asian="12pt" style:font-size-complex="12pt"/>
    </style:style>
    <style:style style:name="T63" style:family="text">
      <style:text-properties officeooo:rsid="0013c899"/>
    </style:style>
    <style:style style:name="T64" style:family="text">
      <style:text-properties officeooo:rsid="00151669"/>
    </style:style>
    <style:style style:name="T65" style:family="text">
      <style:text-properties officeooo:rsid="0016c57b"/>
    </style:style>
    <style:style style:name="T66" style:family="text">
      <style:text-properties officeooo:rsid="001843c4"/>
    </style:style>
    <style:style style:name="T67" style:family="text">
      <style:text-properties officeooo:rsid="001890b9"/>
    </style:style>
    <style:style style:name="T68" style:family="text">
      <style:text-properties officeooo:rsid="001d372d"/>
    </style:style>
    <style:style style:name="T69" style:family="text">
      <style:text-properties officeooo:rsid="00238a4d"/>
    </style:style>
    <style:style style:name="T70" style:family="text">
      <style:text-properties style:font-name-complex="Liberation Serif1"/>
    </style:style>
    <style:style style:name="T71" style:family="text">
      <style:text-properties officeooo:rsid="0010677d" style:font-name-complex="Liberation Serif1"/>
    </style:style>
    <style:style style:name="T72" style:family="text">
      <style:text-properties officeooo:rsid="002c7ff4" style:font-name-complex="Liberation Serif1"/>
    </style:style>
    <style:style style:name="T73" style:family="text">
      <style:text-properties officeooo:rsid="002a8e8c"/>
    </style:style>
    <style:style style:name="T74" style:family="text">
      <style:text-properties style:font-name="Liberation Serif" fo:font-size="14pt" style:font-size-asian="14pt" style:font-name-complex="Liberation Serif1" style:font-size-complex="14pt"/>
    </style:style>
    <style:style style:name="T75" style:family="text">
      <style:text-properties style:font-name="Liberation Serif" fo:font-size="14pt" fo:language="pt" fo:country="BR" style:font-size-asian="14pt" style:font-name-complex="Liberation Serif1" style:font-size-complex="14pt"/>
    </style:style>
    <style:style style:name="T76" style:family="text">
      <style:text-properties style:font-name="Liberation Serif" fo:font-size="12pt" fo:language="pt" fo:country="BR" fo:font-weight="bold" officeooo:rsid="00a2ad24" style:font-size-asian="12pt" style:font-weight-asian="bold" style:font-name-complex="Liberation Serif1" style:font-size-complex="12pt" style:font-weight-complex="bold"/>
    </style:style>
    <style:style style:name="T77" style:family="text">
      <style:text-properties style:font-name="Liberation Serif" fo:font-size="12pt" fo:language="pt" fo:country="BR" fo:font-weight="normal" officeooo:rsid="00cc0b3e" style:font-size-asian="12pt" style:font-weight-asian="normal" style:font-name-complex="Liberation Serif1" style:font-size-complex="12pt" style:font-weight-complex="normal"/>
    </style:style>
    <style:style style:name="T78" style:family="text">
      <style:text-properties style:font-name="Liberation Serif" fo:font-size="12pt" fo:language="pt" fo:country="BR" fo:font-weight="normal" officeooo:rsid="00cc0c13" style:font-size-asian="12pt" style:font-weight-asian="normal" style:font-name-complex="Liberation Serif1" style:font-size-complex="12pt" style:font-weight-complex="normal"/>
    </style:style>
    <style:style style:name="T79" style:family="text">
      <style:text-properties style:font-name="Liberation Serif" fo:font-size="12pt" fo:language="pt" fo:country="BR" fo:font-weight="normal" officeooo:rsid="00cc6699" style:font-size-asian="12pt" style:font-weight-asian="normal" style:font-name-complex="Liberation Serif1" style:font-size-complex="12pt" style:font-weight-complex="normal"/>
    </style:style>
    <style:style style:name="T80" style:family="text">
      <style:text-properties style:font-name="Liberation Serif" fo:font-size="12pt" fo:language="pt" fo:country="BR" officeooo:rsid="00eb7343" style:font-size-asian="12pt" style:font-name-complex="Liberation Serif1" style:font-size-complex="12pt"/>
    </style:style>
    <style:style style:name="T81" style:family="text">
      <style:text-properties fo:font-weight="normal" officeooo:rsid="0056c66d" style:font-weight-asian="normal" style:font-weight-complex="normal"/>
    </style:style>
    <style:style style:name="T82" style:family="text">
      <style:text-properties fo:font-weight="normal" officeooo:rsid="005725a5" style:font-weight-asian="normal" style:font-weight-complex="normal"/>
    </style:style>
    <style:style style:name="T83" style:family="text">
      <style:text-properties fo:font-weight="normal" officeooo:rsid="004d01c7" style:font-weight-asian="normal" style:font-weight-complex="normal"/>
    </style:style>
    <style:style style:name="T84" style:family="text">
      <style:text-properties fo:font-weight="normal" officeooo:rsid="006097b5" style:font-weight-asian="normal" style:font-weight-complex="normal"/>
    </style:style>
    <style:style style:name="T85" style:family="text">
      <style:text-properties officeooo:rsid="0038c57c"/>
    </style:style>
    <style:style style:name="T86" style:family="text">
      <style:text-properties officeooo:rsid="00463ebc"/>
    </style:style>
    <style:style style:name="T87" style:family="text">
      <style:text-properties officeooo:rsid="005725a5"/>
    </style:style>
    <style:style style:name="T88" style:family="text">
      <style:text-properties officeooo:rsid="0058d1ee"/>
    </style:style>
    <style:style style:name="T89" style:family="text">
      <style:text-properties officeooo:rsid="0062e584"/>
    </style:style>
    <style:style style:name="T90" style:family="text">
      <style:text-properties officeooo:rsid="00667bb5"/>
    </style:style>
    <style:style style:name="T91" style:family="text">
      <style:text-properties officeooo:rsid="00685eb4"/>
    </style:style>
    <style:style style:name="T92" style:family="text">
      <style:text-properties officeooo:rsid="0069f18f"/>
    </style:style>
    <style:style style:name="T93" style:family="text">
      <style:text-properties officeooo:rsid="006b1e02"/>
    </style:style>
    <style:style style:name="T94" style:family="text">
      <style:text-properties officeooo:rsid="006c249d"/>
    </style:style>
    <style:style style:name="T95" style:family="text">
      <style:text-properties officeooo:rsid="00770eb9"/>
    </style:style>
    <style:style style:name="T96" style:family="text">
      <style:text-properties fo:font-size="14pt" style:font-size-asian="14pt" style:font-size-complex="14pt"/>
    </style:style>
    <style:style style:name="T97" style:family="text">
      <style:text-properties officeooo:rsid="0079e9cd"/>
    </style:style>
    <style:style style:name="T98" style:family="text">
      <style:text-properties officeooo:rsid="00899f01"/>
    </style:style>
    <style:style style:name="T99" style:family="text">
      <style:text-properties officeooo:rsid="0089dfad"/>
    </style:style>
    <style:style style:name="T100" style:family="text">
      <style:text-properties officeooo:rsid="008faac7"/>
    </style:style>
    <style:style style:name="T101" style:family="text">
      <style:text-properties officeooo:rsid="00919f4e"/>
    </style:style>
    <style:style style:name="T102" style:family="text">
      <style:text-properties fo:language="pt" fo:country="BR"/>
    </style:style>
    <style:style style:name="T103" style:family="text">
      <style:text-properties fo:language="pt" fo:country="BR" officeooo:rsid="009e2de4"/>
    </style:style>
    <style:style style:name="T104" style:family="text">
      <style:text-properties fo:language="pt" fo:country="BR" officeooo:rsid="00a86c05"/>
    </style:style>
    <style:style style:name="T105" style:family="text">
      <style:text-properties fo:language="pt" fo:country="BR" officeooo:rsid="00a9b187"/>
    </style:style>
    <style:style style:name="T106" style:family="text">
      <style:text-properties fo:language="pt" fo:country="BR" officeooo:rsid="00aa1606"/>
    </style:style>
    <style:style style:name="T107" style:family="text">
      <style:text-properties fo:language="pt" fo:country="BR" officeooo:rsid="00abaf57"/>
    </style:style>
    <style:style style:name="T108" style:family="text">
      <style:text-properties fo:language="pt" fo:country="BR" officeooo:rsid="00acbc44"/>
    </style:style>
    <style:style style:name="T109" style:family="text">
      <style:text-properties fo:language="pt" fo:country="BR" officeooo:rsid="00b570ae"/>
    </style:style>
    <style:style style:name="T110" style:family="text">
      <style:text-properties fo:language="pt" fo:country="BR" officeooo:rsid="00b8dbfa"/>
    </style:style>
    <style:style style:name="T111" style:family="text">
      <style:text-properties fo:language="pt" fo:country="BR" officeooo:rsid="00b90c34"/>
    </style:style>
    <style:style style:name="T112" style:family="text">
      <style:text-properties fo:language="pt" fo:country="BR" officeooo:rsid="00badf51"/>
    </style:style>
    <style:style style:name="T113" style:family="text">
      <style:text-properties fo:language="pt" fo:country="BR" officeooo:rsid="00be9d69"/>
    </style:style>
    <style:style style:name="T114" style:family="text">
      <style:text-properties fo:language="pt" fo:country="BR" officeooo:rsid="00bf847f"/>
    </style:style>
    <style:style style:name="T115" style:family="text">
      <style:text-properties fo:language="pt" fo:country="BR" officeooo:rsid="00c07b8c"/>
    </style:style>
    <style:style style:name="T116" style:family="text">
      <style:text-properties fo:language="pt" fo:country="BR" officeooo:rsid="00c157a9"/>
    </style:style>
    <style:style style:name="T117" style:family="text">
      <style:text-properties fo:language="pt" fo:country="BR" officeooo:rsid="00c2d608"/>
    </style:style>
    <style:style style:name="T118" style:family="text">
      <style:text-properties fo:language="pt" fo:country="BR" officeooo:rsid="00c692f0"/>
    </style:style>
    <style:style style:name="T119" style:family="text">
      <style:text-properties fo:language="pt" fo:country="BR" officeooo:rsid="00cc0b3e"/>
    </style:style>
    <style:style style:name="T120" style:family="text">
      <style:text-properties officeooo:rsid="00a0ad6e"/>
    </style:style>
    <style:style style:name="T121" style:family="text">
      <style:text-properties officeooo:rsid="00aebc7b"/>
    </style:style>
    <style:style style:name="T122" style:family="text">
      <style:text-properties officeooo:rsid="00af5851"/>
    </style:style>
    <style:style style:name="T123" style:family="text">
      <style:text-properties officeooo:rsid="00badf51"/>
    </style:style>
    <style:style style:name="T124" style:family="text">
      <style:text-properties officeooo:rsid="00bcc488"/>
    </style:style>
    <style:style style:name="T125" style:family="text">
      <style:text-properties officeooo:rsid="00cead7b"/>
    </style:style>
    <style:style style:name="T126" style:family="text">
      <style:text-properties officeooo:rsid="00d17977"/>
    </style:style>
    <style:style style:name="T127" style:family="text">
      <style:text-properties officeooo:rsid="00d27f16"/>
    </style:style>
    <style:style style:name="T128" style:family="text">
      <style:text-properties officeooo:rsid="00d3d605"/>
    </style:style>
    <style:style style:name="T129" style:family="text">
      <style:text-properties officeooo:rsid="00dddcfa"/>
    </style:style>
    <style:style style:name="T130" style:family="text">
      <style:text-properties officeooo:rsid="00df464f"/>
    </style:style>
    <style:style style:name="T131" style:family="text">
      <style:text-properties officeooo:rsid="00e02dc9"/>
    </style:style>
    <style:style style:name="T132" style:family="text">
      <style:text-properties officeooo:rsid="00e44bb0"/>
    </style:style>
    <style:style style:name="T133" style:family="text">
      <style:text-properties officeooo:rsid="00e4a8a2"/>
    </style:style>
    <style:style style:name="T134" style:family="text">
      <style:text-properties officeooo:rsid="00e5e8ef"/>
    </style:style>
    <style:style style:name="T135" style:family="text">
      <style:text-properties officeooo:rsid="00e72191"/>
    </style:style>
    <style:style style:name="T136" style:family="text">
      <style:text-properties officeooo:rsid="00e9ac25"/>
    </style:style>
    <style:style style:name="T137" style:family="text">
      <style:text-properties officeooo:rsid="00eae27d"/>
    </style:style>
    <style:style style:name="T138" style:family="text">
      <style:text-properties officeooo:rsid="00f15632"/>
    </style:style>
    <style:style style:name="T139" style:family="text">
      <style:text-properties officeooo:rsid="00f3b684"/>
    </style:style>
    <style:style style:name="T140" style:family="text">
      <style:text-properties officeooo:rsid="00f9e981"/>
    </style:style>
    <style:style style:name="T141" style:family="text">
      <style:text-properties officeooo:rsid="00fbae1f"/>
    </style:style>
    <style:style style:name="T142" style:family="text">
      <style:text-properties officeooo:rsid="00fbd3c1"/>
    </style:style>
    <style:style style:name="T143" style:family="text">
      <style:text-properties officeooo:rsid="00fdec7a"/>
    </style:style>
    <style:style style:name="T144" style:family="text">
      <style:text-properties officeooo:rsid="00ff8a21"/>
    </style:style>
    <style:style style:name="T145" style:family="text">
      <style:text-properties officeooo:rsid="010164c5"/>
    </style:style>
    <style:style style:name="T146" style:family="text">
      <style:text-properties officeooo:rsid="00752d92"/>
    </style:style>
    <style:style style:name="T147" style:family="text">
      <style:text-properties officeooo:rsid="008b7cff"/>
    </style:style>
    <style:style style:name="T148" style:family="text">
      <style:text-properties officeooo:rsid="007d0ea5"/>
    </style:style>
    <style:style style:name="T149" style:family="text">
      <style:text-properties officeooo:rsid="0075ca8d"/>
    </style:style>
    <style:style style:name="T150" style:family="text">
      <style:text-properties officeooo:rsid="0079f28c"/>
    </style:style>
    <style:style style:name="T151" style:family="text">
      <style:text-properties officeooo:rsid="007efc16"/>
    </style:style>
    <style:style style:name="T152" style:family="text">
      <style:text-properties officeooo:rsid="001a0cc4"/>
    </style:style>
    <style:style style:name="T153" style:family="text">
      <style:text-properties officeooo:rsid="00812f75"/>
    </style:style>
    <style:style style:name="T154" style:family="text">
      <style:text-properties officeooo:rsid="0023b5ad"/>
    </style:style>
    <style:style style:name="T155" style:family="text">
      <style:text-properties officeooo:rsid="00829046"/>
    </style:style>
    <style:style style:name="T156" style:family="text">
      <style:text-properties officeooo:rsid="00531186"/>
    </style:style>
    <style:style style:name="T157" style:family="text">
      <style:text-properties officeooo:rsid="001caa12"/>
    </style:style>
    <style:style style:name="T158" style:family="text">
      <style:text-properties officeooo:rsid="00200a93"/>
    </style:style>
    <style:style style:name="T159" style:family="text">
      <style:text-properties officeooo:rsid="0086abd6"/>
    </style:style>
    <style:style style:name="T160" style:family="text">
      <style:text-properties officeooo:rsid="00260c04"/>
    </style:style>
    <style:style style:name="T161" style:family="text">
      <style:text-properties officeooo:rsid="0040217c"/>
    </style:style>
    <style:style style:name="T162" style:family="text">
      <style:text-properties officeooo:rsid="004b2219"/>
    </style:style>
    <style:style style:name="T163" style:family="text">
      <style:text-properties officeooo:rsid="00440bf4"/>
    </style:style>
    <style:style style:name="T164" style:family="text">
      <style:text-properties officeooo:rsid="004346e7"/>
    </style:style>
    <style:style style:name="T165" style:family="text">
      <style:text-properties officeooo:rsid="0055079c"/>
    </style:style>
    <style:style style:name="T166" style:family="text">
      <style:text-properties officeooo:rsid="00554d5e"/>
    </style:style>
    <style:style style:name="T167" style:family="text">
      <style:text-properties officeooo:rsid="01040e4d"/>
    </style:style>
    <style:style style:name="T168" style:family="text">
      <style:text-properties officeooo:rsid="01056780"/>
    </style:style>
    <style:style style:name="T169" style:family="text">
      <style:text-properties officeooo:rsid="010605ed"/>
    </style:style>
    <style:style style:name="T170" style:family="text">
      <style:text-properties officeooo:rsid="010652e2"/>
    </style:style>
    <style:style style:name="T171" style:family="text">
      <style:text-properties officeooo:rsid="0106b3e4"/>
    </style:style>
    <style:style style:name="T172" style:family="text">
      <style:text-properties officeooo:rsid="0109470d"/>
    </style:style>
    <style:style style:name="T173" style:family="text">
      <style:text-properties officeooo:rsid="010acc37"/>
    </style:style>
    <style:style style:name="T174" style:family="text">
      <style:text-properties officeooo:rsid="010bec40"/>
    </style:style>
    <style:style style:name="T175" style:family="text">
      <style:text-properties officeooo:rsid="010d2383"/>
    </style:style>
    <style:style style:name="T176" style:family="text">
      <style:text-properties officeooo:rsid="010da82b"/>
    </style:style>
    <style:style style:name="T177" style:family="text">
      <style:text-properties officeooo:rsid="0074d243"/>
    </style:style>
    <style:style style:name="T178" style:family="text">
      <style:text-properties officeooo:rsid="0030bd19"/>
    </style:style>
    <style:style style:name="T179" style:family="text">
      <style:text-properties officeooo:rsid="003f6650"/>
    </style:style>
    <style:style style:name="T180" style:family="text">
      <style:text-properties officeooo:rsid="0079053d"/>
    </style:style>
    <style:style style:name="T181" style:family="text">
      <style:text-properties officeooo:rsid="0012209b"/>
    </style:style>
    <style:style style:name="T182" style:family="text">
      <style:text-properties officeooo:rsid="001092b9"/>
    </style:style>
    <style:style style:name="T183" style:family="text">
      <style:text-properties officeooo:rsid="004117cb"/>
    </style:style>
    <style:style style:name="T184" style:family="text">
      <style:text-properties officeooo:rsid="00157e95"/>
    </style:style>
    <style:style style:name="T185" style:family="text">
      <style:text-properties officeooo:rsid="00421bb3"/>
    </style:style>
    <style:style style:name="T186" style:family="text">
      <style:text-properties officeooo:rsid="0043e21f"/>
    </style:style>
    <style:style style:name="T187" style:family="text">
      <style:text-properties officeooo:rsid="00654b48"/>
    </style:style>
    <style:style style:name="T188" style:family="text">
      <style:text-properties officeooo:rsid="0045c1c2"/>
    </style:style>
    <style:style style:name="T189" style:family="text">
      <style:text-properties officeooo:rsid="00474da9"/>
    </style:style>
    <style:style style:name="T190" style:family="text">
      <style:text-properties officeooo:rsid="00476268"/>
    </style:style>
    <style:style style:name="T191" style:family="text">
      <style:text-properties officeooo:rsid="0015f4b1"/>
    </style:style>
    <style:style style:name="T192" style:family="text">
      <style:text-properties officeooo:rsid="0060f794"/>
    </style:style>
    <style:style style:name="T193" style:family="text">
      <style:text-properties officeooo:rsid="0063cd1f"/>
    </style:style>
    <style:style style:name="T194" style:family="text">
      <style:text-properties officeooo:rsid="006019cb"/>
    </style:style>
    <style:style style:name="T195" style:family="text">
      <style:text-properties officeooo:rsid="0058391c"/>
    </style:style>
    <style:style style:name="T196" style:family="text">
      <style:text-properties officeooo:rsid="0065a4a1"/>
    </style:style>
    <style:style style:name="T197" style:family="text">
      <style:text-properties officeooo:rsid="005485eb"/>
    </style:style>
    <style:style style:name="T198" style:family="text">
      <style:text-properties officeooo:rsid="005f7b69"/>
    </style:style>
    <style:style style:name="T199" style:family="text">
      <style:text-properties officeooo:rsid="0056a25c"/>
    </style:style>
    <style:style style:name="T200" style:family="text">
      <style:text-properties officeooo:rsid="005bb616"/>
    </style:style>
    <style:style style:name="T201" style:family="text">
      <style:text-properties officeooo:rsid="005be523"/>
    </style:style>
    <style:style style:name="T202" style:family="text">
      <style:text-properties officeooo:rsid="0058a324"/>
    </style:style>
    <style:style style:name="T203" style:family="text">
      <style:text-properties officeooo:rsid="003d916c"/>
    </style:style>
    <style:style style:name="T204" style:family="text">
      <style:text-properties officeooo:rsid="004b6c78"/>
    </style:style>
    <style:style style:name="T205" style:family="text">
      <style:text-properties officeooo:rsid="004c0c03"/>
    </style:style>
    <style:style style:name="T206" style:family="text">
      <style:text-properties officeooo:rsid="004cad28"/>
    </style:style>
    <style:style style:name="T207" style:family="text">
      <style:text-properties officeooo:rsid="004dd8db"/>
    </style:style>
    <style:style style:name="T208" style:family="text">
      <style:text-properties officeooo:rsid="0015f7b4"/>
    </style:style>
    <style:style style:name="T209" style:family="text">
      <style:text-properties officeooo:rsid="004a391e"/>
    </style:style>
    <style:style style:name="T210" style:family="text">
      <style:text-properties officeooo:rsid="00173905"/>
    </style:style>
    <style:style style:name="T211" style:family="text">
      <style:text-properties officeooo:rsid="00115ed7"/>
    </style:style>
    <style:style style:name="T212" style:family="text">
      <style:text-properties officeooo:rsid="0017679a"/>
    </style:style>
    <style:style style:name="T213" style:family="text">
      <style:text-properties officeooo:rsid="00176c34"/>
    </style:style>
    <style:style style:name="T214" style:family="text">
      <style:text-properties officeooo:rsid="00190aa3"/>
    </style:style>
    <style:style style:name="T215" style:family="text">
      <style:text-properties officeooo:rsid="001b6730"/>
    </style:style>
    <style:style style:name="T216" style:family="text">
      <style:text-properties officeooo:rsid="006a1ee1"/>
    </style:style>
    <style:style style:name="T217" style:family="text">
      <style:text-properties officeooo:rsid="006b8ec8"/>
    </style:style>
    <style:style style:name="T218" style:family="text">
      <style:text-properties officeooo:rsid="010e95ce"/>
    </style:style>
    <style:style style:name="T219" style:family="text">
      <style:text-properties style:text-underline-style="none"/>
    </style:style>
    <style:style style:name="T220" style:family="text">
      <style:text-properties style:text-underline-style="none" fo:font-weight="bold" officeooo:rsid="0038cdb3" style:font-weight-asian="bold" style:font-weight-complex="bold"/>
    </style:style>
    <style:style style:name="T221" style:family="text">
      <style:text-properties style:text-underline-style="none" fo:font-weight="bold" officeooo:rsid="001b6730" style:font-weight-asian="bold" style:font-weight-complex="bold"/>
    </style:style>
    <style:style style:name="T222" style:family="text">
      <style:text-properties style:text-underline-style="none" fo:font-weight="bold" officeooo:rsid="0123bbd4" style:font-weight-asian="bold" style:font-weight-complex="bold"/>
    </style:style>
    <style:style style:name="T223" style:family="text">
      <style:text-properties style:text-underline-style="none" fo:font-weight="bold" officeooo:rsid="012ad7c0" style:font-weight-asian="bold" style:font-weight-complex="bold"/>
    </style:style>
    <style:style style:name="T224" style:family="text">
      <style:text-properties style:text-underline-style="none" officeooo:rsid="001b6730"/>
    </style:style>
    <style:style style:name="T225" style:family="text">
      <style:text-properties officeooo:rsid="012b7c73"/>
    </style:style>
    <style:style style:name="T226" style:family="text">
      <style:text-properties officeooo:rsid="012d7cee"/>
    </style:style>
    <style:style style:name="T227" style:family="text">
      <style:text-properties officeooo:rsid="01319cf9"/>
    </style:style>
    <style:style style:name="T228" style:family="text">
      <style:text-properties officeooo:rsid="0131d082"/>
    </style:style>
    <style:style style:name="T229" style:family="text">
      <style:text-properties officeooo:rsid="0132ea7b"/>
    </style:style>
    <style:style style:name="T230" style:family="text">
      <style:text-properties officeooo:rsid="01376b5a"/>
    </style:style>
    <style:style style:name="T231" style:family="text">
      <style:text-properties officeooo:rsid="0139e42e"/>
    </style:style>
    <style:style style:name="T232" style:family="text">
      <style:text-properties officeooo:rsid="013fb86f"/>
    </style:style>
    <style:style style:name="T233" style:family="text">
      <style:text-properties officeooo:rsid="014118e4"/>
    </style:style>
    <style:style style:name="T234" style:family="text">
      <style:text-properties officeooo:rsid="0144ccd3"/>
    </style:style>
    <style:style style:name="T235" style:family="text">
      <style:text-properties officeooo:rsid="01467540"/>
    </style:style>
    <style:style style:name="T236" style:family="text">
      <style:text-properties officeooo:rsid="01530b4a"/>
    </style:style>
    <style:style style:name="T237" style:family="text">
      <style:text-properties officeooo:rsid="01581620"/>
    </style:style>
    <style:style style:name="T238" style:family="text">
      <style:text-properties officeooo:rsid="01585504"/>
    </style:style>
    <style:style style:name="T239" style:family="text">
      <style:text-properties officeooo:rsid="01588c57"/>
    </style:style>
    <style:style style:name="T240" style:family="text">
      <style:text-properties officeooo:rsid="01591f43"/>
    </style:style>
    <style:style style:name="T241" style:family="text">
      <style:text-properties officeooo:rsid="015d2d99"/>
    </style:style>
    <style:style style:name="T242" style:family="text">
      <style:text-properties officeooo:rsid="016524eb"/>
    </style:style>
    <style:style style:name="T243" style:family="text">
      <style:text-properties officeooo:rsid="01680d70"/>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64"/>
      <text:p text:style-name="P64"/>
      <text:p text:style-name="P64"/>
      <text:p text:style-name="P64"/>
      <text:p text:style-name="P64"/>
      <text:p text:style-name="Title">PANGEA SOLUÇÕES</text:p>
      <text:p text:style-name="P134">PGS / LPS</text:p>
      <text:p text:style-name="P133"/>
      <text:p text:style-name="P133"/>
      <text:p text:style-name="P133"/>
      <text:p text:style-name="P133"/>
      <text:p text:style-name="P133"/>
      <text:p text:style-name="P133"/>
      <text:p text:style-name="P133"/>
      <text:p text:style-name="P133"/>
      <text:p text:style-name="P133"/>
      <text:p text:style-name="P135">PLANEJAMENTO ESTRATÉGICO</text:p>
      <text:p text:style-name="P135">CASA SANTA THEREZA – CAMPO GRANDE,<text:span text:style-name="T243"> </text:span>MS / BRASIL</text:p>
      <text:table-of-content text:style-name="Sect1"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1">Sumário</text:p>
          </text:index-title>
          <text:p text:style-name="P152"><text:a xlink:type="simple" xlink:href="#__RefHeading___Toc888_2744110845" text:style-name="Index_20_Link" text:visited-style-name="Index_20_Link"><text:s/>1 Conceito<text:tab/>3</text:a></text:p>
          <text:p text:style-name="P150"><text:a xlink:type="simple" xlink:href="#__RefHeading___Toc892_2744110845" text:style-name="Index_20_Link" text:visited-style-name="Index_20_Link"><text:s/>1.1 Oportunidade<text:tab/>3</text:a></text:p>
          <text:p text:style-name="P150"><text:a xlink:type="simple" xlink:href="#__RefHeading___Toc894_2744110845" text:style-name="Index_20_Link" text:visited-style-name="Index_20_Link"><text:s/>1.2 Descrição do Produto<text:tab/>4</text:a></text:p>
          <text:p text:style-name="P150"><text:a xlink:type="simple" xlink:href="#__RefHeading___Toc896_2744110845" text:style-name="Index_20_Link" text:visited-style-name="Index_20_Link"><text:s/>1.3 Características, Tecnologia e Benefícios<text:tab/>4</text:a></text:p>
          <text:p text:style-name="P150"><text:a xlink:type="simple" xlink:href="#__RefHeading___Toc898_2744110845" text:style-name="Index_20_Link" text:visited-style-name="Index_20_Link"><text:s/>1.4 Objetivo<text:tab/>5</text:a></text:p>
          <text:p text:style-name="P152"><text:a xlink:type="simple" xlink:href="#__RefHeading___Toc900_2744110845" text:style-name="Index_20_Link" text:visited-style-name="Index_20_Link"><text:s/>2 Estudo de Mercado<text:tab/>6</text:a></text:p>
          <text:p text:style-name="P150"><text:a xlink:type="simple" xlink:href="#__RefHeading___Toc902_2744110845" text:style-name="Index_20_Link" text:visited-style-name="Index_20_Link"><text:s/>2.1 Estudo de Clientes<text:tab/>6</text:a></text:p>
          <text:p text:style-name="P153"><text:a xlink:type="simple" xlink:href="#__RefHeading___Toc904_2744110845" text:style-name="Index_20_Link" text:visited-style-name="Index_20_Link"><text:s/>2.1.1 Dados Demográficos<text:tab/>6</text:a></text:p>
          <text:p text:style-name="P153"><text:a xlink:type="simple" xlink:href="#__RefHeading___Toc906_2744110845" text:style-name="Index_20_Link" text:visited-style-name="Index_20_Link"><text:s/>2.1.2 Dados Psicográficos<text:tab/>6</text:a></text:p>
          <text:p text:style-name="P153"><text:a xlink:type="simple" xlink:href="#__RefHeading___Toc908_2744110845" text:style-name="Index_20_Link" text:visited-style-name="Index_20_Link"><text:s/>2.1.3 Dados Comportamentais<text:tab/>6</text:a></text:p>
          <text:p text:style-name="P153"><text:a xlink:type="simple" xlink:href="#__RefHeading___Toc910_2744110845" text:style-name="Index_20_Link" text:visited-style-name="Index_20_Link"><text:s/>2.1.4 Necessidades<text:tab/>6</text:a></text:p>
          <text:p text:style-name="P150"><text:a xlink:type="simple" xlink:href="#__RefHeading___Toc912_2744110845" text:style-name="Index_20_Link" text:visited-style-name="Index_20_Link"><text:s/>2.2 Estudo do Empreendimento<text:tab/>7</text:a></text:p>
          <text:p text:style-name="P153"><text:a xlink:type="simple" xlink:href="#__RefHeading___Toc914_2744110845" text:style-name="Index_20_Link" text:visited-style-name="Index_20_Link"><text:s/>2.2.1 Diferencial<text:tab/>7</text:a></text:p>
          <text:p text:style-name="P153"><text:a xlink:type="simple" xlink:href="#__RefHeading___Toc916_2744110845" text:style-name="Index_20_Link" text:visited-style-name="Index_20_Link"><text:s/>2.2.2 Concorrência<text:tab/>7</text:a></text:p>
          <text:p text:style-name="P153"><text:a xlink:type="simple" xlink:href="#__RefHeading___Toc918_2744110845" text:style-name="Index_20_Link" text:visited-style-name="Index_20_Link"><text:s/>2.2.3 Fornecedores<text:tab/>8</text:a></text:p>
          <text:p text:style-name="P152"><text:a xlink:type="simple" xlink:href="#__RefHeading___Toc920_2744110845" text:style-name="Index_20_Link" text:visited-style-name="Index_20_Link"><text:s/>3 Plano de Marketing<text:tab/>9</text:a></text:p>
          <text:p text:style-name="P150"><text:a xlink:type="simple" xlink:href="#__RefHeading___Toc922_2744110845" text:style-name="Index_20_Link" text:visited-style-name="Index_20_Link"><text:s/>3.1 Serviço<text:tab/>9</text:a></text:p>
          <text:p text:style-name="P150"><text:a xlink:type="simple" xlink:href="#__RefHeading___Toc924_2744110845" text:style-name="Index_20_Link" text:visited-style-name="Index_20_Link"><text:s/>3.2 Preço<text:tab/>9</text:a></text:p>
          <text:p text:style-name="P150"><text:a xlink:type="simple" xlink:href="#__RefHeading___Toc926_2744110845" text:style-name="Index_20_Link" text:visited-style-name="Index_20_Link"><text:s/>3.3 Estratégia<text:tab/>9</text:a></text:p>
          <text:p text:style-name="P150"><text:a xlink:type="simple" xlink:href="#__RefHeading___Toc928_2744110845" text:style-name="Index_20_Link" text:visited-style-name="Index_20_Link"><text:s/>3.4 Localização<text:tab/>10</text:a></text:p>
          <text:p text:style-name="P150"><text:a xlink:type="simple" xlink:href="#__RefHeading___Toc930_2744110845" text:style-name="Index_20_Link" text:visited-style-name="Index_20_Link"><text:s/>3.5 Layout e Identidade<text:tab/>10</text:a></text:p>
          <text:p text:style-name="P152"><text:a xlink:type="simple" xlink:href="#__RefHeading___Toc940_2744110845" text:style-name="Index_20_Link" text:visited-style-name="Index_20_Link"><text:s/>4 Plano Financeiro<text:tab/>11</text:a></text:p>
          <text:p text:style-name="P150"><text:a xlink:type="simple" xlink:href="#__RefHeading___Toc942_2744110845" text:style-name="Index_20_Link" text:visited-style-name="Index_20_Link"><text:s/>4.1 Estimativa de Investimentos Fixos<text:tab/>11</text:a></text:p>
          <text:p text:style-name="P150"><text:a xlink:type="simple" xlink:href="#__RefHeading___Toc944_2744110845" text:style-name="Index_20_Link" text:visited-style-name="Index_20_Link"><text:s/>4.2 Estimativa de Investimentos Pré-operacionais<text:tab/>11</text:a></text:p>
          <text:p text:style-name="P150"><text:a xlink:type="simple" xlink:href="#__RefHeading___Toc946_2744110845" text:style-name="Index_20_Link" text:visited-style-name="Index_20_Link"><text:s/>4.3 Investimento Total<text:tab/>11</text:a></text:p>
          <text:p text:style-name="P150"><text:a xlink:type="simple" xlink:href="#__RefHeading___Toc948_2744110845" text:style-name="Index_20_Link" text:visited-style-name="Index_20_Link"><text:s/>4.4 Estimativa de Faturamento Mensal<text:tab/>11</text:a></text:p>
          <text:p text:style-name="P150"><text:a xlink:type="simple" xlink:href="#__RefHeading___Toc950_2744110845" text:style-name="Index_20_Link" text:visited-style-name="Index_20_Link"><text:s/>4.5 Estimativa dos Custos com Comercialização<text:tab/>11</text:a></text:p>
          <text:p text:style-name="P153"><text:a xlink:type="simple" xlink:href="#__RefHeading___Toc952_2744110845" text:style-name="Index_20_Link" text:visited-style-name="Index_20_Link"><text:s/>4.5.1 Impostos<text:tab/>12</text:a></text:p>
          <text:p text:style-name="P153"><text:a xlink:type="simple" xlink:href="#__RefHeading___Toc954_2744110845" text:style-name="Index_20_Link" text:visited-style-name="Index_20_Link"><text:s/>4.5.2 Gastos com Vendas<text:tab/>12</text:a></text:p>
          <text:p text:style-name="P150"><text:a xlink:type="simple" xlink:href="#__RefHeading___Toc956_2744110845" text:style-name="Index_20_Link" text:visited-style-name="Index_20_Link"><text:s/>4.6 Estimativa do Custos com Depreciação<text:tab/>12</text:a></text:p>
          <text:p text:style-name="P150"><text:a xlink:type="simple" xlink:href="#__RefHeading___Toc958_2744110845" text:style-name="Index_20_Link" text:visited-style-name="Index_20_Link"><text:s/>4.7 Estimativa de Custos Fixos Operacionais Mensais<text:tab/>12</text:a></text:p>
          <text:p text:style-name="P150"><text:a xlink:type="simple" xlink:href="#__RefHeading___Toc960_2744110845" text:style-name="Index_20_Link" text:visited-style-name="Index_20_Link"><text:s/>4.8 Demonstrativo de Resultados<text:tab/>12</text:a></text:p>
          <text:p text:style-name="P150"><text:a xlink:type="simple" xlink:href="#__RefHeading___Toc962_2744110845" text:style-name="Index_20_Link" text:visited-style-name="Index_20_Link"><text:s/>4.9 Indicadores de Viabilidade<text:tab/>12</text:a></text:p>
          <text:p text:style-name="P153"><text:a xlink:type="simple" xlink:href="#__RefHeading___Toc964_2744110845" text:style-name="Index_20_Link" text:visited-style-name="Index_20_Link"><text:s/>4.9.1 Ponto de Equilíbrio<text:tab/>13</text:a></text:p>
          <text:p text:style-name="P153"><text:a xlink:type="simple" xlink:href="#__RefHeading___Toc1440_1805825125" text:style-name="Index_20_Link" text:visited-style-name="Index_20_Link"><text:s/>4.9.2 Lucratividade<text:tab/>13</text:a></text:p>
          <text:p text:style-name="P153"><text:a xlink:type="simple" xlink:href="#__RefHeading___Toc1442_1805825125" text:style-name="Index_20_Link" text:visited-style-name="Index_20_Link"><text:s/>4.9.3 Rentabilidade<text:tab/>13</text:a></text:p>
          <text:p text:style-name="P153"><text:a xlink:type="simple" xlink:href="#__RefHeading___Toc1444_1805825125" text:style-name="Index_20_Link" text:visited-style-name="Index_20_Link"><text:s/>4.9.4 Prazo de Retorno do Investimento<text:tab/>13</text:a></text:p>
          <text:p text:style-name="P152"><text:a xlink:type="simple" xlink:href="#__RefHeading___Toc968_2744110845" text:style-name="Index_20_Link" text:visited-style-name="Index_20_Link"><text:s/>5 Análises e Cenários<text:tab/>14</text:a></text:p>
          <text:p text:style-name="P150"><text:a xlink:type="simple" xlink:href="#__RefHeading___Toc970_2744110845" text:style-name="Index_20_Link" text:visited-style-name="Index_20_Link"><text:s/>5.1 SWOT (Strenghts, Weaknesses, Oportunities and Threats)<text:tab/>14</text:a></text:p>
          <text:p text:style-name="P153"><text:a xlink:type="simple" xlink:href="#__RefHeading___Toc1514_2014795042" text:style-name="Index_20_Link" text:visited-style-name="Index_20_Link"><text:s/>5.1.1 Forças e Oportunidades (Strenghts and Oportunities)<text:tab/>14</text:a></text:p>
          <text:p text:style-name="P153"><text:a xlink:type="simple" xlink:href="#__RefHeading___Toc1516_2014795042" text:style-name="Index_20_Link" text:visited-style-name="Index_20_Link"><text:s/>5.1.2 Fraquezas e Ameaças (Weaknesses and Threats)<text:tab/>14</text:a></text:p>
          <text:p text:style-name="P150"><text:a xlink:type="simple" xlink:href="#__RefHeading___Toc972_2744110845" text:style-name="Index_20_Link" text:visited-style-name="Index_20_Link"><text:s/>5.2 Construção de Cenários<text:tab/>14</text:a></text:p>
          <text:p text:style-name="P152"><text:a xlink:type="simple" xlink:href="#__RefHeading___Toc3731_280951442" text:style-name="Index_20_Link" text:visited-style-name="Index_20_Link"><text:s/>6 Anexos – Projeto Primário, Custeio e Gestão Riscos<text:tab/>16</text:a></text:p>
          <text:p text:style-name="P150"><text:a xlink:type="simple" xlink:href="#__RefHeading___Toc3733_280951442" text:style-name="Index_20_Link" text:visited-style-name="Index_20_Link"><text:s/>6.1 TAP – Termo de Abertura de Projeto<text:tab/>16</text:a></text:p>
          <text:p text:style-name="P150"><text:a xlink:type="simple" xlink:href="#__RefHeading___Toc3735_280951442" text:style-name="Index_20_Link" text:visited-style-name="Index_20_Link"><text:s/>6.2 Explanação do EAP / Diagrama de Rede<text:tab/>19</text:a></text:p>
          <text:p text:style-name="P150"><text:a xlink:type="simple" xlink:href="#__RefHeading___Toc3737_280951442" text:style-name="Index_20_Link" text:visited-style-name="Index_20_Link"><text:s/>6.3 Plano de Gestão de Riscos<text:tab/>23</text:a></text:p>
        </text:index-body>
      </text:table-of-content>
      <text:h text:style-name="P136" text:outline-level="1"><text:bookmark text:name="docs-internal-guid-b93e88e5-7fff-d954-8e86-644a4d7fea8a"/><text:bookmark-start text:name="__RefHeading___Toc888_2744110845"/>Conceito<text:bookmark-end text:name="__RefHeading___Toc888_2744110845"/></text:h>
      <text:p text:style-name="P29"><text:bookmark-start text:name="__RefHeading___Toc890_2744110845"/><text:bookmark-end text:name="__RefHeading___Toc890_2744110845"/></text:p>
      <text:p text:style-name="P9"><text:tab/>Fruto de eventuais características <text:span text:style-name="T69">a</text:span>temporais, o universo nos apresenta tecnologias diversas em todos os níveis de existência possíveis. Desde os instrumentos mais triviais das forças que compõem nossa realidade, até os supercomputadores atuais mais avançados em processamento, estamos inserido na linha do equilíbrio entre analfabetos tecnológicos e cientistas incríveis. Neste cenário criam-se oportunidades para alavancarmos uns aos outros através da criação e atualização de instrumentos que envolvem tecnologia.</text:p>
      <text:p text:style-name="P9"><text:tab/>Atualmente os aparelhos chamados <text:span text:style-name="T88">Smartphone</text:span> conseguem com o auxílio da computação de dados replicar os mais diversos hardwares que outrora ocupavam muito espaço e investimento pessoal. Através da rede de comunicação pública criada anos atrás, não só podemos criar nossos documentos estáticos, como compartilhá-los tornando todo o processo o mais dinâmico possível.</text:p>
      <text:p text:style-name="P9"><text:tab/>A aplicaçõ<text:span text:style-name="T98">es</text:span> Mobile ou para Web não <text:span text:style-name="T98">são</text:span> novidade, mas cada vez mais existem formas de aproximar as pessoas das suas necessidades <text:span text:style-name="T99">(criando-se mais necessidades)</text:span> através dessas tecnologias citadas acima <text:span text:style-name="T86">e das que ainda não foram criadas/inventadas</text:span>. Um aplicação dinâmica, atualizada e significativa, oferece o melhor da eficiência em gerenciamento de qualquer que seja a tarefa, principalmente às que pertencem ao nosso <text:span text:style-name="T88">dia a dia.</text:span></text:p>
      <text:p text:style-name="P9"><text:tab/><text:span text:style-name="T242">Devemos firmar aqui a condição atual do nosso processo evolutivo. Pelo menos neste aspecto, a ciência moderna avança a passos largos, e a informática transmuta-se por todos os sete mares. Gadgets (relógios, óculos, ), ou aparelhos mesmo, que comunicam-se entre si ou com a rede estão vez mais presentes no nosso dia-a-dia nos ajudando com as tarefas mais diversificadas.</text:span></text:p>
      <text:p text:style-name="P8"/>
      <text:h text:style-name="P139" text:outline-level="2"><text:bookmark-start text:name="__RefHeading___Toc892_2744110845"/>Oportunidade<text:bookmark-end text:name="__RefHeading___Toc892_2744110845"/></text:h>
      <text:p text:style-name="P9"><text:tab/><text:span text:style-name="T141">O c</text:span>rescimento <text:span text:style-name="T141">é</text:span> constante <text:span text:style-name="T141">n</text:span>o mercado de alimentos e bebidas <text:span text:style-name="T141">d</text:span>o Brasil. Sebrae e outros nomes importantes delatam a abertura das <text:span text:style-name="T88">microempresas</text:span> no ramo até mesmo como medida para o desemprego e a crise em certos nichos de mercado no País. Inserida nesse grande grupo de organizações <text:span text:style-name="T142">de pequeno porte</text:span>, a empresa Casa Santa Tereza avança com crescimento exponencial de seus serviços alimentícios.</text:p>
      <text:p text:style-name="P9"><text:tab/>No começo eram apenas doces caseiros, feito sob encomenda. Mas o sucesso devastador dos Brownies, bolinhos de origem americana que são assados de forma com que ganhem casquinhas crocantes por fora e recheio molinho, tomou controle da produção. Hoje, eles são o carro chefe, responsáveis p<text:span text:style-name="T143">ela maior parcela d</text:span>o faturamento da empresa. O principal produto é o Brownie de Chocolate, que pode variar com 29 opções diferentes de recheios, e seus derivados como por exemplo o Bolo de Brownie de Pote (com recheio de brigadeiro de leite ninho ou de chocolate), ou as Casquinhas Crocantes (<text:span text:style-name="T144">sobras dos cortes </text:span>para comer com café por exemplo).</text:p>
      <text:p text:style-name="P9"><text:tab/>A empresa preza pelo custo benefício e conta com uma gestão de qualidade aperfeiçoada pelos donos de acordo com cada região, utilizando sempre os mesmos ingredientes em proporções que não alterem as características fundamentais que fazem o sucesso des<text:span text:style-name="T68">t</text:span>e <text:span text:style-name="T68">famoso</text:span> bolinho. Deste modo, os clientes são conquistados <text:span text:style-name="T89">dia a dia</text:span> através de vendas diretas e indiretas (através de parceiros como escolas e outras organizações).</text:p>
      <text:p text:style-name="P9"><text:soft-page-break/><text:span text:style-name="T56"><text:tab/></text:span><text:span text:style-name="T57">N</text:span><text:span text:style-name="T56">esse cenário </text:span><text:span text:style-name="T58">em movimento e</text:span><text:span text:style-name="T56"> ascensão, surge a necessidade de aliar-se tecnologia aos meio de produção, uma vez que essa união auxilia no aperfeiçoamento dos produtos em si, além de garantir que a relação entre oferta e demanda esteja sempre em crescimento saudável. Ou seja, uma empresa tem muito a ganhar com as oportunidades de escalabilidade com sistemas tecnológicos atrelados ao mercado do qual depende sua existência/sobrevivência.</text:span></text:p>
      <text:p text:style-name="P7"/>
      <text:h text:style-name="P139" text:outline-level="2"><text:bookmark-start text:name="__RefHeading___Toc894_2744110845"/><text:span text:style-name="T1">Descrição </text:span><text:span text:style-name="T4">do Produto</text:span><text:bookmark-end text:name="__RefHeading___Toc894_2744110845"/></text:h>
      <text:p text:style-name="P28"><text:tab/>O produto consiste de uma aplicação web voltada para a comunicação e a interação entre a Casa Santa Teresa e seus clientes, utilizando a tecnologia amplamente diversificada dos <text:span text:style-name="T89">Smartphones</text:span> à seu favor.</text:p>
      <text:p text:style-name="P8"/>
      <text:h text:style-name="P139" text:outline-level="2"><text:bookmark-start text:name="__RefHeading___Toc896_2744110845"/>Características, Tecnologia e Benefícios<text:bookmark-end text:name="__RefHeading___Toc896_2744110845"/></text:h>
      <text:p text:style-name="P9"><text:tab/>A aplicação <text:span text:style-name="T140">conta com código multiplataforma e</text:span> funcionará através de uma interface prática <text:span text:style-name="T140">desenvolvida em HTML5 utilizando CSS3, JS, e outras tecnologias de ponta atualizadas e desenvolvidas pela comunidade tecnológica – </text:span>pelo celular ou pelo computador pessoal, <text:span text:style-name="T139">totalmente original, </text:span>onde os clientes <text:span text:style-name="T139">de uma empresa</text:span> poderão realizar orçamentos, ver informações cruciais sobre cada produto (informações <text:span text:style-name="T139">gerais</text:span> e observações especiais), se cadastrar para conseguir descontos e receber atualizações, participar de sorteios, premiações, e de um programa de fidelização, avaliar os sabores, e acompanhar a produtividade diária para escolher e garantir seus brownies e outros produtos. Com esses dados, o sistema gera potencial para a inserção de novos produtos conforme demanda, aproximando a oferta da realidade. Trabalhará com banco de dados e servidor web para monitorar o fluxo das informações e se comunicar tanto com cliente quanto com empresa.</text:p>
      <text:p text:style-name="P10"><text:tab/>Tratando-se de uma empresa de pequeno porte, os serviços tecnológicos serão armazenados em nuvem pelas ressalvas de demanda, recursos e pela facilidade de escalabilidade. Isso também se aplica ao sistema em <text:span text:style-name="T89">si</text:span>, o qual não necessita de servidores adquiridos e pode contar com processamento externo. <text:span text:style-name="T138">Dois dos principais conceitos adotados por este projeto, são envolvidos diretamente com tecnologia e mercado: Business Inteligence (BI) e Customer Relashionship Management (CRM). Seguindo seus pilares – coleta de dados, organização e análise, e ação e monitoramento –, o B. Inteligence apresenta benefício à tomada de decisão através da consolidação e visualização dos dados envolvidos. Já o CRM que compõe a interação com o cliente, associando os dados em informações mais adequadas visando o melhor custo benefício destas relações entre diferentes ferramentas de gestão inteligente. Além dessas ferramentas, toda a modelagem do banco de dados MySQL, suas normalizações e diagramas, em conjunto com o documento produzido pela análise do sistema, são partes fundamentais e definitivas dessa logística de TI. </text:span>Qualquer um que consuma os produtos envolvidos pode beneficiar-se desta solução, ampliando seu envolvimento com a empresa e gerando indiretamente (e quase diretamente em certo sentido) os bônus dessa relação.</text:p>
      <text:p text:style-name="P8"/>
      <text:h text:style-name="P139" text:outline-level="2"><text:bookmark-start text:name="__RefHeading___Toc898_2744110845"/><text:soft-page-break/>Objetivo<text:bookmark-end text:name="__RefHeading___Toc898_2744110845"/></text:h>
      <text:p text:style-name="P28"><text:tab/>A aplicação tem por objetivo atualizar sempre que possível os clientes sobre a empresa, mantendo-os cientes das características fundamentais e importantes, e a disponibilidade dos produtos e serviços ofertados, bem como captar as principais informações sobre seu comportamento e necessidade para auxiliar na gestão do empreendimento.</text:p>
      <text:h text:style-name="P137" text:outline-level="1"><text:bookmark-start text:name="__RefHeading___Toc900_2744110845"/>Estudo de Mercado<text:bookmark-end text:name="__RefHeading___Toc900_2744110845"/></text:h>
      <text:p text:style-name="P9"/>
      <text:h text:style-name="P139" text:outline-level="2"><text:bookmark-start text:name="__RefHeading___Toc902_2744110845"/>Estudo de Clientes<text:bookmark-end text:name="__RefHeading___Toc902_2744110845"/></text:h>
      <text:h text:style-name="P144" text:outline-level="3"><text:bookmark text:name="docs-internal-guid-b7186ba5-7fff-a430-e266-1f1ee99be2c9"/><text:bookmark-start text:name="__RefHeading___Toc904_2744110845"/>Dados Demográficos<text:bookmark-end text:name="__RefHeading___Toc904_2744110845"/></text:h>
      <text:p text:style-name="P28"><text:tab/>O público é variado desde crianças até adultos (de 7 a 60 anos), e parceiros de revenda como escolas, cantinas e empreendimentos. Estão presentes tantos Homens quanto Mulheres e Crianças, em ambientes familiares onde a renda supere 3 salários mínimos, ou pessoas de renda similar na mesma taxa de proporção. Pertencem a todos os graus de instrução, no mínimo alfabetizadas que utilizem tecnologia diariamente. Considerada Classe Média e Alta em Campo Grande - MS, famílias com criança(s) com condição de ter celulares do tipo <text:span text:style-name="T89">Smartphone</text:span> e acesso à internet compõem o público alvo desta aplicação.</text:p>
      <text:p text:style-name="P9"/>
      <text:h text:style-name="P144" text:outline-level="3"><text:bookmark-start text:name="__RefHeading___Toc906_2744110845"/>Dados Psicográficos<text:bookmark-end text:name="__RefHeading___Toc906_2744110845"/></text:h>
      <text:p text:style-name="P28"><text:tab/>Líderes extrovertidos, comunicativos e alertas. Atentos à qualidade dos produtos que consomem e orientados para a satisfação com o status quo. Geralmente independentes (por exemplo os pais e mães que compram o produto para os filhos, ou os próprios filhos em um certo nível de independência e poder de consumo), possuem perfil <text:span text:style-name="T89">tradicional liberal</text:span> e são socialmente conscientes.</text:p>
      <text:p text:style-name="P9"/>
      <text:h text:style-name="P144" text:outline-level="3"><text:bookmark-start text:name="__RefHeading___Toc908_2744110845"/>Dados Comportamentais<text:bookmark-end text:name="__RefHeading___Toc908_2744110845"/></text:h>
      <text:p text:style-name="P28"><text:tab/>A utilização do aplicativo será diária ou ao menos semanal de acordo com o volume de consumo dos produtos da empresa, que varia de pessoa para pessoa. O comportamento de investigação sobre a qualidade do que consomem assim como a participação ativa através da contribuição será o diferencial dos clientes. Geralmente passam o dia utilizando-se das tecnologias acessíveis para facilitar os aspectos da própria vida, como mídias sociais, compras on-line, entre outros serviços compartilhados.</text:p>
      <text:p text:style-name="P9"/>
      <text:h text:style-name="P144" text:outline-level="3"><text:bookmark-start text:name="__RefHeading___Toc910_2744110845"/>Necessidades<text:bookmark-end text:name="__RefHeading___Toc910_2744110845"/></text:h>
      <text:p text:style-name="P28"><text:tab/>Através de entrevistas <text:span text:style-name="T89">semiestruturadas</text:span> e da redação livre compostas com os donos da empresa e alguns clientes, constatamos alguns <text:span text:style-name="T89">itens</text:span> importantes de serem informados. Primeiramente existe a necessidade dos clientes de saber quais sabores estão disponíveis para compra no dia, pois os produtos possuem prazo de validade curto, e muitas unidades acabam sem que a produção consiga fazer mais em tempo hábil. Isso leva ao distanciamento entre oferta e demanda, prejudicando diretamente o retorno financeiro do empreendimento (importantíssimo para o crescimento e formalização da empresa).</text:p>
      <text:p text:style-name="P28"><text:tab/>Depois, o sucesso da organização deve-se ao <text:span text:style-name="T89">bom humor</text:span> e relacionamento com o cliente feito de modo informal, através da barraquinha montada em frente ao portão de casa onde residem <text:soft-page-break/>os donos. Isso faz com que os clientes sejam diversos e muitas vezes desconhecidos, distribuindo os esforços em vários tipos de estratégias (muitas vezes não eficazes). Com isso precisamos manter um cadastro melhor dos que se interessam pelo produto, tanto para informá-los sobre questões importantes do negócio quanto para saber o que querem (assim como o que podemos fazer para agradá-los).</text:p>
      <text:p text:style-name="P28"><text:tab/>Por último, cada vez que a área de abrangência cresce, os clientes tornam-se mais conscientes de suas escolhas e gostam da aproximação das organizações que sustentam. A fidelização vem a calhar, se importando com quem se importa contigo. Isso é, o sucesso de uma certa empresa sempre dependerá do sucesso de seus consumidores. Aproximar essa relação é aumentar a garantia de que o sucesso duradouro se estabelecerá.</text:p>
      <text:p text:style-name="P9"/>
      <text:h text:style-name="P139" text:outline-level="2"><text:bookmark-start text:name="__RefHeading___Toc912_2744110845"/><text:span text:style-name="T3">Estudo do </text:span><text:span text:style-name="T2">Empreendimento</text:span><text:bookmark-end text:name="__RefHeading___Toc912_2744110845"/></text:h>
      <text:h text:style-name="P144" text:outline-level="3"><text:bookmark-start text:name="__RefHeading___Toc914_2744110845"/>Diferencial<text:bookmark-end text:name="__RefHeading___Toc914_2744110845"/></text:h>
      <text:p text:style-name="P28"><text:tab/>A Gestão da Qualidade é instrumento essencial para que as organizações cresçam e se estabeleçam com uma base firme. Assim, essa questão caminha junto com o conceito de escalabilidade, tão atrelado à tecnologia dos tempos atuais. Hoje, organizações de qualquer tamanho podem garantir que seus investimentos não serão desperdiçados, contratando serviços em nuvem, pagando somente pelo que utilizarem em espaço, processamento, entre outras vantagens facilmente escaláveis por empresas de grande porte.</text:p>
      <text:p text:style-name="P28"><text:tab/>A vantagem competitiva deste produto corresponde ao atrelamento dessas duas questões. Administrar a qualidade do serviço prestado escalando a gama de serviços em si de acordo com alterações na demanda através da tecnologia empregada, permite à organização uma flexibilidade sem precedentes. Pelos menos de modo inicial, em fases críticas para sua sobrevivência, a empresa contará com a proximidade da relação oferta x demanda para tomar suas decisões e direcionar seu futuro com os olhos mais abertos aos resultados mais eminentes.</text:p>
      <text:p text:style-name="P11"/>
      <text:h text:style-name="P144" text:outline-level="3"><text:bookmark-start text:name="__RefHeading___Toc916_2744110845"/>Concorrência<text:bookmark-end text:name="__RefHeading___Toc916_2744110845"/></text:h>
      <text:p text:style-name="P30"><text:span text:style-name="T59"><text:tab/>Concorrentes diretos ou indiretos são difíceis de se estabelecer. Suas características mudam bastante de acordo com cada especificidade de cada negócio nos quais são direcionados. Definem-se concorrentes diretos o(s) produto(s) que assemelham-se em serviço</text:span><text:span text:style-name="T60">s</text:span><text:span text:style-name="T59">. </text:span><text:span text:style-name="T60">Convém a i</text:span><text:span text:style-name="T59">dentificação </text:span><text:span text:style-name="T60">contínua</text:span><text:span text:style-name="T59"> dos pontos principais para se diferenciar da concorrência e se tornar mais competitivo – </text:span><text:span text:style-name="T60">público-alvo, informações gerais, amplitude</text:span><text:span text:style-name="T59">, preço, </text:span><text:span text:style-name="T60">contato</text:span><text:span text:style-name="T59">, </text:span><text:span text:style-name="T60">ferramentas online</text:span><text:span text:style-name="T59">, </text:span><text:span text:style-name="T60">tempo de resposta</text:span><text:span text:style-name="T59"> ou serviços com qualidade superior, </text:span><text:span text:style-name="T60">formas de pagamento e outros</text:span><text:span text:style-name="T59">.</text:span></text:p>
      <text:p text:style-name="P30"><text:span text:style-name="T59"><text:tab/></text:span><text:span text:style-name="T61">A seguir, ve</text:span><text:span text:style-name="T62">re</text:span><text:span text:style-name="T61">mos a tabela com os três principais concorrentes da pesquisa realizada.</text:span></text:p>
      <table:table table:name="Tabela2" table:style-name="Tabela2">
        <table:table-column table:style-name="Tabela2.A"/>
        <table:table-column table:style-name="Tabela2.B" table:number-columns-repeated="2"/>
        <table:table-column table:style-name="Tabela2.D"/>
        <table:table-row table:style-name="Tabela2.1">
          <table:table-cell table:style-name="Tabela2.A1" office:value-type="string">
            <text:p text:style-name="P4"/>
          </table:table-cell>
          <table:table-cell table:style-name="Tabela2.A1" office:value-type="string">
            <text:p text:style-name="P5">Concorrente 1</text:p>
          </table:table-cell>
          <table:table-cell table:style-name="Tabela2.A1" office:value-type="string">
            <text:p text:style-name="P5">Concorrente 2</text:p>
          </table:table-cell>
          <table:table-cell table:style-name="Tabela2.D1" office:value-type="string">
            <text:p text:style-name="P5">Concorrente 3</text:p>
          </table:table-cell>
        </table:table-row>
        <table:table-row table:style-name="Tabela2.1">
          <table:table-cell table:style-name="Tabela2.A1" office:value-type="string">
            <text:p text:style-name="P3">Público-Alvo</text:p>
          </table:table-cell>
          <table:table-cell table:style-name="Tabela2.A1" office:value-type="string">
            <text:p text:style-name="P12"/>
          </table:table-cell>
          <table:table-cell table:style-name="Tabela2.A1" office:value-type="string">
            <text:p text:style-name="P12"/>
          </table:table-cell>
          <table:table-cell table:style-name="Tabela2.D1" office:value-type="string">
            <text:p text:style-name="P12"/>
          </table:table-cell>
        </table:table-row>
        <table:table-row table:style-name="Tabela2.1">
          <table:table-cell table:style-name="Tabela2.A1" office:value-type="string">
            <text:p text:style-name="P3">Informações Gerais</text:p>
          </table:table-cell>
          <table:table-cell table:style-name="Tabela2.A1" office:value-type="string">
            <text:p text:style-name="P14">Ranking para premiações (desatualizado);</text:p>
          </table:table-cell>
          <table:table-cell table:style-name="Tabela2.A1" office:value-type="string">
            <text:p text:style-name="P21">Não tem aplicação mobile;</text:p>
          </table:table-cell>
          <table:table-cell table:style-name="Tabela2.D1" office:value-type="string">
            <text:p text:style-name="P24"><text:span text:style-name="T121">R</text:span>ecursos de encomendas e localização das lojas;</text:p>
          </table:table-cell>
        </table:table-row>
        <table:table-row table:style-name="Tabela2.1">
          <table:table-cell table:style-name="Tabela2.A1" office:value-type="string">
            <text:p text:style-name="P3">Preço</text:p>
          </table:table-cell>
          <table:table-cell table:style-name="Tabela2.A1" office:value-type="string">
            <text:p text:style-name="P20">~R$4,50</text:p>
          </table:table-cell>
          <table:table-cell table:style-name="Tabela2.A1" office:value-type="string">
            <text:p text:style-name="P20">~R$5,00</text:p>
          </table:table-cell>
          <table:table-cell table:style-name="Tabela2.D1" office:value-type="string">
            <text:p text:style-name="P12">?</text:p>
          </table:table-cell>
        </table:table-row>
        <table:table-row table:style-name="Tabela2.1">
          <table:table-cell table:style-name="Tabela2.A1" office:value-type="string">
            <text:p text:style-name="P3">Formas de Pagamento</text:p>
          </table:table-cell>
          <table:table-cell table:style-name="Tabela2.A1" office:value-type="string">
            <text:p text:style-name="P20">Dinheiro / Cartão</text:p>
          </table:table-cell>
          <table:table-cell table:style-name="Tabela2.A1" office:value-type="string">
            <text:p text:style-name="P20">Dinheiro / Cartão</text:p>
          </table:table-cell>
          <table:table-cell table:style-name="Tabela2.D1" office:value-type="string">
            <text:p text:style-name="P20">Dinheiro / Cartão</text:p>
          </table:table-cell>
        </table:table-row>
        <table:table-row table:style-name="Tabela2.1">
          <table:table-cell table:style-name="Tabela2.A1" office:value-type="string">
            <text:p text:style-name="P3">Contato</text:p>
          </table:table-cell>
          <table:table-cell table:style-name="Tabela2.A1" office:value-type="string">
            <text:p text:style-name="P20">Telefone</text:p>
          </table:table-cell>
          <table:table-cell table:style-name="Tabela2.A1" office:value-type="string">
            <text:p text:style-name="P20">Telefone / E-mail</text:p>
          </table:table-cell>
          <table:table-cell table:style-name="Tabela2.D1" office:value-type="string">
            <text:p text:style-name="P20">Telefone / E-mail</text:p>
          </table:table-cell>
        </table:table-row>
        <table:table-row table:style-name="Tabela2.1">
          <table:table-cell table:style-name="Tabela2.A1" office:value-type="string">
            <text:p text:style-name="P3">Tempo de Resposta</text:p>
          </table:table-cell>
          <table:table-cell table:style-name="Tabela2.A1" office:value-type="string">
            <text:p text:style-name="P20">Médio</text:p>
          </table:table-cell>
          <table:table-cell table:style-name="Tabela2.A1" office:value-type="string">
            <text:p text:style-name="P20">Rápido</text:p>
          </table:table-cell>
          <table:table-cell table:style-name="Tabela2.D1" office:value-type="string">
            <text:p text:style-name="P20">Médio</text:p>
          </table:table-cell>
        </table:table-row>
        <table:table-row table:style-name="Tabela2.1">
          <table:table-cell table:style-name="Tabela2.A1" office:value-type="string">
            <text:p text:style-name="P3">Ferramentas Online</text:p>
          </table:table-cell>
          <table:table-cell table:style-name="Tabela2.A1" office:value-type="string">
            <text:p text:style-name="P20">Site / Mobile</text:p>
          </table:table-cell>
          <table:table-cell table:style-name="Tabela2.A1" office:value-type="string">
            <text:p text:style-name="P20">Site</text:p>
          </table:table-cell>
          <table:table-cell table:style-name="Tabela2.D1" office:value-type="string">
            <text:p text:style-name="P20">Site / Mobile</text:p>
          </table:table-cell>
        </table:table-row>
        <table:table-row table:style-name="Tabela2.1">
          <table:table-cell table:style-name="Tabela2.A1" office:value-type="string">
            <text:p text:style-name="P3">Amplitude</text:p>
          </table:table-cell>
          <table:table-cell table:style-name="Tabela2.A1" office:value-type="string">
            <text:p text:style-name="P20">Sudeste (MG, ES)</text:p>
          </table:table-cell>
          <table:table-cell table:style-name="Tabela2.A1" office:value-type="string">
            <text:p text:style-name="P20">Sudeste (RJ)</text:p>
          </table:table-cell>
          <table:table-cell table:style-name="Tabela2.D1" office:value-type="string">
            <text:p text:style-name="P20">Nordeste (CE)</text:p>
          </table:table-cell>
        </table:table-row>
      </table:table>
      <text:p text:style-name="P11"/>
      <text:p text:style-name="P11"><text:tab/>A concorrência <text:span text:style-name="T73">d</text:span>este tipo de serviço é quase nula. Por um lado, por se tratar de um serviço inovador e importante para garantir a qualidade dos processos <text:span text:style-name="T73">tanto empresariais quanto dos clientes</text:span>, temos vantagem sobre a concorrência. Por outro, enfrentaremos dificuldades para captar e convencer novos clientes da importância d<text:span text:style-name="T73">o serviço prestado</text:span>.</text:p>
      <text:p text:style-name="P11"/>
      <text:h text:style-name="P144" text:outline-level="3"><text:bookmark-start text:name="__RefHeading___Toc918_2744110845"/>Fornecedores<text:bookmark-end text:name="__RefHeading___Toc918_2744110845"/></text:h>
      <text:p text:style-name="P9"><text:span text:style-name="T55"><text:tab/></text:span><text:span text:style-name="T70">O capital indispensável para a realização dos processos da Pangea é intelectual, fazendo com que os fornecedores se resumam a serviços básicos de </text:span><text:span text:style-name="T71">escritório,</text:span><text:span text:style-name="T70"> contato, manutenção on-line e necessidades internas da empresa. A Internet e as </text:span><text:span text:style-name="T72">B</text:span><text:span text:style-name="T70">ibliotecas serão nossos principais fornecedores.</text:span></text:p>
      <text:h text:style-name="P137" text:outline-level="1"><text:bookmark-start text:name="__RefHeading___Toc920_2744110845"/>Plano de Marketing<text:bookmark-end text:name="__RefHeading___Toc920_2744110845"/></text:h>
      <text:p text:style-name="P1"/>
      <text:h text:style-name="P139" text:outline-level="2"><text:bookmark-start text:name="__RefHeading___Toc922_2744110845"/>Serviço<text:bookmark-end text:name="__RefHeading___Toc922_2744110845"/></text:h>
      <text:p text:style-name="P2"><text:tab/><text:span text:style-name="T81">A aplicação web tem interface amigável aproveitando os padrões já pré-definidos de layout da empresa Casa Santa Tereza. O serviço principal neste caso é </text:span><text:span text:style-name="T82">a comunicação interativa e a produção de dados que se transformam em estatísticas com relevância tendo o objetivo de aprimorar a tomada de decisões dos gestores produtivos. Juntamente, o ambiente perfeito para homologação das decisões transformando-as em marketing direto instaura-se com o forte atrelamento entre oferta, demanda e tecnologia aplicada.</text:span></text:p>
      <text:p text:style-name="P2"/>
      <text:h text:style-name="P139" text:outline-level="2"><text:bookmark-start text:name="__RefHeading___Toc924_2744110845"/>Preço<text:bookmark-end text:name="__RefHeading___Toc924_2744110845"/></text:h>
      <text:p text:style-name="P11"><text:tab/><text:span text:style-name="T87">A aplicação não é fonte de renda, mas atua como instrumento primordial para tal. A gestão da tecnologia não é um processo final, fazendo parte do meio para atingir os principais objetivos da saída dos produtos (venda). O investimento (custo) construir-se-á, após a construção inicial, conforme os parâmetros de necessidade evoluem (suporte), e serão influenciados diretamente pela relação custo x benefício entre ao construção do código e configurações internas propriamente ditas, e a medição do resultado real. Uma carga horária mínima poderá ser estabelecida caso seja necessário adequação por período pré-definido.</text:span></text:p>
      <text:p text:style-name="P11"><text:tab/><text:span text:style-name="T100">Para os objetivos práticos da construção de cenários, adotaremos a média entre os salários base (piso) da categoria referênte às habilidades requeridas pelas tecnologias aplicadas:</text:span></text:p>
      <text:p text:style-name="P11"/>
      <text:p text:style-name="P18"><text:span text:style-name="T1">R$</text:span> <text:span text:style-name="T101">1929,29+5332,68+6200,00+4225,69+2809,87+4688,49+2903,05 = 28089,07÷7 = </text:span><text:span text:style-name="T5">4012,72</text:span></text:p>
      <text:p text:style-name="P17"/>
      <text:p text:style-name="P19">Referências:</text:p>
      <text:p text:style-name="P19">http://sindpdrj.org.br/acordos_convencao/particulares/CCT_2017_2019.pdf</text:p>
      <text:p text:style-name="P19">https://www.guiadacarreira.com.br/salarios/quanto-ganha-um-analista-de-sistemas/</text:p>
      <text:p text:style-name="P22">https://www.salario.com.br/tabela-salarial/</text:p>
      <text:p text:style-name="P22">https://www.catho.com.br/profissoes</text:p>
      <text:p text:style-name="P16"/>
      <text:p text:style-name="P16">*Nota: examinar Item 5.3 deste documento.</text:p>
      <text:p text:style-name="P11"/>
      <text:h text:style-name="P139" text:outline-level="2"><text:bookmark-start text:name="__RefHeading___Toc926_2744110845"/>Estratégia<text:bookmark-end text:name="__RefHeading___Toc926_2744110845"/></text:h>
      <text:p text:style-name="P11"><text:tab/>Nosso negócio contará com ampla divulgação on-line nas mídias <text:span text:style-name="T85">sociais ou</text:span> especializadas em <text:span text:style-name="T85">Tecnologia e Serviços, Alimento Saudáveis, Alimentos Caseiros, Artesanatos e</text:span> Redes Sociais ativas. <text:span text:style-name="T90">A aplicação</text:span> contará com uma plataforma de fácil identificação, <text:span text:style-name="T90">comunicação visual específica</text:span> e rapidez na absorção das informações <text:span text:style-name="T90">presentes</text:span>.</text:p>
      <text:p text:style-name="P11"><text:soft-page-break/><text:tab/>Outra forma de divulgação é o contato direto com a gerência dos estabelecimentos <text:span text:style-name="T90">parceiros</text:span> (<text:span text:style-name="T90">escolas, cafés</text:span>, entre outros), através de uma pequena apresentação dos serviços e de material deixado no local (<text:span text:style-name="T91">mídia direcionada, criada pelo responsável pelo design gráfico da empresa</text:span>).</text:p>
      <text:p text:style-name="P11"><text:tab/>Para o público em geral, o Adwords do Google é extremamente necessário. Estando bem localizado no topo das procuras a Pangea Soluções será encontrada rapidamente de acordo com a procura dos <text:span text:style-name="T92">interessados</text:span> (buscas em “o que fazer”, ou de atrativos de determinados locais). Além disso, confiamos no “feedback positivo” de cada processo bem sucedido, fazendo com que as indicações pessoais sobre a empresa determinem as escolhas duvidosas. A interação entre Facebook, Twitter, Instagram, entre outras mídias sociais completam a gama de exposição das informações da <text:span text:style-name="T92">aplicação</text:span>, funcionando também como uma espécie de portfólio alternativo e sempre atualizado.</text:p>
      <text:p text:style-name="P11"><text:tab/>Nosso sistema de pagamento será realizado pelo PagSeguro, uma das ferramentas mais utilizadas para pagamento on-line <text:span text:style-name="T92">no Brasil</text:span>. Assim através dos nossos Smartphones com conexão com a internet, receberemos instantaneamente a confirmação dos saldos permitindo maior agilidade e outras vantagens.</text:p>
      <text:p text:style-name="P11"/>
      <text:h text:style-name="P139" text:outline-level="2"><text:bookmark-start text:name="__RefHeading___Toc928_2744110845"/>Localização<text:bookmark-end text:name="__RefHeading___Toc928_2744110845"/></text:h>
      <text:p text:style-name="P11"><text:tab/>Endereço virtual: <text:span text:style-name="T122">https://www.statereza.com.br</text:span></text:p>
      <text:p text:style-name="P11"><text:tab/>Telefone: <text:span text:style-name="T63">067 9906-4923 / 067 9988-4923</text:span></text:p>
      <text:p text:style-name="P11"/>
      <text:p text:style-name="P11"><text:tab/>Por se tratar de uma comunicação ativa e fluente on-line, nossa empresa <text:span text:style-name="T64">ainda</text:span> não necessita de um local físico bem localizado. <text:span text:style-name="T65">D</text:span>e início, a preocupação maior é com a localização on-line do <text:span text:style-name="T65">sistema</text:span>, com informações precisas e suas disposições, e com a distância <text:span text:style-name="T66">já </text:span>encurtada <text:span text:style-name="T67">pela internet </text:span>entre fornecedor e demanda <text:span text:style-name="T93">por tecnologias adequadas (videoconferência, etc)</text:span>.</text:p>
      <text:p text:style-name="P6"/>
      <text:h text:style-name="P139" text:outline-level="2"><text:bookmark-start text:name="__RefHeading___Toc930_2744110845"/>Layout e Identidade<text:bookmark-end text:name="__RefHeading___Toc930_2744110845"/></text:h>
      <text:p text:style-name="P11"><text:tab/>O layout <text:span text:style-name="T64">da aplicação</text:span> estará em harmonia com o esquema de cores e detalhes da logomarca <text:span text:style-name="T94">e design já existente</text:span>. A interface será simplificada com informações resumidas e conteúdo necessário <text:span text:style-name="T94">prático</text:span> para atingir o resultado correto com rapidez e segurança para o cliente.</text:p>
      <text:h text:style-name="P137" text:outline-level="1"><text:bookmark-start text:name="__RefHeading___Toc940_2744110845"/>Plano Financeiro<text:bookmark-end text:name="__RefHeading___Toc940_2744110845"/></text:h>
      <text:p text:style-name="P6"/>
      <text:h text:style-name="P139" text:outline-level="2"><text:bookmark-start text:name="__RefHeading___Toc942_2744110845"/>Estimativa de Investimentos Fixos<text:bookmark-end text:name="__RefHeading___Toc942_2744110845"/></text:h>
      <text:p text:style-name="P59"><text:span text:style-name="T102"><text:tab/></text:span><text:span text:style-name="T103">Os investimento Fixos são aqueles que </text:span><text:span text:style-name="T104">são necessários para começar o negócio. Trata-se de um negócio simples e o qual depende de ferramentas que já existem (como computador de fonte pessoal disponível com investimento para empresa), e conta com apenas um item destinado à propriedade do produto: um HD </text:span><text:span text:style-name="T105">com espaço suficiente para armazenamento dos dados transportados no dia a dia. </text:span><text:span text:style-name="T111">Essa estimativa está em R$249,90 apenas.</text:span></text:p>
      <text:p text:style-name="P53"/>
      <text:h text:style-name="P139" text:outline-level="2"><text:bookmark-start text:name="__RefHeading___Toc944_2744110845"/>Estimativa de Investimentos Pré-operacionais<text:bookmark-end text:name="__RefHeading___Toc944_2744110845"/></text:h>
      <text:p text:style-name="P59"><text:span text:style-name="T102"><text:tab/></text:span><text:span text:style-name="T106">Essa tabela ajuda a estimar o processo pre-operacional da organização. Veja que adotamos valores atualizados para o investimento que dá o poder de ação à uma organização perante a legislação efetiva. </text:span><text:span text:style-name="T107">A depreciação </text:span><text:span text:style-name="T110">também </text:span><text:span text:style-name="T107">aparece uma vez que os equipamentos já estão em uso, e cumprirão imediatamente sua ação no tempo. </text:span><text:span text:style-name="T111">O valor total da estimativa é de R$347,59 contendo o plano semestral do Hostgator contratado.</text:span></text:p>
      <text:p text:style-name="P54"/>
      <text:h text:style-name="P139" text:outline-level="2"><text:bookmark-start text:name="__RefHeading___Toc946_2744110845"/>Investimento Total<text:bookmark-end text:name="__RefHeading___Toc946_2744110845"/></text:h>
      <text:p text:style-name="P59"><text:span text:style-name="T102"><text:tab/></text:span><text:span text:style-name="T108">A tabela de investimento total compreende o somatório entre as estimativas de investimento (Fixos + Operacionais) e pretende estabelecer quais as principais fontes de recurso (em %) para futuras menções. </text:span><text:span text:style-name="T111">Somados, o investimento total é de R$597,49.</text:span></text:p>
      <text:p text:style-name="P55"/>
      <text:h text:style-name="P139" text:outline-level="2"><text:bookmark-start text:name="__RefHeading___Toc948_2744110845"/>Estimativa de Faturamento Mensal<text:bookmark-end text:name="__RefHeading___Toc948_2744110845"/></text:h>
      <text:p text:style-name="P59"><text:span text:style-name="T102"><text:tab/></text:span><text:span text:style-name="T109">Nessa tabela, a estivativa compreende os custos das duas principais horas trabalhadas (ativas e inativas), no ritimo de uma carga horária de </text:span><text:span text:style-name="T111">7</text:span><text:span text:style-name="T109">0 horas/mês </text:span><text:span text:style-name="T111">dividido entre as operações definidas</text:span><text:span text:style-name="T109">. </text:span><text:span text:style-name="T111">Isso compreende o valor de R$2207,00 (com 30 horas ativas a R$20,06 e 10 horas inativas a R$100,32).</text:span></text:p>
      <text:p text:style-name="P52"/>
      <text:h text:style-name="P139" text:outline-level="2"><text:bookmark-start text:name="__RefHeading___Toc950_2744110845"/>Estimativa dos Custos com Comercialização<text:bookmark-end text:name="__RefHeading___Toc950_2744110845"/></text:h>
      <text:p text:style-name="P59"><text:span text:style-name="T102"><text:tab/></text:span><text:span text:style-name="T112">Os custos de comercialização envolvem os impostos e os gastos com vendas, compreendendo as principais taxas sobre os serviços de venda (cartão, boleto, entre outras).</text:span></text:p>
      <text:p text:style-name="P56"/>
      <text:h text:style-name="Heading_20_3" text:outline-level="3"><text:bookmark-start text:name="__RefHeading___Toc952_2744110845"/><text:soft-page-break/>Impostos<text:bookmark-end text:name="__RefHeading___Toc952_2744110845"/></text:h>
      <text:p text:style-name="Text_20_body"><text:tab/><text:span text:style-name="T123">De acordo com as fontes creditadas sobre essas informações, os impostos sobre serviços no estado de Santa Catarina compreendem as alíquotas de ISS, PIS, COFINS, CSLL, ICMS e IRPJ. Atenção ao IRPJ que é calculado sobre a renda trimestral bruta. De acordo com a estimativa de faturamento, o total dos impostos é de R$654,24.</text:span></text:p>
      <text:p text:style-name="Text_20_body"/>
      <text:h text:style-name="Heading_20_3" text:outline-level="3"><text:bookmark-start text:name="__RefHeading___Toc954_2744110845"/>Gastos com Vendas<text:bookmark-end text:name="__RefHeading___Toc954_2744110845"/></text:h>
      <text:p text:style-name="Text_20_body"><text:tab/><text:span text:style-name="T124">Já os gastos com vendas entendem as operações de crédito, débito e outras formas de pagamento que serão disponibilizadas. A empresa PagSeguro é a fornecedora escolhida com a taxa de 3% sob operações, totalizando R$670,80.</text:span></text:p>
      <text:p text:style-name="Text_20_body"/>
      <text:h text:style-name="P139" text:outline-level="2"><text:bookmark-start text:name="__RefHeading___Toc956_2744110845"/>Estimativa d<text:span text:style-name="T120">o</text:span> Custos com Depreciação<text:bookmark-end text:name="__RefHeading___Toc956_2744110845"/></text:h>
      <text:p text:style-name="P59"><text:span text:style-name="T102"><text:tab/></text:span><text:span text:style-name="T113">Os únicos ativos fixos citados são os computadores e discos rígidos que são as ferramentas principais </text:span><text:span text:style-name="T114">do desenvolvimento do produto em questão. </text:span><text:span text:style-name="T115">Os valores são atualizados e, diluídos de acordo com a durabilidade, compreendem o total mensal de R$95,71.</text:span></text:p>
      <text:p text:style-name="P57"/>
      <text:h text:style-name="P139" text:outline-level="2"><text:bookmark-start text:name="__RefHeading___Toc958_2744110845"/>Estimativa de Custos Fixos Operacionais Mensais<text:bookmark-end text:name="__RefHeading___Toc958_2744110845"/></text:h>
      <text:p text:style-name="P59"><text:span text:style-name="T102"><text:tab/></text:span><text:span text:style-name="T114">Essas estimativas estão de acordo com um cenário empresarial e seus recursos cabíveis, mensalmente contribuindo com custos de energia e água, depreciação e contabilidade, além das despesas extras e a parcela do serviço de hospedagem. </text:span><text:span text:style-name="T116">O valor é de R$706,18.</text:span></text:p>
      <text:p text:style-name="P57"/>
      <text:h text:style-name="P139" text:outline-level="2"><text:bookmark-start text:name="__RefHeading___Toc960_2744110845"/>Demonstrativo de Resultados<text:bookmark-end text:name="__RefHeading___Toc960_2744110845"/></text:h>
      <text:p text:style-name="P59"><text:span text:style-name="T102"><text:tab/></text:span><text:span text:style-name="T117">Nesse quadro temos um panorama a ser analisado. </text:span><text:span text:style-name="T118">A margem de contribuição, que representa aproximadamente 70% da receita total com as vendas, é calculada retirando-se os custos variáveis totais da receita bruta. Dessa margem, ainda é retirado o custo fixo total para obter-se o resultado operacional de R$830,02 compondo 37,61% da margem de contribuição.</text:span></text:p>
      <text:p text:style-name="P52"/>
      <text:h text:style-name="P139" text:outline-level="2"><text:bookmark-start text:name="__RefHeading___Toc962_2744110845"/>Indicadores de Viabilidade<text:bookmark-end text:name="__RefHeading___Toc962_2744110845"/></text:h>
      <text:p text:style-name="P59"><text:span text:style-name="T102"><text:tab/></text:span><text:span text:style-name="T119">Os indicadores de viabilidade servem justamente para explorar o potencial de sucesso do investimento relacionando estimativas para compor um cenário com quatro variáveis:</text:span></text:p>
      <text:p text:style-name="P58"/>
      <text:h text:style-name="P145" text:outline-level="3"><text:bookmark-start text:name="__RefHeading___Toc964_2744110845"/><text:soft-page-break/>P<text:span text:style-name="T76">onto de Equilíbrio</text:span><text:bookmark-end text:name="__RefHeading___Toc964_2744110845"/></text:h>
      <text:p text:style-name="P61"><text:span text:style-name="T76"><text:tab/></text:span><text:span text:style-name="T77">O ponto de equilibrio é uma importante ferramenta, calculada sob percentual da receita projetada, identificando o volume mínimo de faturamento para não geração de prejuízos. </text:span><text:span text:style-name="T78">Quanto menor for o índice, a relação entre operações e manutenção se desloca a favor dos custos variáveis (manutenção = custos fixos). </text:span><text:span text:style-name="T79">Com 45,97% a Pangea sobrevive de encontro com as operações, tornando-se mais competitiva e com melhor rentabilidade.</text:span></text:p>
      <text:p text:style-name="P51"/>
      <text:h text:style-name="P146" text:outline-level="3"><text:bookmark-start text:name="__RefHeading___Toc1440_1805825125"/>Lucratividade<text:bookmark-end text:name="__RefHeading___Toc1440_1805825125"/></text:h>
      <text:p text:style-name="P61"><text:tab/>A Lucratividade é um indicador de eficiência operacional obtido sob a forma de valor percentual e que indica qual é o ganho que a empresa consegue gerar sobre o trabalho que desenvolve. É um dos principais indicadores econômicos da empresa, ligado diretamente com a competitividade do negócio. <text:span text:style-name="T125">Está em 37,61%, porém quanto mais melhor.</text:span></text:p>
      <text:p text:style-name="P61"/>
      <text:h text:style-name="P147" text:outline-level="3"><text:bookmark-start text:name="__RefHeading___Toc1442_1805825125"/>Rentabilidade<text:bookmark-end text:name="__RefHeading___Toc1442_1805825125"/></text:h>
      <text:p text:style-name="P63"><text:tab/><text:span text:style-name="T126">É um indicador que utiliza</text:span> a relação entre o valor do lucro líquido e o investimento realizado. Não basta que o negócio seja lucrativo, ele precisa também ser rentável. Um empreendimento que demore a trazer retorno do investimento não apresenta rentabilidade atraente do ponto de vista de um investidor. <text:span text:style-name="T127">Podemos ver que com 138,92% de rentabilidade (pelo baixo custo de investimentos) a margem de ganho é alta.</text:span></text:p>
      <text:p text:style-name="P62"/>
      <text:h text:style-name="P148" text:outline-level="3"><text:bookmark-start text:name="__RefHeading___Toc1444_1805825125"/>Prazo de Retorno do Investimento<text:bookmark-end text:name="__RefHeading___Toc1444_1805825125"/></text:h>
      <text:p text:style-name="P62"><text:tab/><text:span text:style-name="T128">O nome já diz: tempo que o valor do investimento leva para ser recuperado. De acordo com os valores das estimativas, o prazo de retorno é menos de um mês (para ser mais exato: 0,72 meses / 21,6 dias / 518,4 horas / 31.104 minutos ou 1.866.240 segundos).</text:span></text:p>
      <text:h text:style-name="P137" text:outline-level="1"><text:bookmark-start text:name="__RefHeading___Toc968_2744110845"/>Análises e Cenários<text:bookmark-end text:name="__RefHeading___Toc968_2744110845"/></text:h>
      <text:p text:style-name="P15"/>
      <text:h text:style-name="P140" text:outline-level="2"><text:bookmark-start text:name="__RefHeading___Toc970_2744110845"/>SWOT<text:span text:style-name="T96"> </text:span><text:span text:style-name="T74">(Strenghts, Weaknesses, Oportunities and Threats)</text:span><text:bookmark-end text:name="__RefHeading___Toc970_2744110845"/></text:h>
      <text:p text:style-name="P60"><text:span text:style-name="T75"><text:tab/></text:span><text:span text:style-name="T80">Veja que a análise pode correr da seguinte forma: a organização em si é uma empresa da área de tecnologia, uma das mais concorridas e inovadoras áreas da prestação de serviçõs no mundo. Isso causa uma pluralidade organizacional vasta e eficiente, aumento substancial das ferramentas de trabalho (inclusive em valor) e a internacionalização dos negócios. Assim muitas pessoas aderem à este mercado, construindo ou sendo as próprias organizações. Além disso, a inovação e transformação fazem parte da atividade diária do nicho tecnológico, e muitas oportunidades podem virar problemas futuros. A segurança vem junto com o controle de qualidade, eficiência, usabilidade e portabilidade, atributos dos quais a empresa traça sua tática de sucesso. </text:span></text:p>
      <text:p text:style-name="P50"/>
      <text:h text:style-name="Heading_20_3" text:outline-level="3"><text:bookmark-start text:name="__RefHeading___Toc1514_2014795042"/><text:span text:style-name="T95">Forças</text:span> e Oportunidades (Strenghts and Oportunities)<text:bookmark-end text:name="__RefHeading___Toc1514_2014795042"/></text:h>
      <text:p text:style-name="P25"><text:tab/>Forças são elementos internos da organização:</text:p>
      <text:p text:style-name="P25">- Controle de Qualidade;</text:p>
      <text:p text:style-name="P25">- Eficiência;</text:p>
      <text:p text:style-name="P25">- Usabilidade, Portabilidade;</text:p>
      <text:p text:style-name="P26"><text:tab/>Oportunidades são fatores externos, de mercado:</text:p>
      <text:p text:style-name="P26">- Mercado em expansão;</text:p>
      <text:p text:style-name="P26">- Investimentos em Startups e Tecnologia;</text:p>
      <text:p text:style-name="P27">- <text:span text:style-name="T133">Mercado internacional e custo x benefício de câmbio;</text:span></text:p>
      <text:p text:style-name="P23"/>
      <text:h text:style-name="Heading_20_3" text:outline-level="3"><text:bookmark-start text:name="__RefHeading___Toc1516_2014795042"/><text:span text:style-name="T95">Fraquezas</text:span> e Ameaças (Weaknesses and Threats)<text:bookmark-end text:name="__RefHeading___Toc1516_2014795042"/></text:h>
      <text:p text:style-name="P11"><text:tab/><text:span text:style-name="T129">Fraquezas são atributos internos da organização:</text:span></text:p>
      <text:p text:style-name="P11">- <text:span text:style-name="T129">Conhecimentos novos aplicados;</text:span></text:p>
      <text:p text:style-name="P11">- <text:span text:style-name="T129">Pouco tempo de mercado;</text:span></text:p>
      <text:p text:style-name="P11">- <text:span text:style-name="T130">Pouca experiência no suporte a sistemas;</text:span></text:p>
      <text:p text:style-name="P11"><text:tab/><text:span text:style-name="T129">Ameaças são evento externos, do meio:</text:span></text:p>
      <text:p text:style-name="P11">- <text:span text:style-name="T132">Diversas empresas de Tecnologia no mercado;</text:span></text:p>
      <text:p text:style-name="P11">- <text:span text:style-name="T131">Ferramentas básicas de alto valor financeiro (em caso de danos);</text:span></text:p>
      <text:p text:style-name="P11">- <text:span text:style-name="T134">Novas pessoas fazendo as mesmas tarefas mais rapidamente e com mais qualidade;</text:span></text:p>
      <text:p text:style-name="P11"/>
      <text:h text:style-name="P139" text:outline-level="2"><text:bookmark-start text:name="__RefHeading___Toc972_2744110845"/>Construção de Cenários<text:bookmark-end text:name="__RefHeading___Toc972_2744110845"/></text:h>
      <text:p text:style-name="P11"><text:tab/>A avaliação de dois cenários polarizados, positivo e negativo, nos ajuda a preparar soluções <text:span text:style-name="T97">de acordo com ambientes hipotéticos</text:span> para não termos surpresas prejudiciais no início das atividades. Temo que nos preparar tanto para um cenário negativo (com uma estimativa de vendas menor do que a apresentada), quanto para um cenário onde poderemos receber mais horas do que <text:soft-page-break/>podemos cumprir, causando consequências negativas para um resultado de curto e médio prazo <text:span text:style-name="T97">na produtividade interna</text:span>.</text:p>
      <text:p text:style-name="P11"><text:tab/><text:span text:style-name="T135">O cenário A é otimista, para visualizarmos a solução ideal para as operações com 140 horas ativas e 20 inativas. O somatório de R$4.815,16 corresponde a 40 horas semanais trabalhadas (35 ativas e 5 inativas). O prazo de retorno do investimento cai para 0,27 meses (8,1 dias), com impostos chegando a <text:s/>R$1.501,40.</text:span></text:p>
      <text:p text:style-name="P13"><text:tab/><text:span text:style-name="T136">Já o cenário B é pessimista, com apenas uma semana de 40 horas trabalhadas (35 ativas e 5 inativas) somando R$1.203,82 de faturamento. Nesta versão dos fatos, o total líquido ainda é positivo (a organização de sustenta), com margem de impostos em R$375,35 e prazo de retorno de 18,19 meses (ou 545,7 dias).</text:span></text:p>
      <text:p text:style-name="P13"><text:tab/><text:span text:style-name="T137">Desta maneira, conseguimos enxergar melhor as margens de retorno e previsão dos lucros em polarizações possíveis de mercado, e estarmos preparados para situações com pouca ou muita disponibilidade de serviços.</text:span></text:p>
      <text:h text:style-name="P138" text:outline-level="1"><text:bookmark-start text:name="__RefHeading___Toc3731_280951442"/>Anexos – <text:span text:style-name="T226">Projeto Primário, Custeio e Gestão Riscos</text:span><text:bookmark-end text:name="__RefHeading___Toc3731_280951442"/></text:h>
      <text:h text:style-name="P141" text:outline-level="2"><text:bookmark-start text:name="__RefHeading___Toc3733_280951442"/>TAP – Termo de Abertura de Projeto<text:bookmark-end text:name="__RefHeading___Toc3733_280951442"/></text:h>
      <text:p text:style-name="P33"/>
      <text:p text:style-name="Standard"><text:span text:style-name="T1">Título do Projet</text:span><text:span text:style-name="T6">o</text:span></text:p>
      <text:p text:style-name="Standard"/>
      <text:p text:style-name="Standard"><text:tab/><text:span text:style-name="T146">Sta Thereza Tech</text:span></text:p>
      <text:p text:style-name="Standard"/>
      <text:p text:style-name="Standard"/>
      <text:p text:style-name="P33">Justificativa / Objetivo</text:p>
      <text:p text:style-name="Standard"/>
      <text:p text:style-name="Standard"><text:tab/>A organização em vista vem sofrendo as dificuldades consequentes ao controle interno dos próprios processos e <text:span text:style-name="T147">dados relevantes. Os processos de vendas, marketing e outros, não são informatizados,</text:span> <text:span text:style-name="T146">e a organização deixa de ganhar com a falta de informações vindas da demanda de seus produtos. Para solucionar o problema, a Casa Santa Thereza quer cosntruir um software administrativo/comercial para aliar o marketing e as vendas ao gerenciamento, produzindo informações úteis que ajudem na tomada de decisão no dia-a-dia da empresa.</text:span></text:p>
      <text:p text:style-name="Standard"><text:tab/><text:span text:style-name="T148">O objetivo deste projeto é garantir o sucesso desta empreitada, auxiliando no processo gerencial em todos os níveis de execução.</text:span></text:p>
      <text:p text:style-name="Standard"/>
      <text:p text:style-name="Standard"/>
      <text:p text:style-name="Standard"><text:span text:style-name="T1">Escopo </text:span><text:span text:style-name="T7">do Projeto</text:span></text:p>
      <text:p text:style-name="Standard"/>
      <text:p text:style-name="Standard">INÍCIO</text:p>
      <text:p text:style-name="Standard"><text:tab/>- <text:span text:style-name="T149">25</text:span> de <text:span text:style-name="T149">julho</text:span> de 201<text:span text:style-name="T149">8</text:span></text:p>
      <text:p text:style-name="Standard"/>
      <text:p text:style-name="Standard">PRODUTOS</text:p>
      <text:p text:style-name="Standard"><text:tab/>- <text:span text:style-name="T149">Planejamento</text:span></text:p>
      <text:p text:style-name="Standard"><text:tab/><text:tab/><text:span text:style-name="T169">3 meses – 364 horas – R$7.301,84 – 56,5%</text:span></text:p>
      <text:p text:style-name="Standard"><text:tab/>- <text:span text:style-name="T145">Execução</text:span></text:p>
      <text:p text:style-name="P31"><text:tab/><text:tab/><text:span text:style-name="T170">07 semanas – 196 horas – R$3.931,76 – 30,4%</text:span></text:p>
      <text:p text:style-name="Standard"><text:tab/>- <text:span text:style-name="T145">Implantação</text:span></text:p>
      <text:p text:style-name="Standard"><text:tab/><text:tab/><text:span text:style-name="T170">03 semanas – 84 horas – R$1.685,04 – 13,1%</text:span></text:p>
      <text:p text:style-name="Standard"/>
      <text:p text:style-name="Standard">PRAZO</text:p>
      <text:p text:style-name="P32"><text:tab/>- <text:span text:style-name="T172">3</text:span> meses: <text:span text:style-name="T171">50</text:span>% dos <text:span text:style-name="T172">produtos</text:span></text:p>
      <text:p text:style-name="P32"><text:tab/>- <text:span text:style-name="T172">6 meses: 30% dos produtos</text:span></text:p>
      <text:p text:style-name="Standard"><text:tab/>- <text:span text:style-name="T172">12 meses: 20% dos produtos</text:span></text:p>
      <text:p text:style-name="Standard"/>
      <text:p text:style-name="Standard">GESTORES</text:p>
      <text:p text:style-name="Standard"><text:tab/>- <text:span text:style-name="T150">Pangea Soluções Ltda CEO – João Pedro LPS</text:span></text:p>
      <text:p text:style-name="Standard"/>
      <text:p text:style-name="Standard">CUSTO</text:p>
      <text:p text:style-name="Standard"><text:tab/>- <text:span text:style-name="T168">Custo</text:span> <text:span text:style-name="T173">E</text:span>stimado: <text:span text:style-name="T175">644h * $20,06 + CONSULTORIA = </text:span><text:span text:style-name="T8">R$</text:span><text:span text:style-name="T53">3</text:span><text:span text:style-name="T12">2.98</text:span><text:span text:style-name="T53">2</text:span><text:span text:style-name="T8">,</text:span><text:span text:style-name="T12">4</text:span><text:span text:style-name="T8">4</text:span></text:p>
      <text:p text:style-name="Standard"><text:tab/>- <text:span text:style-name="T167">Tempo Máximo do Projeto: </text:span><text:span text:style-name="T9">644h / </text:span><text:span text:style-name="T13">~6 meses</text:span><text:span text:style-name="T9"> / </text:span><text:span text:style-name="T13">23 semanas / 161 dias</text:span></text:p>
      <text:p text:style-name="Standard"><text:tab/>- <text:span text:style-name="T173">Custo Máximo: 3% acima – </text:span><text:span text:style-name="T10">R$</text:span><text:span text:style-name="T54">33.971,92</text:span></text:p>
      <text:p text:style-name="Standard"/>
      <text:p text:style-name="Standard"><text:soft-page-break/>INCLUSO</text:p>
      <text:p text:style-name="Standard"><text:tab/>- <text:span text:style-name="T174">200 Horas de Consultoria</text:span></text:p>
      <text:p text:style-name="Standard"><text:tab/>- <text:span text:style-name="T151">Implantação e</text:span> <text:span text:style-name="T152">Treinamentos</text:span></text:p>
      <text:p text:style-name="Standard"/>
      <text:p text:style-name="Standard">MANUTENÇÃO</text:p>
      <text:p text:style-name="Standard"><text:tab/>- <text:span text:style-name="T168">Valor estimado: </text:span><text:span text:style-name="T11">R$12.000,00/ano</text:span><text:span text:style-name="T153"> (R$1000,00/mês)</text:span></text:p>
      <text:p text:style-name="Standard"/>
      <text:p text:style-name="Standard">PROVIDẼNCIAS</text:p>
      <text:p text:style-name="Standard"><text:tab/>- Criação de um e-mail para a equipe de consultores, <text:span text:style-name="T154">para comunicação interna</text:span></text:p>
      <text:p text:style-name="Standard"><text:tab/>- <text:span text:style-name="T155">Espaço para instalação do sistema, de uso Administrativo, na matriz</text:span></text:p>
      <text:p text:style-name="Standard"/>
      <text:p text:style-name="Standard"/>
      <text:p text:style-name="P33"><text:span text:style-name="T156">O </text:span>Gerente de Projeto</text:p>
      <text:p text:style-name="Standard"/>
      <text:p text:style-name="Standard"><text:tab/><text:span text:style-name="T157">O gestor citado acima é o responsável pela administração do valor estimado. É seu dever o controle dos prazos e o controle da entregas dos produtos, de forma que não ultrapassem o prazo do projeto. Outras gerências e coordenações de setor também são envolvidas no projeto conforme cronograma detalhado definido no planejamento do projeto.</text:span></text:p>
      <text:p text:style-name="Standard"><text:tab/><text:span text:style-name="T158">Sobre o estouro do valor estimado, é permitido alcançar 3% além desse valor. Caso ocorra, é responsabilidade dos mesmos a justificação por escrito sobre o exedente.</text:span></text:p>
      <text:p text:style-name="Standard"><text:tab/>A nomeação de um representante de cada setor, com amplo conhecimento dos processos internos do setor em questão, para participar como usuário multiplicador (participar das discussões dos processos, apresentar sugestões, esclarecer dúvidas, providenciar aprovações e documentos junto aos superiores, realizar os treinamentos e treinar outros, entre outras ações) deverá ser feita em até 03 dias úteis, pelo <text:span text:style-name="T159">CEO da organização Casa Santa Thereza.</text:span></text:p>
      <text:p text:style-name="Standard"/>
      <text:p text:style-name="Standard"/>
      <text:p text:style-name="P33">Restrições</text:p>
      <text:p text:style-name="Standard"/>
      <text:p text:style-name="Standard">1 – CUSTO</text:p>
      <text:p text:style-name="P38"/>
      <text:p text:style-name="P49"><text:tab/><text:span text:style-name="T160">A estimativa de custo é de </text:span><text:span text:style-name="T8">R$</text:span><text:span text:style-name="T53">3</text:span><text:span text:style-name="T12">2.9</text:span><text:span text:style-name="T53">82</text:span><text:span text:style-name="T8">,</text:span><text:span text:style-name="T12">4</text:span><text:span text:style-name="T8">4</text:span><text:span text:style-name="T160">, devendo observar margem de 3% de estouro, justificada por escrito pelo(s) gestor(es) do projeto.</text:span></text:p>
      <text:p text:style-name="Standard"/>
      <text:p text:style-name="Standard"/>
      <text:p text:style-name="Standard">2 – PRAZO</text:p>
      <text:p text:style-name="Standard"/>
      <text:p text:style-name="Standard"><text:tab/>O prazo deverá ser contido em, no máximo, 18 meses seguindo o macro:</text:p>
      <text:p text:style-name="Standard"/>
      <text:p text:style-name="Standard"><text:tab/>SEMESTRE 1<text:tab/><text:tab/>SEMESTRE 2<text:tab/><text:tab/>SEMESTRE 3</text:p>
      <text:p text:style-name="Standard"><text:s text:c="3"/><text:tab/><text:tab/><text:span text:style-name="T176">56%</text:span><text:tab/><text:tab/><text:tab/><text:span text:style-name="T176">31</text:span>%<text:tab/><text:tab/><text:tab/><text:span text:style-name="T176">13%</text:span></text:p>
      <text:p text:style-name="Standard"/>
      <text:p text:style-name="Standard"/>
      <text:p text:style-name="Standard">3 – MANUTENÇÃO</text:p>
      <text:p text:style-name="Standard"/>
      <text:p text:style-name="Standard"><text:tab/><text:span text:style-name="T83">O objetivo da criação deste projeto é especificado como a formalização direcionada ao controle e o acompanhamento da implantação do recurso. </text:span><text:span text:style-name="T84">É necessário que mantenha-se atenção vital sob a manutenção do projeto e do processo como um todo.</text:span></text:p>
      <text:p text:style-name="Standard"/>
      <text:p text:style-name="Standard"><text:soft-page-break/></text:p>
      <text:p text:style-name="P33">Premissas</text:p>
      <text:p text:style-name="Standard"/>
      <text:p text:style-name="Standard"><text:tab/><text:span text:style-name="T161">O cenário foi levantado e o resultado da avaliação foi extenso. Existem inúmeras dificuldades relativas ao controle interno dos próprios processos e dados relevantes. Sendo assim acredita-se viável o investimento em tecnologia como instrumento de melhoria do cenário. A maior premissa é a de que a Tecnologia da Informação e os sistemas de informação são instrumentos intermediários que impactam na mudança dos fins (resultados). Três premissas básicas são levantadas conforme o estudo das adequações:</text:span></text:p>
      <text:p text:style-name="Standard"/>
      <text:p text:style-name="P33"><text:span text:style-name="T162"><text:tab/>1</text:span>. <text:span text:style-name="T163">Tecnologia como instrumento (ferramenta) empregado em melhorias;</text:span></text:p>
      <text:p text:style-name="P33"/>
      <text:p text:style-name="P33"><text:span text:style-name="T162"><text:tab/>2</text:span>. <text:span text:style-name="T164">T.I. impacta quase diretamente o resultado, agindo nos meios para alcançá-lo;</text:span></text:p>
      <text:p text:style-name="P33"/>
      <text:p text:style-name="P33"><text:span text:style-name="T162"><text:tab/>3</text:span>. <text:span text:style-name="T165">Sistemas de Informação clareiam a tomada de decisões no processo administrativo.</text:span></text:p>
      <text:p text:style-name="Standard"/>
      <text:p text:style-name="Standard"/>
      <text:p text:style-name="Standard"><text:tab/><text:span text:style-name="T166">Em face da necessidade organizacional, atesto, confirmo e apoio as informações acima:</text:span></text:p>
      <text:p text:style-name="Standard"/>
      <text:p text:style-name="Standard"/>
      <text:p text:style-name="Standard"/>
      <text:p text:style-name="Standard"/>
      <text:p text:style-name="Standard"/>
      <text:p text:style-name="Standard"/>
      <text:p text:style-name="Standard"/>
      <text:p text:style-name="Standard"/>
      <text:p text:style-name="Standard">_________________________________________________</text:p>
      <text:p text:style-name="Standard">Diretor Responsáve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________________________________________________</text:p>
      <text:p text:style-name="Standard">Gestor Responsável</text:p>
      <text:h text:style-name="P142" text:outline-level="2"><text:bookmark-start text:name="__RefHeading___Toc3735_280951442"/>Explanação do EAP / Diagrama de Rede<text:bookmark-end text:name="__RefHeading___Toc3735_280951442"/></text:h>
      <text:p text:style-name="P65"/>
      <text:p text:style-name="P65"><text:span text:style-name="T177">TEMPO DE EXEC.</text:span><text:tab/><text:tab/><text:tab/><text:span text:style-name="T178">161 dias</text:span> / 2<text:span text:style-name="T179">3</text:span> semanas / <text:span text:style-name="T177">644h</text:span></text:p>
      <text:p text:style-name="P66">ORÇAMENTO <text:span text:style-name="T218">DIRETO</text:span><text:tab/><text:tab/><text:span text:style-name="T218">R$12.918,44</text:span></text:p>
      <text:p text:style-name="P68"><text:span text:style-name="T233">CONSULTORIA<text:tab/><text:tab/></text:span><text:tab/>R$<text:span text:style-name="T232">20.064,00</text:span></text:p>
      <text:p text:style-name="P68">TOTAL ORÇADO<text:tab/><text:tab/><text:tab/>R$<text:span text:style-name="T232">32.982,44</text:span></text:p>
      <text:p text:style-name="P66"/>
      <text:p text:style-name="P66">DESCRITIVO</text:p>
      <text:p text:style-name="P67">Orde<text:span text:style-name="T180">m</text:span><text:tab/><text:tab/><text:span text:style-name="T225">Módulos</text:span><text:tab/><text:tab/>Sub-<text:span text:style-name="T225">Í</text:span>tens<text:tab/><text:tab/><text:tab/>Tempo de Execução</text:p>
      <text:p text:style-name="P71"><text:span text:style-name="T181"><text:tab/>1 –</text:span> <text:span text:style-name="T182">PLANEJAMENTO - </text:span><text:span text:style-name="T21">R$12.918,44</text:span><text:span text:style-name="T182"><text:tab/><text:tab/><text:tab/></text:span><text:span text:style-name="T21">91 dias/13 semanas/364h</text:span></text:p>
      <text:p text:style-name="P71"><text:tab/><text:tab/><text:span text:style-name="T181">1</text:span>.<text:span text:style-name="T181">1</text:span> <text:span text:style-name="T182">Negócio - <text:tab/></text:span><text:span text:style-name="T21">R$2.808,40</text:span><text:span text:style-name="T182"><text:tab/><text:tab/><text:tab/><text:tab/><text:tab/></text:span><text:span text:style-name="T21">35 dias/5 semanas/140h</text:span></text:p>
      <text:p text:style-name="P87"><text:span text:style-name="T1">1</text:span><text:tab/><text:tab/><text:tab/>1.1.1 Fundamento / Conceito<text:tab/>- <text:span text:style-name="T35">R$240,72</text:span><text:span text:style-name="T1"><text:tab/><text:tab/><text:tab/>03 dias/</text:span><text:span text:style-name="T24">12h</text:span></text:p>
      <text:p text:style-name="P71"><text:tab/><text:span text:style-name="T33">1</text:span><text:tab/><text:tab/><text:tab/>- <text:span text:style-name="T183">Dados da Gestão;</text:span></text:p>
      <text:p text:style-name="P89"><text:tab/><text:span text:style-name="T33">2</text:span><text:tab/><text:tab/><text:tab/>- <text:span text:style-name="T183">Perfil;</text:span></text:p>
      <text:p text:style-name="P89"><text:tab/><text:span text:style-name="T33">3</text:span><text:tab/><text:tab/><text:tab/>- <text:span text:style-name="T183">Atribuições;</text:span></text:p>
      <text:p text:style-name="P89"><text:tab/><text:span text:style-name="T33">4</text:span><text:tab/><text:tab/><text:tab/>- <text:span text:style-name="T183">Dados do Empreendimento;</text:span></text:p>
      <text:p text:style-name="P89"><text:tab/><text:span text:style-name="T33">5</text:span><text:tab/><text:tab/><text:tab/>- <text:span text:style-name="T183">Identidade Organizacional:</text:span></text:p>
      <text:p text:style-name="P89"><text:tab/><text:tab/><text:tab/><text:tab/><text:tab/>. <text:span text:style-name="T183">Missão, Visão e Valores;</text:span></text:p>
      <text:p text:style-name="P89"><text:tab/><text:span text:style-name="T33">6</text:span><text:tab/><text:tab/><text:tab/>- <text:span text:style-name="T183">Setor da Atividade;</text:span></text:p>
      <text:p text:style-name="P89"><text:tab/><text:span text:style-name="T33">7</text:span><text:tab/><text:tab/><text:tab/>- <text:span text:style-name="T183">Forma Jurídica;</text:span></text:p>
      <text:p text:style-name="P89"><text:tab/><text:span text:style-name="T33">8</text:span><text:tab/><text:tab/><text:tab/>- <text:span text:style-name="T183">Enquadramento Tributário;</text:span></text:p>
      <text:p text:style-name="P89"><text:tab/><text:span text:style-name="T33">9</text:span><text:tab/><text:tab/><text:tab/>- <text:span text:style-name="T183">Capital Social;</text:span></text:p>
      <text:p text:style-name="P89"><text:tab/><text:span text:style-name="T33">10</text:span><text:tab/><text:tab/><text:tab/>- <text:span text:style-name="T183">Recursos de Terceiros;</text:span></text:p>
      <text:p text:style-name="P89"><text:tab/><text:span text:style-name="T33">11</text:span><text:tab/><text:tab/><text:tab/>- <text:span text:style-name="T183">Oportunidade;</text:span></text:p>
      <text:p text:style-name="P89"><text:tab/><text:span text:style-name="T33">12</text:span><text:tab/><text:tab/><text:tab/>- <text:span text:style-name="T183">Descrição do Produto;</text:span></text:p>
      <text:p text:style-name="P89"><text:tab/><text:span text:style-name="T33">13</text:span><text:tab/><text:tab/><text:tab/>- <text:span text:style-name="T183">Características, Tecnologias e Benefícios;</text:span></text:p>
      <text:p text:style-name="P89"><text:tab/><text:span text:style-name="T33">14</text:span><text:tab/><text:tab/><text:tab/>- <text:span text:style-name="T183">Objetivo;</text:span></text:p>
      <text:p text:style-name="P90"><text:span text:style-name="T19">2</text:span><text:tab/><text:tab/><text:tab/>1.1.2 <text:span text:style-name="T184">Estudo de Mercado - </text:span><text:span text:style-name="T35">R$561,68<text:tab/></text:span><text:tab/><text:tab/><text:span text:style-name="T1">0</text:span><text:span text:style-name="T34">7</text:span><text:span text:style-name="T1"> dias/</text:span><text:span text:style-name="T24">28h</text:span></text:p>
      <text:p text:style-name="P89"><text:tab/><text:span text:style-name="T33">1</text:span><text:tab/><text:tab/><text:tab/>- <text:span text:style-name="T183">Clientes:</text:span></text:p>
      <text:p text:style-name="P89"><text:tab/><text:tab/><text:tab/><text:tab/><text:tab/>. <text:span text:style-name="T183">Dados Demograficos;</text:span></text:p>
      <text:p text:style-name="P89"><text:tab/><text:tab/><text:span text:style-name="T33">1</text:span><text:tab/><text:tab/><text:tab/>. <text:span text:style-name="T183">Dados Psicograficos;</text:span></text:p>
      <text:p text:style-name="P89"><text:tab/><text:tab/><text:span text:style-name="T33">2</text:span><text:tab/><text:tab/><text:tab/>. <text:span text:style-name="T183">Dados Comportamentais;</text:span></text:p>
      <text:p text:style-name="P89"><text:tab/><text:tab/><text:span text:style-name="T33">3</text:span><text:tab/><text:tab/><text:tab/>. <text:span text:style-name="T183">Necessidades;</text:span></text:p>
      <text:p text:style-name="P89"><text:tab/><text:span text:style-name="T33">2</text:span><text:tab/><text:tab/><text:tab/>- <text:span text:style-name="T183">Empreendimento:</text:span></text:p>
      <text:p text:style-name="P89"><text:tab/><text:tab/><text:span text:style-name="T33">1</text:span><text:tab/><text:tab/><text:tab/>- <text:span text:style-name="T183">Diferencial;</text:span></text:p>
      <text:p text:style-name="P89"><text:tab/><text:tab/><text:span text:style-name="T33">2</text:span><text:tab/><text:tab/><text:tab/>- <text:span text:style-name="T183">Concorrência;</text:span></text:p>
      <text:p text:style-name="P89"><text:tab/><text:tab/><text:span text:style-name="T33">3</text:span><text:tab/><text:tab/><text:tab/>- <text:span text:style-name="T183">Fornecedores;</text:span></text:p>
      <text:p text:style-name="P90"><text:span text:style-name="T19">3</text:span><text:tab/><text:tab/><text:tab/><text:span text:style-name="T184">1.1.3 Estudo de Marketing - </text:span><text:span text:style-name="T36">R$320,96</text:span><text:tab/><text:tab/><text:tab/><text:span text:style-name="T1">0</text:span><text:span text:style-name="T34">4</text:span><text:span text:style-name="T1"> dias/</text:span><text:span text:style-name="T24">16h</text:span></text:p>
      <text:p text:style-name="P89"><text:tab/><text:span text:style-name="T33">1</text:span><text:tab/><text:tab/><text:tab/>- <text:span text:style-name="T183">Serviço;</text:span></text:p>
      <text:p text:style-name="P89"><text:soft-page-break/><text:tab/><text:span text:style-name="T33">2</text:span><text:tab/><text:tab/><text:tab/>- <text:span text:style-name="T183">Preço;</text:span></text:p>
      <text:p text:style-name="P89"><text:tab/><text:span text:style-name="T33">3</text:span><text:tab/><text:tab/><text:tab/>- <text:span text:style-name="T183">Estratégia;</text:span></text:p>
      <text:p text:style-name="P89"><text:tab/><text:span text:style-name="T33">4</text:span><text:tab/><text:tab/><text:tab/>- <text:span text:style-name="T183">Localização;</text:span></text:p>
      <text:p text:style-name="P89"><text:tab/><text:span text:style-name="T33">5</text:span><text:tab/><text:tab/><text:tab/>- <text:span text:style-name="T183">Layout &amp; Identidade;</text:span></text:p>
      <text:p text:style-name="P90"><text:span text:style-name="T19">4</text:span><text:tab/><text:tab/><text:tab/><text:span text:style-name="T184">1.1.4 Plano Operacional - </text:span><text:span text:style-name="T36">R$561,68</text:span><text:tab/><text:tab/><text:tab/><text:tab/><text:span text:style-name="T1">0</text:span><text:span text:style-name="T34">7</text:span><text:span text:style-name="T1"> dias/</text:span><text:span text:style-name="T24">28h</text:span></text:p>
      <text:p text:style-name="P91"><text:tab/><text:span text:style-name="T33">1</text:span><text:tab/><text:tab/><text:tab/>- <text:span text:style-name="T185">Capacidade Máxima;</text:span></text:p>
      <text:p text:style-name="P91"><text:tab/><text:span text:style-name="T33">2</text:span><text:tab/><text:tab/><text:tab/>- <text:span text:style-name="T185">Capacidade Mínima;</text:span></text:p>
      <text:p text:style-name="P92"><text:tab/><text:span text:style-name="T33">3</text:span><text:tab/><text:tab/><text:tab/>- <text:span text:style-name="T186">Processos Operacionais:</text:span></text:p>
      <text:p text:style-name="P92"><text:tab/><text:tab/><text:span text:style-name="T33">1</text:span><text:tab/><text:tab/><text:tab/>. <text:span text:style-name="T186">Horas Ativas;</text:span></text:p>
      <text:p text:style-name="P92"><text:tab/><text:tab/><text:span text:style-name="T33">2</text:span><text:tab/><text:tab/><text:tab/>. <text:span text:style-name="T186">Horas Inativas;</text:span></text:p>
      <text:p text:style-name="P93"><text:span text:style-name="T19">5</text:span><text:tab/><text:tab/><text:tab/><text:span text:style-name="T184">1.1.5 Plano Financeiro - </text:span><text:span text:style-name="T36">R$1.123,36</text:span><text:tab/><text:tab/><text:tab/><text:tab/><text:span text:style-name="T34">14</text:span><text:span text:style-name="T1"> dias/</text:span><text:span text:style-name="T24">56h</text:span></text:p>
      <text:p text:style-name="P93"><text:tab/><text:span text:style-name="T32">1</text:span><text:tab/><text:tab/><text:tab/>- <text:span text:style-name="T188">Investimento Fixo;</text:span></text:p>
      <text:p text:style-name="P93"><text:tab/><text:span text:style-name="T32">2</text:span><text:tab/><text:tab/><text:tab/>- <text:span text:style-name="T188">Investimento Pré-operacional;</text:span></text:p>
      <text:p text:style-name="P93"><text:tab/><text:span text:style-name="T32">3</text:span><text:tab/><text:tab/><text:tab/>- <text:span text:style-name="T188">Investimento Total;</text:span></text:p>
      <text:p text:style-name="P93"><text:tab/><text:span text:style-name="T32">4</text:span><text:tab/><text:tab/><text:tab/>- <text:span text:style-name="T188">Estimativa de Faturamento;</text:span></text:p>
      <text:p text:style-name="P93"><text:tab/><text:span text:style-name="T32">5</text:span><text:tab/><text:tab/><text:tab/>- <text:span text:style-name="T188">Custos de Comercialização;</text:span></text:p>
      <text:p text:style-name="P93"><text:tab/><text:tab/><text:span text:style-name="T33">1</text:span><text:tab/><text:tab/><text:tab/>. <text:span text:style-name="T188">Impostos;</text:span></text:p>
      <text:p text:style-name="P93"><text:tab/><text:tab/><text:span text:style-name="T33">2</text:span><text:tab/><text:tab/><text:tab/>. <text:span text:style-name="T188">Gastos com Vendas;</text:span></text:p>
      <text:p text:style-name="P94"><text:tab/><text:span text:style-name="T32">6</text:span><text:tab/><text:tab/><text:tab/>- <text:span text:style-name="T189">Depreciação;</text:span></text:p>
      <text:p text:style-name="P94"><text:tab/><text:span text:style-name="T32">7</text:span><text:tab/><text:tab/><text:tab/>- <text:span text:style-name="T189">Custo Fixo Operacional Mensal;</text:span></text:p>
      <text:p text:style-name="P94"><text:tab/><text:span text:style-name="T32">8</text:span><text:tab/><text:tab/><text:tab/>- <text:span text:style-name="T189">Resultados (demonstrativo);</text:span></text:p>
      <text:p text:style-name="P94"><text:tab/><text:span text:style-name="T32">9</text:span><text:tab/><text:tab/><text:tab/>- <text:span text:style-name="T189">Indicadores de Viabilidade:</text:span></text:p>
      <text:p text:style-name="P94"><text:tab/><text:tab/><text:span text:style-name="T33">1</text:span><text:tab/><text:tab/><text:tab/>. <text:span text:style-name="T189">Ponto de Equilíbrio;</text:span></text:p>
      <text:p text:style-name="P94"><text:tab/><text:tab/><text:span text:style-name="T33">2</text:span><text:tab/><text:tab/><text:tab/>. <text:span text:style-name="T189">Lucratividade;</text:span></text:p>
      <text:p text:style-name="P94"><text:tab/><text:tab/><text:span text:style-name="T33">3</text:span><text:tab/><text:tab/><text:tab/>. <text:span text:style-name="T189">Rentabilidade;</text:span></text:p>
      <text:p text:style-name="P94"><text:tab/><text:tab/><text:span text:style-name="T33">4</text:span><text:tab/><text:tab/><text:tab/>. <text:span text:style-name="T189">Prazo de Retorno;</text:span></text:p>
      <text:p text:style-name="P94"><text:tab/><text:span text:style-name="T32">10</text:span><text:tab/><text:tab/><text:tab/>- <text:span text:style-name="T190">Análises / Cenários:</text:span></text:p>
      <text:p text:style-name="P95"><text:tab/><text:tab/><text:span text:style-name="T33">1</text:span><text:tab/><text:tab/><text:tab/>. <text:span text:style-name="T190">Análise SWOT;</text:span></text:p>
      <text:p text:style-name="P95"><text:tab/><text:tab/><text:span text:style-name="T33">2</text:span><text:tab/><text:tab/><text:tab/>. <text:span text:style-name="T190">Construção de Cenários;</text:span></text:p>
      <text:p text:style-name="P95"/>
      <text:p text:style-name="P71"><text:tab/><text:tab/><text:span text:style-name="T181">1</text:span>.<text:span text:style-name="T181">2</text:span> <text:span text:style-name="T182">Estratégico - </text:span><text:span text:style-name="T37">R$2.808,4</text:span><text:span text:style-name="T45">0</text:span><text:span text:style-name="T182"><text:tab/><text:tab/><text:tab/><text:tab/><text:tab/></text:span><text:span text:style-name="T21">35 dias/5 semanas/140h</text:span></text:p>
      <text:p text:style-name="P72"><text:span text:style-name="T19">6</text:span><text:tab/><text:tab/><text:tab/><text:span text:style-name="T191">1.2.1 Projeto - </text:span><text:span text:style-name="T31">R$401,2</text:span><text:span text:style-name="T45">0</text:span><text:span text:style-name="T191"><text:tab/><text:tab/><text:tab/><text:tab/><text:tab/></text:span><text:span text:style-name="T31">05 dias/20h</text:span></text:p>
      <text:p text:style-name="P72"><text:tab/><text:span text:style-name="T32">1</text:span><text:tab/><text:tab/><text:tab/>- <text:span text:style-name="T187">Idealização;</text:span></text:p>
      <text:p text:style-name="P73"><text:span text:style-name="T19">7</text:span><text:tab/><text:tab/><text:tab/><text:span text:style-name="T191">1.2.2 Escopo - </text:span><text:span text:style-name="T37">R$401,2</text:span><text:span text:style-name="T45">0</text:span><text:span text:style-name="T191"><text:tab/><text:tab/><text:tab/><text:tab/><text:tab/></text:span><text:span text:style-name="T31">05 dias/20h</text:span></text:p>
      <text:p text:style-name="P74"><text:tab/><text:span text:style-name="T32">1</text:span><text:tab/><text:tab/><text:tab/>- <text:span text:style-name="T192">Abrangência;</text:span></text:p>
      <text:p text:style-name="P74"><text:tab/><text:span text:style-name="T32">2</text:span><text:tab/><text:tab/><text:tab/>- <text:span text:style-name="T193">Pré-Requisitos;</text:span></text:p>
      <text:p text:style-name="P73"><text:span text:style-name="T19">8</text:span><text:tab/><text:tab/><text:tab/><text:span text:style-name="T191">1.2.3 Termo de Abertura - </text:span><text:span text:style-name="T37">R$320,96</text:span><text:span text:style-name="T191"><text:tab/><text:tab/><text:tab/><text:tab/></text:span><text:span text:style-name="T31">04 dias/16h</text:span></text:p>
      <text:p text:style-name="P73"><text:tab/><text:span text:style-name="T32">1</text:span><text:tab/><text:tab/><text:tab/>- <text:span text:style-name="T194">Título do Projeto;</text:span></text:p>
      <text:p text:style-name="P73"><text:tab/><text:span text:style-name="T32">2</text:span><text:tab/><text:tab/><text:tab/>- <text:span text:style-name="T194">Justificativa / Objetivo;</text:span></text:p>
      <text:p text:style-name="P73"><text:tab/><text:span text:style-name="T32">3</text:span><text:tab/><text:tab/><text:tab/>- <text:span text:style-name="T194">Escopo Específico;</text:span></text:p>
      <text:p text:style-name="P73"><text:soft-page-break/><text:tab/><text:span text:style-name="T32">4</text:span><text:tab/><text:tab/><text:tab/>- <text:span text:style-name="T194">Gestão;</text:span></text:p>
      <text:p text:style-name="P73"><text:tab/><text:span text:style-name="T32">5</text:span><text:tab/><text:tab/><text:tab/>- <text:span text:style-name="T194">Restrições;</text:span></text:p>
      <text:p text:style-name="P73"><text:tab/><text:span text:style-name="T32">6</text:span><text:tab/><text:tab/><text:tab/>- <text:span text:style-name="T194">Premissas;</text:span></text:p>
      <text:p text:style-name="P75"><text:span text:style-name="T19">9</text:span><text:tab/><text:tab/><text:tab/><text:span text:style-name="T191">1.2.4 Estrutura Analítica - </text:span><text:span text:style-name="T38">R$561,68</text:span><text:span text:style-name="T191"><text:tab/><text:tab/><text:tab/><text:tab/></text:span><text:span text:style-name="T31">07 dias/28h</text:span></text:p>
      <text:p text:style-name="P76"><text:tab/><text:span text:style-name="T25">1</text:span><text:tab/><text:tab/><text:tab/>- <text:span text:style-name="T195">Cronograma;</text:span></text:p>
      <text:p text:style-name="P77"><text:tab/><text:span text:style-name="T25">2</text:span><text:tab/><text:tab/><text:tab/>- <text:span text:style-name="T196">Mapa Geral;</text:span></text:p>
      <text:p text:style-name="P77"><text:tab/><text:span text:style-name="T29">3</text:span><text:span text:style-name="T196"><text:tab/><text:tab/><text:tab/>- Mapa Específico;</text:span></text:p>
      <text:p text:style-name="P104"><text:span text:style-name="T1">10</text:span><text:tab/><text:tab/><text:tab/>1.2.5 Custo - <text:span text:style-name="T39">R$240,72</text:span><text:tab/><text:tab/><text:tab/><text:tab/><text:tab/><text:span text:style-name="T1">03 dias/</text:span><text:span text:style-name="T24">12h</text:span></text:p>
      <text:p text:style-name="P96"><text:tab/><text:span text:style-name="T25">1</text:span><text:tab/><text:tab/><text:tab/>- <text:span text:style-name="T197">Bottom-Up;</text:span></text:p>
      <text:p text:style-name="P96"><text:tab/><text:span text:style-name="T25">2</text:span><text:tab/><text:tab/><text:tab/>- <text:span text:style-name="T198">Incluir na Estrutura Analítica;</text:span></text:p>
      <text:p text:style-name="P104"><text:span text:style-name="T1">11</text:span><text:tab/><text:tab/><text:tab/>1.2.6 Riscos - <text:span text:style-name="T40">R$320,96</text:span><text:tab/><text:tab/><text:tab/><text:tab/><text:tab/><text:span text:style-name="T30">04 dias/16h</text:span></text:p>
      <text:p text:style-name="P96"><text:tab/><text:span text:style-name="T25">1</text:span><text:tab/><text:tab/><text:tab/>- <text:span text:style-name="T199">Identificação / Tipificação;</text:span></text:p>
      <text:p text:style-name="P97"><text:tab/><text:span text:style-name="T25">2</text:span><text:tab/><text:tab/><text:tab/>- <text:span text:style-name="T200">Análise de Severidade:</text:span></text:p>
      <text:p text:style-name="P97"><text:tab/><text:tab/><text:span text:style-name="T25">1</text:span><text:tab/><text:tab/><text:tab/>. <text:span text:style-name="T200">Cálculos;</text:span></text:p>
      <text:p text:style-name="P97"><text:tab/><text:tab/><text:span text:style-name="T25">2</text:span><text:tab/><text:tab/><text:tab/>. <text:span text:style-name="T200">Construção de Tabela;</text:span></text:p>
      <text:p text:style-name="P98"><text:tab/><text:span text:style-name="T25">3</text:span><text:tab/><text:tab/><text:tab/>- <text:span text:style-name="T199">Atuação (Plano de Resposta):</text:span></text:p>
      <text:p text:style-name="P98"><text:tab/><text:tab/><text:span text:style-name="T25">1</text:span><text:tab/><text:tab/><text:tab/>. <text:span text:style-name="T201">Avoidance;</text:span></text:p>
      <text:p text:style-name="P98"><text:tab/><text:tab/><text:span text:style-name="T25">2</text:span><text:tab/><text:tab/><text:tab/>. <text:span text:style-name="T201">Tranference;</text:span></text:p>
      <text:p text:style-name="P98"><text:tab/><text:tab/><text:span text:style-name="T25">3</text:span><text:tab/><text:tab/><text:tab/>. <text:span text:style-name="T201">Mitigation;</text:span></text:p>
      <text:p text:style-name="P98"><text:tab/><text:tab/><text:span text:style-name="T25">4</text:span><text:tab/><text:tab/><text:tab/>. <text:span text:style-name="T201">Acceptance;</text:span></text:p>
      <text:p text:style-name="P99"><text:tab/><text:span text:style-name="T25">4</text:span><text:tab/><text:tab/><text:tab/>- <text:span text:style-name="T202">Plano de Gestão de Riscos;</text:span></text:p>
      <text:p text:style-name="P105"><text:span text:style-name="T19">12</text:span><text:tab/><text:tab/><text:tab/>1.2.<text:span text:style-name="T203">7</text:span> <text:span text:style-name="T204">PETI - </text:span><text:span text:style-name="T41">R$320,96</text:span><text:span text:style-name="T204"><text:tab/><text:tab/><text:tab/><text:tab/><text:tab/></text:span><text:span text:style-name="T26">04 dias/16h</text:span></text:p>
      <text:p text:style-name="P100"><text:tab/><text:span text:style-name="T25">1</text:span><text:tab/><text:tab/><text:tab/>- <text:span text:style-name="T204">Análise do Ambiente:</text:span></text:p>
      <text:p text:style-name="P100"><text:tab/><text:tab/><text:span text:style-name="T25">1</text:span><text:tab/><text:tab/><text:tab/>. <text:span text:style-name="T204">Capacidade Atual;</text:span></text:p>
      <text:p text:style-name="P100"><text:tab/><text:tab/><text:span text:style-name="T25">2</text:span><text:tab/><text:tab/><text:tab/>. <text:span text:style-name="T204">Vulnerabilidades;</text:span></text:p>
      <text:p text:style-name="P100"><text:tab/><text:tab/><text:span text:style-name="T25">3</text:span><text:tab/><text:tab/><text:tab/>. <text:span text:style-name="T205">Satisfações e Motivações;</text:span></text:p>
      <text:p text:style-name="P100"><text:tab/><text:span text:style-name="T25">2</text:span><text:tab/><text:tab/><text:tab/>- <text:span text:style-name="T204">Formulação de Estratégias e Indicadores (BSC);</text:span></text:p>
      <text:p text:style-name="P101"><text:tab/><text:span text:style-name="T25">3</text:span><text:tab/><text:tab/><text:tab/>- <text:span text:style-name="T204">Plano de Execução:</text:span></text:p>
      <text:p text:style-name="P101"><text:tab/><text:tab/><text:span text:style-name="T25">1</text:span><text:tab/><text:tab/><text:tab/>. <text:span text:style-name="T206">Indicadores de Performance;</text:span></text:p>
      <text:p text:style-name="P102"><text:tab/><text:tab/><text:span text:style-name="T25">2</text:span><text:tab/><text:tab/><text:tab/>. <text:span text:style-name="T206">Iniciativas;</text:span></text:p>
      <text:p text:style-name="P102"><text:tab/><text:span text:style-name="T25">4</text:span><text:tab/><text:tab/><text:tab/>- <text:span text:style-name="T207">Monitoramento:</text:span></text:p>
      <text:p text:style-name="P102"><text:tab/><text:tab/><text:span text:style-name="T25">1</text:span><text:tab/><text:tab/><text:tab/>. <text:span text:style-name="T207">Frequência Determinada;</text:span></text:p>
      <text:p text:style-name="P100"><text:tab/><text:span text:style-name="T25">5</text:span><text:tab/><text:tab/><text:tab/>- <text:span text:style-name="T204">Ajustes;</text:span></text:p>
      <text:p text:style-name="P106"><text:span text:style-name="T19">13</text:span><text:tab/><text:tab/><text:tab/>1.2.<text:span text:style-name="T203">8</text:span> <text:span text:style-name="T208">Rede - </text:span><text:span text:style-name="T42">R$240,72</text:span><text:span text:style-name="T208"><text:tab/><text:tab/><text:tab/><text:tab/><text:tab/></text:span><text:span text:style-name="T27">03 dias/12h</text:span></text:p>
      <text:p text:style-name="P103"><text:tab/><text:span text:style-name="T25">1</text:span><text:tab/><text:tab/><text:tab/>- <text:span text:style-name="T209">Dimensionamento;</text:span></text:p>
      <text:p text:style-name="P103"/>
      <text:p text:style-name="P107"><text:tab/><text:tab/><text:span text:style-name="T210">1.3 Sistema - </text:span><text:span text:style-name="T42">R$1.685,04</text:span><text:span text:style-name="T210"><text:tab/><text:tab/><text:tab/><text:tab/><text:tab/></text:span><text:span text:style-name="T28">21 dias/3 semanas/84h</text:span></text:p>
      <text:p text:style-name="P108"><text:span text:style-name="T19">14</text:span><text:tab/><text:tab/><text:tab/><text:span text:style-name="T210">1.3.1 Análise do Sistema<text:tab/>|<text:tab/><text:tab/><text:tab/><text:tab/></text:span><text:span text:style-name="T28">07 dias/28h</text:span></text:p>
      <text:p text:style-name="P108"><text:tab/><text:tab/><text:tab/><text:span text:style-name="T210">1.3.2 Arquitetura<text:tab/><text:tab/>| Simultâneos - </text:span><text:span text:style-name="T42">R$561,68</text:span></text:p>
      <text:p text:style-name="P85"><text:span text:style-name="T1">15</text:span><text:tab/><text:tab/><text:tab/>1.3.3 Banco de Dados<text:tab/> - <text:span text:style-name="T43">R$320,96</text:span><text:tab/><text:tab/><text:tab/><text:tab/><text:span text:style-name="T1">04 dias/</text:span><text:span text:style-name="T24">16h</text:span></text:p>
      <text:p text:style-name="P85"><text:soft-page-break/><text:span text:style-name="T1">16</text:span><text:tab/><text:tab/><text:tab/>1.3.4 e-Commerce - <text:span text:style-name="T44">R$401,20</text:span><text:tab/><text:tab/><text:tab/><text:tab/><text:span text:style-name="T1">05 dias/</text:span><text:span text:style-name="T24">20h</text:span></text:p>
      <text:p text:style-name="P88"><text:span text:style-name="T1">17</text:span><text:tab/><text:tab/><text:tab/>1.3.5 Segurança - <text:span text:style-name="T44">R$401,20</text:span><text:tab/><text:tab/><text:tab/><text:tab/><text:tab/><text:span text:style-name="T1">05 dias/</text:span><text:span text:style-name="T24">20h</text:span></text:p>
      <text:p text:style-name="P86"/>
      <text:p text:style-name="P78"><text:span text:style-name="T181"><text:tab/>2 –</text:span> <text:span text:style-name="T182">EXECUÇÃO - </text:span><text:span text:style-name="T46">R$3.931,76</text:span><text:span text:style-name="T182"><text:tab/><text:tab/><text:tab/><text:tab/></text:span><text:span text:style-name="T21">49 dias/07 semanas/196h</text:span></text:p>
      <text:p text:style-name="P75"><text:span text:style-name="T19">18</text:span><text:tab/><text:tab/><text:span text:style-name="T181">2</text:span>.<text:span text:style-name="T181">1</text:span> <text:span text:style-name="T211">Construção do Sistema - </text:span><text:span text:style-name="T46">R$3.370,08<text:tab/></text:span><text:span text:style-name="T211"><text:tab/><text:tab/></text:span><text:span text:style-name="T15">42 dias/06 semanas/168h</text:span></text:p>
      <text:p text:style-name="P75"><text:tab/><text:tab/><text:tab/><text:span text:style-name="T212">2.1.1 Frontend<text:tab/><text:tab/><text:tab/><text:tab/>|<text:tab/><text:tab/><text:tab/></text:span><text:span text:style-name="T48">38 dias/152h</text:span></text:p>
      <text:p text:style-name="P75"><text:tab/><text:span text:style-name="T20">1</text:span><text:tab/><text:tab/><text:tab/><text:span text:style-name="T212">2.1.1.1 Home<text:tab/><text:tab/><text:tab/>|</text:span></text:p>
      <text:p text:style-name="P75"><text:tab/><text:span text:style-name="T20">2</text:span><text:tab/><text:tab/><text:tab/><text:span text:style-name="T212">2.1.1.2 A Casa<text:tab/><text:tab/><text:tab/>|</text:span></text:p>
      <text:p text:style-name="P75"><text:tab/><text:span text:style-name="T20">3</text:span><text:tab/><text:tab/><text:tab/><text:span text:style-name="T212">2.1.1.3 Produtos<text:tab/><text:tab/>|</text:span></text:p>
      <text:p text:style-name="P75"><text:tab/><text:span text:style-name="T20">4</text:span><text:tab/><text:tab/><text:tab/><text:span text:style-name="T212">2.1.1.4 Design<text:tab/><text:tab/><text:tab/>|</text:span></text:p>
      <text:p text:style-name="P75"><text:tab/><text:tab/><text:tab/><text:span text:style-name="T212">2.1.2 Backend<text:tab/><text:tab/><text:tab/><text:tab/>|</text:span></text:p>
      <text:p text:style-name="P75"><text:tab/><text:span text:style-name="T20">1</text:span><text:tab/><text:tab/><text:tab/><text:span text:style-name="T212">2.1.2.1 Banco de Dados<text:tab/>|</text:span></text:p>
      <text:p text:style-name="P75"><text:tab/><text:span text:style-name="T20">2</text:span><text:tab/><text:tab/><text:tab/><text:span text:style-name="T212">2.1.2.2 e-Commerce<text:tab/><text:tab/>| Simultâneos - </text:span><text:span text:style-name="T48">R$3.049,12</text:span></text:p>
      <text:p text:style-name="P75"><text:span text:style-name="T19">19</text:span><text:tab/><text:tab/><text:tab/><text:span text:style-name="T213">2.1.3 Deploy - </text:span><text:span text:style-name="T46">R$320,96</text:span><text:span text:style-name="T213"><text:tab/><text:tab/><text:tab/><text:tab/><text:tab/></text:span><text:span text:style-name="T23">04 dias/16h</text:span></text:p>
      <text:p text:style-name="P75"/>
      <text:p text:style-name="P75"><text:span text:style-name="T18">20</text:span><text:tab/><text:tab/><text:span text:style-name="T181">2</text:span>.<text:span text:style-name="T181">2</text:span> <text:span text:style-name="T211">Revisão - </text:span><text:span text:style-name="T47">R$561,68</text:span><text:span text:style-name="T211"><text:tab/><text:tab/><text:tab/><text:tab/><text:tab/></text:span><text:span text:style-name="T15">07 dias/01 semana/28h</text:span></text:p>
      <text:p text:style-name="P75"><text:tab/><text:tab/><text:tab/><text:span text:style-name="T214">2.2.1 Acessos<text:tab/><text:tab/>|<text:tab/><text:tab/><text:tab/><text:tab/><text:tab/></text:span><text:span text:style-name="T22">07 dias/28h</text:span></text:p>
      <text:p text:style-name="P75"><text:tab/><text:tab/><text:tab/><text:span text:style-name="T214">2.2.2 Utilização<text:tab/>|</text:span></text:p>
      <text:p text:style-name="P81"><text:span text:style-name="T214"><text:tab/><text:tab/><text:tab/>2.2.3 Compra<text:tab/><text:tab/>| Simultâneos - </text:span><text:span text:style-name="T47">R$561,68</text:span></text:p>
      <text:p text:style-name="P79"/>
      <text:p text:style-name="P79"/>
      <text:p text:style-name="P78"><text:span text:style-name="T181"><text:tab/>3 –</text:span> <text:span text:style-name="T182">IMPLANTAÇÃO<text:tab/> - </text:span><text:span text:style-name="T49">R$1.685,04</text:span><text:span text:style-name="T182"><text:tab/><text:tab/><text:tab/><text:tab/></text:span><text:span text:style-name="T21">21 dias/03 semanas/84h</text:span></text:p>
      <text:p text:style-name="P82"><text:tab/><text:tab/><text:span text:style-name="T181">3</text:span>.<text:span text:style-name="T181">1</text:span> <text:span text:style-name="T211">Instalação - </text:span><text:span text:style-name="T49">R$</text:span><text:span text:style-name="T50">561,68</text:span><text:span text:style-name="T211"><text:tab/><text:tab/><text:tab/><text:tab/><text:tab/></text:span><text:span text:style-name="T15">07 dias/01 semana/28h</text:span></text:p>
      <text:p text:style-name="P83"><text:span text:style-name="T18">21</text:span><text:tab/><text:tab/><text:tab/><text:span text:style-name="T215">3.1.1 Hardware - </text:span><text:span text:style-name="T49">R$</text:span><text:span text:style-name="T51">240,72</text:span><text:span text:style-name="T215"><text:tab/><text:tab/><text:tab/><text:tab/><text:tab/></text:span><text:span text:style-name="T14">03 dias/12h</text:span></text:p>
      <text:p text:style-name="P80"><text:tab/><text:span text:style-name="T17">1</text:span><text:tab/><text:tab/><text:tab/>- <text:span text:style-name="T216">Instalação Física;</text:span></text:p>
      <text:p text:style-name="P80"><text:tab/><text:span text:style-name="T17">2</text:span><text:tab/><text:tab/><text:tab/>- <text:span text:style-name="T217">Testes;</text:span></text:p>
      <text:p text:style-name="P83"><text:span text:style-name="T16">22</text:span><text:tab/><text:tab/><text:tab/><text:span text:style-name="T215">3.1.2 Software<text:tab/> - </text:span><text:span text:style-name="T49">R$</text:span><text:span text:style-name="T51">240,72</text:span><text:span text:style-name="T215"><text:tab/><text:tab/><text:tab/><text:tab/><text:tab/></text:span><text:span text:style-name="T14">03 dias/12h</text:span></text:p>
      <text:p text:style-name="P75"><text:tab/><text:span text:style-name="T17">1</text:span><text:tab/><text:tab/><text:tab/>- <text:span text:style-name="T216">Instalação Lógica;</text:span></text:p>
      <text:p text:style-name="P75"><text:tab/><text:span text:style-name="T17">2</text:span><text:tab/><text:tab/><text:tab/>- <text:span text:style-name="T217">Testes;</text:span></text:p>
      <text:p text:style-name="P75"/>
      <text:p text:style-name="P75"><text:tab/><text:tab/><text:span text:style-name="T181">3</text:span>.<text:span text:style-name="T181">2</text:span> <text:span text:style-name="T211">Treinamento - </text:span><text:span text:style-name="T52">R$1.123,36</text:span><text:span text:style-name="T211"><text:tab/><text:tab/><text:tab/><text:tab/></text:span><text:span text:style-name="T15">14 dias/02 semanas/56h</text:span></text:p>
      <text:p text:style-name="P84"><text:span text:style-name="T16">23</text:span><text:tab/><text:tab/><text:tab/><text:span text:style-name="T215">3.2.1 I – Primeiro Módulo - </text:span><text:span text:style-name="T49">R$</text:span><text:span text:style-name="T51">240,72</text:span><text:span text:style-name="T215"><text:tab/><text:tab/><text:tab/></text:span><text:span text:style-name="T14">03 dias/12h</text:span></text:p>
      <text:p text:style-name="P84"><text:span text:style-name="T16">24</text:span><text:tab/><text:tab/><text:tab/><text:span text:style-name="T215">3.2.2 II – Segundo Módulo - </text:span><text:span text:style-name="T49">R$</text:span><text:span text:style-name="T51">240,72</text:span><text:span text:style-name="T215"> <text:tab/><text:tab/><text:tab/></text:span><text:span text:style-name="T14">03 dias/12h</text:span></text:p>
      <text:p text:style-name="P84"><text:span text:style-name="T16">25</text:span><text:tab/><text:tab/><text:tab/><text:span text:style-name="T215">3.2.3 III – Terceiro Módulo - </text:span><text:span text:style-name="T49">R$</text:span><text:span text:style-name="T51">240,72</text:span><text:span text:style-name="T215"><text:tab/><text:tab/><text:tab/></text:span><text:span text:style-name="T14">03 dias/12h</text:span></text:p>
      <text:p text:style-name="P84"><text:span text:style-name="T16">26</text:span><text:tab/><text:tab/><text:tab/><text:span text:style-name="T215">3.2.4 IV – Quarto Módulo - </text:span><text:span text:style-name="T49">R$</text:span><text:span text:style-name="T51">240,72</text:span><text:span text:style-name="T215"><text:tab/><text:tab/><text:tab/></text:span><text:span text:style-name="T14">03 dias/12h</text:span></text:p>
      <text:p text:style-name="P110"><text:span text:style-name="T220">27</text:span><text:span text:style-name="T219"><text:tab/><text:tab/><text:tab/></text:span><text:span text:style-name="T224">3.2.5 V – Quinto Módulo - </text:span><text:span text:style-name="T222">R$</text:span><text:span text:style-name="T223">160,48</text:span><text:span text:style-name="T224"><text:tab/><text:tab/><text:tab/></text:span><text:span text:style-name="T221">02 dias/08h</text:span></text:p>
      <text:p text:style-name="P69"/>
      <text:p text:style-name="P70">28<text:tab/>4 – CONSULTORIA – R$<text:span text:style-name="T231">20.064,00</text:span><text:tab/><text:tab/><text:tab/>200h</text:p>
      <text:p text:style-name="P109"/>
      <text:p text:style-name="P109"/>
      <text:h text:style-name="P143" text:outline-level="2"><text:bookmark-start text:name="__RefHeading___Toc3737_280951442"/>Plano de Gestão de Riscos<text:bookmark-end text:name="__RefHeading___Toc3737_280951442"/></text:h>
      <text:p text:style-name="P47"/>
      <text:p text:style-name="P34">Identificação <text:span text:style-name="T237">de Riscos</text:span></text:p>
      <text:p text:style-name="P47"/>
      <text:p text:style-name="P47"><text:tab/><text:span text:style-name="T227">Tratando-se de ameaças, os riscos são vários dado qualquer empreendimento. De acordo com o estudo de caso da empresa Casa Santa Thereza, relacionamos dois itens a serem considerados em cada perspectiva que segue:</text:span></text:p>
      <text:p text:style-name="P47"/>
      <text:p text:style-name="P48"><text:span text:style-name="T235">a- </text:span>PESSOAL</text:p>
      <text:p text:style-name="P48"><text:tab/>- Pouca profissionalização</text:p>
      <text:p text:style-name="P48"><text:tab/>- Comunicação interna</text:p>
      <text:p text:style-name="P48"/>
      <text:p text:style-name="P48"><text:span text:style-name="T235">b- </text:span>ORGANIZACIONAL</text:p>
      <text:p text:style-name="P48"><text:tab/>- Baixo orçamento</text:p>
      <text:p text:style-name="P48"/>
      <text:p text:style-name="P48"><text:span text:style-name="T235">c- </text:span>TECNOLÓGICO</text:p>
      <text:p text:style-name="P48"><text:tab/>- <text:span text:style-name="T234">Desatualização Tecnológica</text:span></text:p>
      <text:p text:style-name="P48"/>
      <text:p text:style-name="P48"><text:span text:style-name="T235">d- </text:span>ESTIMATIVAS</text:p>
      <text:p text:style-name="P48"><text:tab/>- <text:span text:style-name="T228">Prazo para conclusão subestimado</text:span></text:p>
      <text:p text:style-name="P48"><text:tab/>- <text:span text:style-name="T228">Demora no desenvolvimento de produtos</text:span></text:p>
      <text:p text:style-name="P48"/>
      <text:p text:style-name="P48"><text:span text:style-name="T235">e- </text:span>ESCOPO / REQUISITOS</text:p>
      <text:p text:style-name="P48"><text:tab/>- <text:span text:style-name="T229">Relação de requisitos passível de alteração</text:span></text:p>
      <text:p text:style-name="P48"/>
      <text:p text:style-name="P48"><text:span text:style-name="T235">f- </text:span>FATORES EXTERNOS</text:p>
      <text:p text:style-name="P48"><text:tab/>- <text:span text:style-name="T229">Distância física</text:span></text:p>
      <text:p text:style-name="P47"/>
      <text:p text:style-name="P47"/>
      <text:p text:style-name="P34">Análise (Cálculo da Severidade)</text:p>
      <text:p text:style-name="P34"/>
      <text:p text:style-name="P39"><text:tab/><text:span text:style-name="T229">Considerando o mapa abaixo, o valor utilizado para a estimativa é:</text:span></text:p>
      <text:p text:style-name="P39"/>
      <text:p text:style-name="P36">ACONTECER<text:tab/><text:tab/><text:tab/><text:tab/>NÃO ACONTECER</text:p>
      <text:p text:style-name="P43">&lt;<text:tab/><text:tab/>&lt;<text:tab/>|<text:tab/>&gt;<text:tab/><text:tab/>&gt;</text:p>
      <text:p text:style-name="P36">MA<text:tab/><text:tab/>A<text:tab/> M<text:tab/> <text:s text:c="2"/>B<text:tab/><text:tab/>MB</text:p>
      <text:p text:style-name="P39"/>
      <text:p text:style-name="P42"><text:tab/><text:tab/>Muito Baixa – Muito provavelmente não ocorrerá;</text:p>
      <text:p text:style-name="P42"><text:tab/><text:tab/>Baixa – Provavelmente não ocorrerá;</text:p>
      <text:p text:style-name="P42"><text:tab/><text:tab/>Média – <text:span text:style-name="T230">O</text:span>correrá <text:span text:style-name="T230">ou não</text:span>;</text:p>
      <text:p text:style-name="P42"><text:tab/><text:tab/>Alta – Muito provavelmente ocorrerá;</text:p>
      <text:p text:style-name="P42"><text:tab/><text:tab/>Muito Alta – Muito provavelmente ocorrerá;</text:p>
      <text:p text:style-name="P42"/>
      <text:p text:style-name="P39"><text:tab/></text:p>
      <table:table table:name="Tabela3" table:style-name="Tabela3">
        <table:table-column table:style-name="Tabela3.A"/>
        <table:table-column table:style-name="Tabela3.B"/>
        <table:table-column table:style-name="Tabela3.C"/>
        <table:table-row>
          <table:table-cell table:style-name="Tabela3.A1" office:value-type="string">
            <text:p text:style-name="P113">ESTIMATIVA</text:p>
          </table:table-cell>
          <table:table-cell table:style-name="Tabela3.A1" office:value-type="string">
            <text:p text:style-name="P114">PROBAB.</text:p>
          </table:table-cell>
          <table:table-cell table:style-name="Tabela3.C1" office:value-type="string">
            <text:p text:style-name="P114">VALOR</text:p>
          </table:table-cell>
        </table:table-row>
        <table:table-row>
          <table:table-cell table:style-name="Tabela3.A2" office:value-type="string">
            <text:p text:style-name="P111">Muito Baixa</text:p>
          </table:table-cell>
          <table:table-cell table:style-name="Tabela3.A2" office:value-type="string">
            <text:p text:style-name="P112">10%</text:p>
          </table:table-cell>
          <table:table-cell table:style-name="Tabela3.C2" office:value-type="string">
            <text:p text:style-name="P132">1</text:p>
          </table:table-cell>
        </table:table-row>
        <text:soft-page-break/>
        <table:table-row>
          <table:table-cell table:style-name="Tabela3.A2" office:value-type="string">
            <text:p text:style-name="P111">Baixa</text:p>
          </table:table-cell>
          <table:table-cell table:style-name="Tabela3.A2" office:value-type="string">
            <text:p text:style-name="P112">30%</text:p>
          </table:table-cell>
          <table:table-cell table:style-name="Tabela3.C2" office:value-type="string">
            <text:p text:style-name="P132">2</text:p>
          </table:table-cell>
        </table:table-row>
        <table:table-row>
          <table:table-cell table:style-name="Tabela3.A2" office:value-type="string">
            <text:p text:style-name="P111">Média</text:p>
          </table:table-cell>
          <table:table-cell table:style-name="Tabela3.A2" office:value-type="string">
            <text:p text:style-name="P112">50%</text:p>
          </table:table-cell>
          <table:table-cell table:style-name="Tabela3.C2" office:value-type="string">
            <text:p text:style-name="P132">3</text:p>
          </table:table-cell>
        </table:table-row>
        <table:table-row>
          <table:table-cell table:style-name="Tabela3.A2" office:value-type="string">
            <text:p text:style-name="P111">Alta</text:p>
          </table:table-cell>
          <table:table-cell table:style-name="Tabela3.A2" office:value-type="string">
            <text:p text:style-name="P112">70%</text:p>
          </table:table-cell>
          <table:table-cell table:style-name="Tabela3.C2" office:value-type="string">
            <text:p text:style-name="P132">4</text:p>
          </table:table-cell>
        </table:table-row>
        <table:table-row>
          <table:table-cell table:style-name="Tabela3.A2" office:value-type="string">
            <text:p text:style-name="P111">Muito Alta</text:p>
          </table:table-cell>
          <table:table-cell table:style-name="Tabela3.A2" office:value-type="string">
            <text:p text:style-name="P112">90%</text:p>
          </table:table-cell>
          <table:table-cell table:style-name="Tabela3.C2" office:value-type="string">
            <text:p text:style-name="P132">5</text:p>
          </table:table-cell>
        </table:table-row>
      </table:table>
      <text:p text:style-name="P39"/>
      <text:p text:style-name="P40"><text:tab/><text:span text:style-name="T229">Sendo assim, preencheremos uma outra tabela identificando em escala as dimensões de custo, prazo e qualidade caso o risco torne-se realidade:</text:span></text:p>
      <text:p text:style-name="P40"/>
      <text:p text:style-name="P40"><text:tab/><text:span text:style-name="T236">MEDIA = (CUSTO + PRAZO + QUALIDADE) / 3</text:span></text:p>
      <text:p text:style-name="P40"><text:tab/><text:span text:style-name="T236">SEVERIDADE = MEDIA * PROBAB.</text:span></text:p>
      <text:p text:style-name="P40"/>
      <text:p text:style-name="P40"/>
      <text:p text:style-name="P37">Plano de Gestão <text:span text:style-name="T238">e</text:span> Atuação</text:p>
      <text:p text:style-name="P37"><text:tab/></text:p>
      <text:p text:style-name="P37"><text:tab/><text:tab/> <text:s text:c="5"/><text:span text:style-name="T240">AÇÃO<text:tab/><text:tab/><text:tab/> <text:s/>SEVERIDADE</text:span></text:p>
      <text:p text:style-name="P44"><text:tab/><text:tab/><text:span text:style-name="T239">AVOIDANCE<text:tab/><text:tab/><text:tab/><text:tab/>&gt;3,5</text:span></text:p>
      <text:p text:style-name="P45"><text:tab/><text:tab/>TRANSFERENCE<text:tab/><text:tab/> <text:s text:c="7"/><text:span text:style-name="T241">A definir</text:span></text:p>
      <text:p text:style-name="P46"><text:tab/><text:tab/>MITIGATION<text:tab/><text:tab/><text:tab/> <text:s text:c="7"/><text:span text:style-name="T241">A definir</text:span></text:p>
      <text:p text:style-name="P45"><text:tab/><text:tab/>ACCEPTANCE<text:tab/><text:tab/><text:tab/>&lt;1,5</text:p>
      <text:p text:style-name="P41"/>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number-columns-repeated="2"/>
        <table:table-column table:style-name="Tabela4.I"/>
        <table:table-column table:style-name="Tabela4.J"/>
        <table:table-column table:style-name="Tabela4.K"/>
        <table:table-row>
          <table:table-cell table:style-name="Tabela4.A1" table:number-rows-spanned="2" office:value-type="string">
            <text:p text:style-name="P126">ID</text:p>
          </table:table-cell>
          <table:table-cell table:style-name="Tabela4.A1" table:number-rows-spanned="2" office:value-type="string">
            <text:p text:style-name="P125">TÍTULO</text:p>
          </table:table-cell>
          <table:table-cell table:style-name="Tabela4.A1" table:number-rows-spanned="2" office:value-type="string">
            <text:p text:style-name="P125">DESCRIÇÃO</text:p>
          </table:table-cell>
          <table:table-cell table:style-name="Tabela4.A1" table:number-rows-spanned="2" office:value-type="string">
            <text:p text:style-name="P125">TIPO</text:p>
          </table:table-cell>
          <table:table-cell table:style-name="Tabela4.A1" table:number-rows-spanned="2" office:value-type="string">
            <text:p text:style-name="P125">PROBAB.</text:p>
          </table:table-cell>
          <table:table-cell table:style-name="Tabela4.F1" table:number-columns-spanned="4" office:value-type="string">
            <text:p text:style-name="P127">IMPACTO</text:p>
          </table:table-cell>
          <table:covered-table-cell/>
          <table:covered-table-cell/>
          <table:covered-table-cell/>
          <table:table-cell table:style-name="Tabela4.A1" table:number-rows-spanned="2" office:value-type="string">
            <text:p text:style-name="P127">SEVERIDADE</text:p>
          </table:table-cell>
          <table:table-cell table:style-name="Tabela4.K1" table:number-rows-spanned="2" office:value-type="string">
            <text:p text:style-name="P127">PRIORIDADE</text:p>
          </table:table-cell>
        </table:table-row>
        <table:table-row>
          <table:covered-table-cell/>
          <table:covered-table-cell/>
          <table:covered-table-cell/>
          <table:covered-table-cell/>
          <table:covered-table-cell/>
          <table:table-cell table:style-name="Tabela4.F2" table:number-columns-spanned="4" office:value-type="string">
            <text:p text:style-name="P130">CUSTO / PRAZO / QUALIDADE / MEDIA</text:p>
          </table:table-cell>
          <table:covered-table-cell/>
          <table:covered-table-cell/>
          <table:covered-table-cell/>
          <table:covered-table-cell/>
          <table:covered-table-cell/>
        </table:table-row>
        <table:table-row>
          <table:table-cell table:style-name="Tabela4.A8" office:value-type="string">
            <text:p text:style-name="P115">RSK01</text:p>
          </table:table-cell>
          <table:table-cell table:style-name="Tabela4.B3" office:value-type="string">
            <text:p text:style-name="P117">Formalidade</text:p>
          </table:table-cell>
          <table:table-cell table:style-name="Tabela4.C3" office:value-type="string">
            <text:p text:style-name="P119">Pouca profissionaliza-ção</text:p>
          </table:table-cell>
          <table:table-cell table:style-name="Tabela4.D3" office:value-type="string">
            <text:p text:style-name="P116">a</text:p>
          </table:table-cell>
          <table:table-cell table:style-name="Tabela4.D3" office:value-type="string">
            <text:p text:style-name="P120">50%</text:p>
          </table:table-cell>
          <table:table-cell table:style-name="Tabela4.D3" office:value-type="string">
            <text:p text:style-name="P121">4</text:p>
          </table:table-cell>
          <table:table-cell table:style-name="Tabela4.D3" office:value-type="string">
            <text:p text:style-name="P121">1</text:p>
          </table:table-cell>
          <table:table-cell table:style-name="Tabela4.D3" office:value-type="string">
            <text:p text:style-name="P121">5</text:p>
          </table:table-cell>
          <table:table-cell table:style-name="Tabela4.I3" table:formula="ooow:(&lt;H3&gt;+&lt;G3&gt;+&lt;F3&gt;)/3" office:value-type="float" office:value="3.33333333333333">
            <text:p text:style-name="P128">3.33</text:p>
          </table:table-cell>
          <table:table-cell table:style-name="Tabela4.I3" table:formula="ooow:0,5*3,33" office:value-type="float" office:value="1.665">
            <text:p text:style-name="P123">1.67</text:p>
          </table:table-cell>
          <table:table-cell table:style-name="Tabela4.K3" office:value-type="string">
            <text:p text:style-name="P131">6</text:p>
          </table:table-cell>
        </table:table-row>
        <table:table-row>
          <table:table-cell table:style-name="Tabela4.A8" office:value-type="string">
            <text:p text:style-name="P115">RSK02</text:p>
          </table:table-cell>
          <table:table-cell table:style-name="Tabela4.B4" office:value-type="string">
            <text:p text:style-name="P118">Processos</text:p>
          </table:table-cell>
          <table:table-cell table:style-name="Tabela4.C4" office:value-type="string">
            <text:p text:style-name="P119">Defeitos na comunicação interna</text:p>
          </table:table-cell>
          <table:table-cell table:style-name="Tabela4.D3" office:value-type="string">
            <text:p text:style-name="P116">a</text:p>
          </table:table-cell>
          <table:table-cell table:style-name="Tabela4.D3" office:value-type="string">
            <text:p text:style-name="P120">70%</text:p>
          </table:table-cell>
          <table:table-cell table:style-name="Tabela4.D3" office:value-type="string">
            <text:p text:style-name="P121">3</text:p>
          </table:table-cell>
          <table:table-cell table:style-name="Tabela4.D3" office:value-type="string">
            <text:p text:style-name="P121">4</text:p>
          </table:table-cell>
          <table:table-cell table:style-name="Tabela4.D3" office:value-type="string">
            <text:p text:style-name="P121">5</text:p>
          </table:table-cell>
          <table:table-cell table:style-name="Tabela4.I3" table:formula="ooow:(&lt;H4&gt;+&lt;G4&gt;+&lt;F4&gt;)/3" office:value-type="float" office:value="4">
            <text:p text:style-name="P128">4</text:p>
          </table:table-cell>
          <table:table-cell table:style-name="Tabela4.I3" table:formula="ooow:&lt;I4&gt;*&lt;E4&gt;" office:value-type="float" office:value="2.8">
            <text:p text:style-name="P123">2.8</text:p>
          </table:table-cell>
          <table:table-cell table:style-name="Tabela4.K4" office:value-type="string">
            <text:p text:style-name="P131">2</text:p>
          </table:table-cell>
        </table:table-row>
        <table:table-row>
          <table:table-cell table:style-name="Tabela4.A8" office:value-type="string">
            <text:p text:style-name="P115">RSK03</text:p>
          </table:table-cell>
          <table:table-cell table:style-name="Tabela4.B5" office:value-type="string">
            <text:p text:style-name="P118">Orçamento</text:p>
          </table:table-cell>
          <table:table-cell table:style-name="Tabela4.C5" office:value-type="string">
            <text:p text:style-name="P118">Baixo orçamento</text:p>
          </table:table-cell>
          <table:table-cell table:style-name="Tabela4.D3" office:value-type="string">
            <text:p text:style-name="P116">b</text:p>
          </table:table-cell>
          <table:table-cell table:style-name="Tabela4.D3" office:value-type="string">
            <text:p text:style-name="P120">90%</text:p>
          </table:table-cell>
          <table:table-cell table:style-name="Tabela4.D3" office:value-type="string">
            <text:p text:style-name="P121">5</text:p>
          </table:table-cell>
          <table:table-cell table:style-name="Tabela4.D3" office:value-type="string">
            <text:p text:style-name="P121">4</text:p>
          </table:table-cell>
          <table:table-cell table:style-name="Tabela4.D3" office:value-type="string">
            <text:p text:style-name="P121">2</text:p>
          </table:table-cell>
          <table:table-cell table:style-name="Tabela4.I3" table:formula="ooow:(&lt;H5&gt;+&lt;G5&gt;+&lt;F5&gt;)/3" office:value-type="float" office:value="3.66666666666667">
            <text:p text:style-name="P129">3.67</text:p>
          </table:table-cell>
          <table:table-cell table:style-name="Tabela4.I3" table:formula="ooow:&lt;I5&gt;*&lt;E5&gt;" office:value-type="float" office:value="3.3">
            <text:p text:style-name="P123">3.3</text:p>
          </table:table-cell>
          <table:table-cell table:style-name="Tabela4.K5" office:value-type="string">
            <text:p text:style-name="P131">1</text:p>
          </table:table-cell>
        </table:table-row>
        <table:table-row>
          <table:table-cell table:style-name="Tabela4.A8" office:value-type="string">
            <text:p text:style-name="P115">RSK04</text:p>
          </table:table-cell>
          <table:table-cell table:style-name="Tabela4.B6" office:value-type="string">
            <text:p text:style-name="P118">Tecnologia</text:p>
          </table:table-cell>
          <table:table-cell table:style-name="Tabela4.C6" office:value-type="string">
            <text:p text:style-name="P118">Destualização tecnológica</text:p>
          </table:table-cell>
          <table:table-cell table:style-name="Tabela4.D3" office:value-type="string">
            <text:p text:style-name="P116">c</text:p>
          </table:table-cell>
          <table:table-cell table:style-name="Tabela4.D3" office:value-type="string">
            <text:p text:style-name="P120">30%</text:p>
          </table:table-cell>
          <table:table-cell table:style-name="Tabela4.D3" office:value-type="string">
            <text:p text:style-name="P121">5</text:p>
          </table:table-cell>
          <table:table-cell table:style-name="Tabela4.D3" office:value-type="string">
            <text:p text:style-name="P121">5</text:p>
          </table:table-cell>
          <table:table-cell table:style-name="Tabela4.D3" office:value-type="string">
            <text:p text:style-name="P121">5</text:p>
          </table:table-cell>
          <table:table-cell table:style-name="Tabela4.I3" office:value-type="float" office:value="5">
            <text:p text:style-name="P129">5</text:p>
          </table:table-cell>
          <table:table-cell table:style-name="Tabela4.I3" table:formula="ooow:&lt;I6&gt;*&lt;E6&gt;" office:value-type="float" office:value="1.5">
            <text:p text:style-name="P124">1.5</text:p>
          </table:table-cell>
          <table:table-cell table:style-name="Tabela4.K6" office:value-type="string">
            <text:p text:style-name="P131">7</text:p>
          </table:table-cell>
        </table:table-row>
        <table:table-row>
          <table:table-cell table:style-name="Tabela4.A8" office:value-type="string">
            <text:p text:style-name="P115">RSK05</text:p>
          </table:table-cell>
          <table:table-cell table:style-name="Tabela4.B7" office:value-type="string">
            <text:p text:style-name="P118">Prazo</text:p>
          </table:table-cell>
          <table:table-cell table:style-name="Tabela4.C7" office:value-type="string">
            <text:p text:style-name="P119">Prazo de conclusão subestimado</text:p>
          </table:table-cell>
          <table:table-cell table:style-name="Tabela4.D3" office:value-type="string">
            <text:p text:style-name="P116">d</text:p>
          </table:table-cell>
          <table:table-cell table:style-name="Tabela4.D3" office:value-type="string">
            <text:p text:style-name="P120">50%</text:p>
          </table:table-cell>
          <table:table-cell table:style-name="Tabela4.D3" office:value-type="string">
            <text:p text:style-name="P121">4</text:p>
          </table:table-cell>
          <table:table-cell table:style-name="Tabela4.D3" office:value-type="string">
            <text:p text:style-name="P121">5</text:p>
          </table:table-cell>
          <table:table-cell table:style-name="Tabela4.D3" office:value-type="string">
            <text:p text:style-name="P121">5</text:p>
          </table:table-cell>
          <table:table-cell table:style-name="Tabela4.I3" table:formula="ooow:(&lt;H7&gt;+&lt;G7&gt;+&lt;F7&gt;)/3" office:value-type="float" office:value="4.66666666666667">
            <text:p text:style-name="P128">4.67</text:p>
          </table:table-cell>
          <table:table-cell table:style-name="Tabela4.I3" table:formula="ooow:&lt;I7&gt;*&lt;E7&gt;" office:value-type="float" office:value="2.33333333333333">
            <text:p text:style-name="P123">2.33</text:p>
          </table:table-cell>
          <table:table-cell table:style-name="Tabela4.K7" office:value-type="string">
            <text:p text:style-name="P131">4</text:p>
          </table:table-cell>
        </table:table-row>
        <table:table-row>
          <table:table-cell table:style-name="Tabela4.A8" office:value-type="string">
            <text:p text:style-name="P115">RSK06</text:p>
          </table:table-cell>
          <table:table-cell table:style-name="Tabela4.B8" office:value-type="string">
            <text:p text:style-name="P118">Desenvolvi-mento</text:p>
          </table:table-cell>
          <table:table-cell table:style-name="Tabela4.C8" office:value-type="string">
            <text:p text:style-name="P119">Demora no desenvolvimen-to de produtos</text:p>
          </table:table-cell>
          <table:table-cell table:style-name="Tabela4.D3" office:value-type="string">
            <text:p text:style-name="P116">d</text:p>
          </table:table-cell>
          <table:table-cell table:style-name="Tabela4.D3" office:value-type="string">
            <text:p text:style-name="P120">50%</text:p>
          </table:table-cell>
          <table:table-cell table:style-name="Tabela4.D3" office:value-type="string">
            <text:p text:style-name="P121">3</text:p>
          </table:table-cell>
          <table:table-cell table:style-name="Tabela4.D3" office:value-type="string">
            <text:p text:style-name="P121">5</text:p>
          </table:table-cell>
          <table:table-cell table:style-name="Tabela4.D3" office:value-type="string">
            <text:p text:style-name="P121">1</text:p>
          </table:table-cell>
          <table:table-cell table:style-name="Tabela4.I3" office:value-type="float" office:value="3">
            <text:p text:style-name="P129">3</text:p>
          </table:table-cell>
          <table:table-cell table:style-name="Tabela4.I3" table:formula="ooow:&lt;I8&gt;*&lt;E8&gt;" office:value-type="float" office:value="1.5">
            <text:p text:style-name="P123">1.5</text:p>
          </table:table-cell>
          <table:table-cell table:style-name="Tabela4.K8" office:value-type="string">
            <text:p text:style-name="P131">7</text:p>
          </table:table-cell>
        </table:table-row>
        <table:table-row>
          <table:table-cell table:style-name="Tabela4.A9" office:value-type="string">
            <text:p text:style-name="P115">RSK07</text:p>
          </table:table-cell>
          <table:table-cell table:style-name="Tabela4.B9" office:value-type="string">
            <text:p text:style-name="P118">Requisitos</text:p>
          </table:table-cell>
          <table:table-cell table:style-name="Tabela4.C9" office:value-type="string">
            <text:p text:style-name="P119">Relação de requisitos passível de alteração</text:p>
          </table:table-cell>
          <table:table-cell table:style-name="Tabela4.D3" office:value-type="string">
            <text:p text:style-name="P116">e</text:p>
          </table:table-cell>
          <table:table-cell table:style-name="Tabela4.D3" office:value-type="string">
            <text:p text:style-name="P120">70%</text:p>
          </table:table-cell>
          <table:table-cell table:style-name="Tabela4.D3" office:value-type="string">
            <text:p text:style-name="P121">3</text:p>
          </table:table-cell>
          <table:table-cell table:style-name="Tabela4.D3" office:value-type="string">
            <text:p text:style-name="P121">5</text:p>
          </table:table-cell>
          <table:table-cell table:style-name="Tabela4.D3" office:value-type="string">
            <text:p text:style-name="P121">3</text:p>
          </table:table-cell>
          <table:table-cell table:style-name="Tabela4.I3" table:formula="ooow:11/3" office:value-type="float" office:value="3.66666666666667">
            <text:p text:style-name="P128">3.67</text:p>
          </table:table-cell>
          <table:table-cell table:style-name="Tabela4.I3" table:formula="ooow:&lt;I9&gt;*&lt;E9&gt;" office:value-type="float" office:value="2.56666666666667">
            <text:p text:style-name="P123">2.57</text:p>
          </table:table-cell>
          <table:table-cell table:style-name="Tabela4.K9" office:value-type="string">
            <text:p text:style-name="P131">3</text:p>
          </table:table-cell>
        </table:table-row>
        <table:table-row>
          <table:table-cell table:style-name="Tabela4.A10" office:value-type="string">
            <text:p text:style-name="P116">RSK08</text:p>
          </table:table-cell>
          <table:table-cell table:style-name="Tabela4.B10" office:value-type="string">
            <text:p text:style-name="P118">Físico</text:p>
          </table:table-cell>
          <table:table-cell table:style-name="Tabela4.C10" office:value-type="string">
            <text:p text:style-name="P118">Distância física entre demanda x oferta</text:p>
          </table:table-cell>
          <table:table-cell table:style-name="Tabela4.D3" office:value-type="string">
            <text:p text:style-name="P116">f</text:p>
          </table:table-cell>
          <table:table-cell table:style-name="Tabela4.D3" office:value-type="string">
            <text:p text:style-name="P120">90%</text:p>
          </table:table-cell>
          <table:table-cell table:style-name="Tabela4.D3" office:value-type="string">
            <text:p text:style-name="P121">1</text:p>
          </table:table-cell>
          <table:table-cell table:style-name="Tabela4.D3" office:value-type="string">
            <text:p text:style-name="P122">3</text:p>
          </table:table-cell>
          <table:table-cell table:style-name="Tabela4.D3" office:value-type="string">
            <text:p text:style-name="P121">3</text:p>
          </table:table-cell>
          <table:table-cell table:style-name="Tabela4.I3" table:formula="ooow:7/3" office:value-type="float" office:value="2.33333333333333">
            <text:p text:style-name="P128">2.33</text:p>
          </table:table-cell>
          <table:table-cell table:style-name="Tabela4.I3" table:formula="ooow:&lt;I10&gt;*&lt;E10&gt;" office:value-type="float" office:value="2.1">
            <text:p text:style-name="P123">2.1</text:p>
          </table:table-cell>
          <table:table-cell table:style-name="Tabela4.K10" office:value-type="string">
            <text:p text:style-name="P131">5</text:p>
          </table:table-cell>
        </table:table-row>
      </table:table>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ohit Devanagari" svg:font-family="'Lohit Devanagari'" style:font-pitch="variable"/>
    <style:font-face style:name="Source Han Sans CN Regular" svg:font-family="'Source Han Sans CN Regular'"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Liberation Serif" fo:font-family="'Liberation Serif'" style:font-family-generic="roman" style:font-pitch="variable" fo:font-size="12pt" style:font-name-asian="Source Han Sans CN Regular" style:font-family-asian="'Source Han Sans CN Regular'" style:font-pitch-asian="variable" style:font-size-asian="12pt" style:language-asian="zh" style:country-asian="CN" style:font-name-complex="Lohit Devanagari"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Source Han Sans CN Regular" style:font-family-asian="'Source Han Sans CN Regular'" style:font-pitch-asian="variable" style:font-size-asian="14pt" style:font-name-complex="Lohit Devanagari"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line-height="115%"/>
      <style:text-properties style:font-name="Liberation Serif" fo:font-family="'Liberation Serif'" style:font-family-generic="roman" style:font-pitch="variable" fo:font-size="18pt" fo:language="pt" fo:country="BR"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line-height="100%">
        <style:tab-stops/>
      </style:paragraph-properties>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line-height="115%" fo:text-align="center" style:justify-single-word="false"/>
      <style:text-properties style:font-name="Liberation Serif" fo:font-family="'Liberation Serif'" style:font-family-generic="roman" style:font-pitch="variable" fo:font-size="25pt" fo:language="pt" fo:country="BR" fo:font-weight="bold" style:font-size-asian="25pt" style:font-weight-asian="bold" style:font-size-complex="25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839in"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17in" fo:margin-right="0.7811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z Paulo</meta:initial-creator>
    <dc:date>2019-03-29T08:32:29.717159849</dc:date>
    <meta:editing-cycles>348</meta:editing-cycles>
    <meta:editing-duration>PT12H22M22S</meta:editing-duration>
    <meta:generator>LibreOffice/5.2.7.2$Linux_X86_64 LibreOffice_project/20m0$Build-2</meta:generator>
    <meta:document-statistic meta:table-count="3" meta:image-count="0" meta:object-count="0" meta:page-count="24" meta:paragraph-count="561" meta:word-count="5597" meta:character-count="36855" meta:non-whitespace-character-count="30939"/>
  </office:meta>
</office:document-meta>
</file>